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5.002cm"/>
    </style:style>
    <style:style style:name="co3" style:family="table-column">
      <style:table-column-properties fo:break-before="auto" style:column-width="9.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ummary</text:p>
          </table:table-cell>
          <table:table-cell office:value-type="string">
            <text:p>jvmopts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Same Core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350677">
            <text:p>1083506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000310">
            <text:p>1080003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5478828">
            <text:p>1054788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7682210">
            <text:p>1076822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860536">
            <text:p>1088605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7943540">
            <text:p>1079435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7212829">
            <text:p>1072128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106654">
            <text:p>1111066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7787252">
            <text:p>1077872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808226">
            <text:p>1128082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804374">
            <text:p>1088043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646561">
            <text:p>1086465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793089">
            <text:p>1087930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828067">
            <text:p>1118280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993578">
            <text:p>1099935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211697">
            <text:p>1082116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201155">
            <text:p>1082011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080306">
            <text:p>1110803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326267">
            <text:p>1083262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421767">
            <text:p>1114217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0376159">
            <text:p>903761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535714">
            <text:p>1085357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836906">
            <text:p>1088369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496891">
            <text:p>1084968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7801648">
            <text:p>1078016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411041">
            <text:p>1084110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363755">
            <text:p>1123637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308031">
            <text:p>1083080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286723">
            <text:p>1082867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505151">
            <text:p>1085051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5208315">
            <text:p>952083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01230142">
            <text:p>1012301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4746945">
            <text:p>947469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5941514">
            <text:p>959415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4358207">
            <text:p>943582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4753974">
            <text:p>947539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4528700">
            <text:p>945287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5236805">
            <text:p>952368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5284050">
            <text:p>952840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5673862">
            <text:p>956738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5316956">
            <text:p>953169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4163039">
            <text:p>941630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4818236">
            <text:p>948182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5229607">
            <text:p>952296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4482469">
            <text:p>944824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4728950">
            <text:p>947289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6109501">
            <text:p>961095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4405961">
            <text:p>944059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5970239">
            <text:p>959702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5990609">
            <text:p>959906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5169965">
            <text:p>951699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00435210">
            <text:p>1004352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4243438">
            <text:p>942434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5041285">
            <text:p>950412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4175077">
            <text:p>941750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5928969">
            <text:p>959289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5255834">
            <text:p>952558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4518825">
            <text:p>945188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5161172">
            <text:p>951611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4744644">
            <text:p>947446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3689716">
            <text:p>1136897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3015074">
            <text:p>1130150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2719977">
            <text:p>1127199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3970654">
            <text:p>1139706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3599883">
            <text:p>1135998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0773762">
            <text:p>1107737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0774217">
            <text:p>1107742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3860986">
            <text:p>1138609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0785940">
            <text:p>1107859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0832292">
            <text:p>1108322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2791552">
            <text:p>1127915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0760102">
            <text:p>1107601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4043774">
            <text:p>1140437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0755624">
            <text:p>1107556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0795587">
            <text:p>1107955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3603906">
            <text:p>1136039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2940786">
            <text:p>1129407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2680725">
            <text:p>1126807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4127614">
            <text:p>1141276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2949481">
            <text:p>1129494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0771674">
            <text:p>1107716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3543637">
            <text:p>1135436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3627859">
            <text:p>1136278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0755885">
            <text:p>1107558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2870015">
            <text:p>1128700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0795087">
            <text:p>1107950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3558195">
            <text:p>1135581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0844084">
            <text:p>1108440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22976901">
            <text:p>1229769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2751965">
            <text:p>1127519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0796461">
            <text:p>1207964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0443011">
            <text:p>1204430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1145963">
            <text:p>1211459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14114637">
            <text:p>1141146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0863165">
            <text:p>1208631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0473848">
            <text:p>1204738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0832666">
            <text:p>1208326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0740875">
            <text:p>1207408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14805399">
            <text:p>1148053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14161083">
            <text:p>1141610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19465372">
            <text:p>1194653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1103586">
            <text:p>1211035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14993068">
            <text:p>1149930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14869550">
            <text:p>1148695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0679168">
            <text:p>1206791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0592445">
            <text:p>1205924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1216488">
            <text:p>1212164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0827676">
            <text:p>1208276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3158401">
            <text:p>1231584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0217740">
            <text:p>1202177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15306911">
            <text:p>1153069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0248953">
            <text:p>1202489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0074137">
            <text:p>1200741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19230822">
            <text:p>1192308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0474828">
            <text:p>1204748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0649114">
            <text:p>1206491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19602060">
            <text:p>1196020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1126538">
            <text:p>1211265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0934985">
            <text:p>1209349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0451757">
            <text:p>1204517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526935">
            <text:p>1295269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096670">
            <text:p>1290966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001889">
            <text:p>1220018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293857">
            <text:p>1292938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002072">
            <text:p>1220020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8504693">
            <text:p>1285046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8810138">
            <text:p>1288101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521371">
            <text:p>1295213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963406">
            <text:p>1229634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8834407">
            <text:p>1288344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8094804">
            <text:p>1280948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074920">
            <text:p>1300749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465156">
            <text:p>1294651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503080">
            <text:p>1225030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1904865">
            <text:p>1219048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960618">
            <text:p>1229606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8245518">
            <text:p>1282455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8797612">
            <text:p>1287976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000261">
            <text:p>1220002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8752483">
            <text:p>1287524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078518">
            <text:p>1300785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8766567">
            <text:p>1287665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742147">
            <text:p>1227421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606096">
            <text:p>1226060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512959">
            <text:p>1225129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1824147">
            <text:p>1218241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448009">
            <text:p>1294480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8898811">
            <text:p>1288988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2905621">
            <text:p>1029056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724845">
            <text:p>1297248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188800">
            <text:p>1141888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059980">
            <text:p>1140599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8244754">
            <text:p>1182447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666388">
            <text:p>1196663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272480">
            <text:p>1192724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538613">
            <text:p>1195386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628388">
            <text:p>1196283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247974">
            <text:p>1192479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566438">
            <text:p>1195664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535413">
            <text:p>1195354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936844">
            <text:p>1199368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817594">
            <text:p>1198175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082807">
            <text:p>1140828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430386">
            <text:p>1144303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136697">
            <text:p>1191366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024074">
            <text:p>1140240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712835">
            <text:p>1197128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315771">
            <text:p>1123157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678722">
            <text:p>1196787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9398210">
            <text:p>1093982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799630">
            <text:p>1197996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740680">
            <text:p>1197406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8997062">
            <text:p>1189970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108669">
            <text:p>1191086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376964">
            <text:p>1193769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091853">
            <text:p>1140918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8916936">
            <text:p>1189169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076071">
            <text:p>1190760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8702693">
            <text:p>1187026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400719">
            <text:p>1194007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079033">
            <text:p>960790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5640538">
            <text:p>956405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5569836">
            <text:p>955698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7697598">
            <text:p>976975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5922031">
            <text:p>959220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7322517">
            <text:p>973225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306406">
            <text:p>963064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722315">
            <text:p>967223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344867">
            <text:p>963448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174247">
            <text:p>961742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572458">
            <text:p>965724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089836">
            <text:p>960898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128373">
            <text:p>961283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183388">
            <text:p>961833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7591933">
            <text:p>975919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7398809">
            <text:p>973988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7253197">
            <text:p>972531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446111">
            <text:p>964461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118466">
            <text:p>961184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487788">
            <text:p>964877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5736498">
            <text:p>957364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131744">
            <text:p>961317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7485992">
            <text:p>974859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5812256">
            <text:p>958122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5671285">
            <text:p>956712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352796">
            <text:p>963527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117427">
            <text:p>961174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5029034">
            <text:p>950290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5529175">
            <text:p>955291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536983">
            <text:p>965369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Cross Core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6767707">
            <text:p>467677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2225611">
            <text:p>1222256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9119610">
            <text:p>1291196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3880254">
            <text:p>1238802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1386240">
            <text:p>1213862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6976166">
            <text:p>1169761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1846332">
            <text:p>1218463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7000376">
            <text:p>1070003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35720152">
            <text:p>1357201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30517475">
            <text:p>1305174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8969521">
            <text:p>1189695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7063152">
            <text:p>970631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39163876">
            <text:p>1391638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947223">
            <text:p>1089472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9145544">
            <text:p>1191455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6826339">
            <text:p>968263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8700677">
            <text:p>1287006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8039909">
            <text:p>980399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1300446">
            <text:p>1013004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5072780">
            <text:p>950727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2885102">
            <text:p>1228851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31408084">
            <text:p>1314080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199877">
            <text:p>1121998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9140649">
            <text:p>1291406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39206277">
            <text:p>1392062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8695507">
            <text:p>1286955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514125">
            <text:p>1025141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38940969">
            <text:p>1389409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3493580">
            <text:p>1134935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9749556">
            <text:p>1297495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6686771">
            <text:p>1266867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8140380">
            <text:p>1281403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48061809">
            <text:p>480618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6500485">
            <text:p>1265004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32990111">
            <text:p>1329901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08148086">
            <text:p>1081480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7762581">
            <text:p>1277625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19531732">
            <text:p>1195317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16183522">
            <text:p>1161835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5626049">
            <text:p>1256260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30253181">
            <text:p>1302531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05512448">
            <text:p>1055124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06970883">
            <text:p>1069708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4515807">
            <text:p>1245158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7183600">
            <text:p>1271836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06767916">
            <text:p>1067679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11188718">
            <text:p>1111887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18462446">
            <text:p>1184624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17926990">
            <text:p>1179269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32840241">
            <text:p>1328402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8306708">
            <text:p>1283067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11456723">
            <text:p>1114567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16342640">
            <text:p>1163426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40884523">
            <text:p>408845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12034962">
            <text:p>1120349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0970794">
            <text:p>1209707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30135249">
            <text:p>1301352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14323124">
            <text:p>1143231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10145123">
            <text:p>1101451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09972726">
            <text:p>1099727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44469964">
            <text:p>1444699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32154053">
            <text:p>1321540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7017452">
            <text:p>1070174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6829862">
            <text:p>1068298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94747401">
            <text:p>947474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24408300">
            <text:p>1244083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61523652">
            <text:p>615236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38555314">
            <text:p>1385553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5821729">
            <text:p>1058217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80315984">
            <text:p>803159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8912038">
            <text:p>1089120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75612921">
            <text:p>756129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81199343">
            <text:p>811993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75125917">
            <text:p>751259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59455009">
            <text:p>594550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7033447">
            <text:p>1070334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58154745">
            <text:p>581547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2755994">
            <text:p>1027559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4424735">
            <text:p>1044247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99982229">
            <text:p>999822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58883787">
            <text:p>1588837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75058384">
            <text:p>750583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70645619">
            <text:p>706456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1431295">
            <text:p>1114312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8565540">
            <text:p>1085655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9283117">
            <text:p>1092831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56969841">
            <text:p>569698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61923883">
            <text:p>619238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9431621">
            <text:p>1094316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55943587">
            <text:p>559435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81776659">
            <text:p>817766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9446774">
            <text:p>994467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31052613">
            <text:p>1310526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65633488">
            <text:p>656334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47351676">
            <text:p>1473516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17812677">
            <text:p>1178126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17069396">
            <text:p>1170693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68164104">
            <text:p>681641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65079788">
            <text:p>650797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17816382">
            <text:p>1178163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34418659">
            <text:p>1344186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17332753">
            <text:p>1173327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0695500">
            <text:p>1006955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59573274">
            <text:p>595732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57885194">
            <text:p>1578851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62035416">
            <text:p>1620354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60444135">
            <text:p>604441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32284928">
            <text:p>1322849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31742500">
            <text:p>1317425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42508312">
            <text:p>1425083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8724714">
            <text:p>1287247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18763324">
            <text:p>1187633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58217526">
            <text:p>1582175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1950790">
            <text:p>1019507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32501552">
            <text:p>1325015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53593088">
            <text:p>1535930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34355715">
            <text:p>1343557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1546659">
            <text:p>1015466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71636995">
            <text:p>716369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58958369">
            <text:p>589583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5804369">
            <text:p>1258043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3216836">
            <text:p>932168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283795">
            <text:p>1232837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8748526">
            <text:p>1087485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4555612">
            <text:p>1045556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4805993">
            <text:p>1148059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9031336">
            <text:p>990313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0590059">
            <text:p>1105900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8267715">
            <text:p>1082677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6095858">
            <text:p>960958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505602">
            <text:p>1055056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5238291">
            <text:p>1252382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6220557">
            <text:p>1162205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5033404">
            <text:p>1150334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8515847">
            <text:p>1185158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121039">
            <text:p>1221210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3265573">
            <text:p>1032655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8595587">
            <text:p>1185955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5633996">
            <text:p>1156339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5591037">
            <text:p>1255910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2353248">
            <text:p>1123532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3131021">
            <text:p>1131310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9644949">
            <text:p>1196449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325342">
            <text:p>1223253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0399307">
            <text:p>1103993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3453992">
            <text:p>1134539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6131269">
            <text:p>1261312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7023213">
            <text:p>1170232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1112660">
            <text:p>1211126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1062078">
            <text:p>1210620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5440054">
            <text:p>1254400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0484031">
            <text:p>1004840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0134420">
            <text:p>1001344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1456450">
            <text:p>1014564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0949805">
            <text:p>1009498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3908238">
            <text:p>939082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7953298">
            <text:p>1279532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1099383">
            <text:p>1210993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2803530">
            <text:p>1228035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9803394">
            <text:p>998033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1893172">
            <text:p>918931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5717698">
            <text:p>957176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9452670">
            <text:p>994526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9812592">
            <text:p>998125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8076928">
            <text:p>980769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6558325">
            <text:p>965583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7959335">
            <text:p>979593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3448086">
            <text:p>934480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6309251">
            <text:p>1263092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6814592">
            <text:p>1268145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4997465">
            <text:p>949974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8022840">
            <text:p>1280228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6393306">
            <text:p>1263933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2298267">
            <text:p>1222982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3498555">
            <text:p>1234985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0275609">
            <text:p>1002756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4962225">
            <text:p>949622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2070510">
            <text:p>1020705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7759281">
            <text:p>1277592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2860704">
            <text:p>1028607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5593031">
            <text:p>655930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3422477">
            <text:p>634224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1755877">
            <text:p>617558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5881885">
            <text:p>658818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4453460">
            <text:p>644534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2803089">
            <text:p>628030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5147710">
            <text:p>651477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5368218">
            <text:p>653682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2522573">
            <text:p>625225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59803344">
            <text:p>598033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6078463">
            <text:p>660784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4771040">
            <text:p>647710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2996058">
            <text:p>629960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4464299">
            <text:p>644642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3351097">
            <text:p>633510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5932265">
            <text:p>659322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30508797">
            <text:p>305087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6630346">
            <text:p>666303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8723924">
            <text:p>687239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5785119">
            <text:p>657851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1351063">
            <text:p>613510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59984798">
            <text:p>599847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7486858">
            <text:p>674868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5361055">
            <text:p>653610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6718666">
            <text:p>667186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4962103">
            <text:p>649621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9690754">
            <text:p>296907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1061319">
            <text:p>610613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3660025">
            <text:p>636600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61980357">
            <text:p>619803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Cross Socket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6709103">
            <text:p>367091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2397371">
            <text:p>523973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0836080">
            <text:p>208360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2087191">
            <text:p>320871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4812444">
            <text:p>448124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3707417">
            <text:p>337074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5942649">
            <text:p>259426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4643599">
            <text:p>346435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9892714">
            <text:p>498927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3968490">
            <text:p>339684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3945744">
            <text:p>439457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7185791">
            <text:p>171857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8450526">
            <text:p>484505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9794817">
            <text:p>397948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8568950">
            <text:p>185689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4364622">
            <text:p>443646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9596107">
            <text:p>495961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6183930">
            <text:p>161839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5020599">
            <text:p>450205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9260061">
            <text:p>392600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7855053">
            <text:p>478550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0302042">
            <text:p>403020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1750677">
            <text:p>417506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1756974">
            <text:p>417569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0177599">
            <text:p>401775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2296190">
            <text:p>222961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7434631">
            <text:p>274346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5283296">
            <text:p>452832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4578965">
            <text:p>345789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1349359">
            <text:p>413493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32816200">
            <text:p>328162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33331446">
            <text:p>333314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35976030">
            <text:p>359760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6563697">
            <text:p>165636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1375464">
            <text:p>213754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34785688">
            <text:p>347856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8213939">
            <text:p>182139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8517855">
            <text:p>285178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8975669">
            <text:p>289756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33843040">
            <text:p>338430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7361476">
            <text:p>173614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30835201">
            <text:p>308352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8952948">
            <text:p>189529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31922486">
            <text:p>319224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31552251">
            <text:p>315522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8398605">
            <text:p>183986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31157009">
            <text:p>311570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36533328">
            <text:p>365333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32948049">
            <text:p>329480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7611665">
            <text:p>176116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7776796">
            <text:p>177767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32546793">
            <text:p>325467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34132100">
            <text:p>341321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32279541">
            <text:p>322795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8278248">
            <text:p>282782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9348790">
            <text:p>293487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33008863">
            <text:p>330088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34284177">
            <text:p>342841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33600719">
            <text:p>336007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31176148">
            <text:p>311761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0856431">
            <text:p>208564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39928361">
            <text:p>399283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40930076">
            <text:p>409300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0929023">
            <text:p>209290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44102678">
            <text:p>441026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31454579">
            <text:p>314545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49329063">
            <text:p>493290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46841855">
            <text:p>468418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45191652">
            <text:p>451916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41030626">
            <text:p>410306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45556514">
            <text:p>455565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3768527">
            <text:p>237685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42732107">
            <text:p>427321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43305080">
            <text:p>433050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8914580">
            <text:p>189145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3042246">
            <text:p>230422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5982952">
            <text:p>259829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7772055">
            <text:p>277720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42671161">
            <text:p>426711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50887247">
            <text:p>508872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42187607">
            <text:p>421876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44738799">
            <text:p>447387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44807089">
            <text:p>448070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43301167">
            <text:p>433011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4279642">
            <text:p>242796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38235905">
            <text:p>382359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1246152">
            <text:p>212461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42369912">
            <text:p>423699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42134913">
            <text:p>421349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42843826">
            <text:p>428438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5377023">
            <text:p>253770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46927488">
            <text:p>469274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41450690">
            <text:p>414506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4145804">
            <text:p>241458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0908628">
            <text:p>209086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9879401">
            <text:p>198794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9809837">
            <text:p>198098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47359569">
            <text:p>473595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48562397">
            <text:p>485623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38632480">
            <text:p>386324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41921316">
            <text:p>419213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37518618">
            <text:p>375186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44659041">
            <text:p>446590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46306305">
            <text:p>463063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7741081">
            <text:p>277410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2712514">
            <text:p>227125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0754440">
            <text:p>207544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42469031">
            <text:p>424690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46673098">
            <text:p>466730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42052606">
            <text:p>420526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9740223">
            <text:p>197402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39256135">
            <text:p>392561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42097607">
            <text:p>420976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6534826">
            <text:p>265348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46368508">
            <text:p>463685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6255413">
            <text:p>262554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8863959">
            <text:p>188639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1465604">
            <text:p>214656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46352717">
            <text:p>463527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0683895">
            <text:p>206838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4483367">
            <text:p>244833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48861658">
            <text:p>488616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30154004">
            <text:p>301540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1144148">
            <text:p>211441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31098812">
            <text:p>310988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33858885">
            <text:p>338588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31116995">
            <text:p>311169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5027535">
            <text:p>250275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30926428">
            <text:p>309264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34473867">
            <text:p>344738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49086168">
            <text:p>490861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35867700">
            <text:p>358677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30788546">
            <text:p>307885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31678865">
            <text:p>316788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45662366">
            <text:p>456623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42267930">
            <text:p>422679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33097913">
            <text:p>330979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38095065">
            <text:p>380950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7691888">
            <text:p>276918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9289899">
            <text:p>192898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33138762">
            <text:p>331387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33194155">
            <text:p>331941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33393562">
            <text:p>333935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30013188">
            <text:p>300131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5917245">
            <text:p>259172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36900537">
            <text:p>369005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8391052">
            <text:p>283910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5817164">
            <text:p>258171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7311252">
            <text:p>273112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6960765">
            <text:p>269607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39592059">
            <text:p>395920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5824228">
            <text:p>258242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1213630">
            <text:p>212136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5280627">
            <text:p>252806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8568053">
            <text:p>285680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2029116">
            <text:p>220291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32210447">
            <text:p>322104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2320469">
            <text:p>223204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32108389">
            <text:p>321083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35074187">
            <text:p>350741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6860164">
            <text:p>268601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7631421">
            <text:p>176314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9776992">
            <text:p>297769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33866759">
            <text:p>338667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40011284">
            <text:p>400112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48658433">
            <text:p>486584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31986853">
            <text:p>319868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2157473">
            <text:p>221574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9766215">
            <text:p>297662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4430284">
            <text:p>244302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227469">
            <text:p>162274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5331715">
            <text:p>253317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8973391">
            <text:p>289733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6666161">
            <text:p>266661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1681284">
            <text:p>216812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34500316">
            <text:p>345003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3900184">
            <text:p>239001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5224769">
            <text:p>252247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30878493">
            <text:p>308784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4661453">
            <text:p>246614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4993202">
            <text:p>149932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4887032">
            <text:p>148870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6055681">
            <text:p>260556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1512134">
            <text:p>215121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9810218">
            <text:p>198102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6705573">
            <text:p>267055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7418676">
            <text:p>274186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1518929">
            <text:p>215189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2096719">
            <text:p>220967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8901887">
            <text:p>289018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5399838">
            <text:p>253998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8979894">
            <text:p>189798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32480168">
            <text:p>324801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31549475">
            <text:p>315494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5740538">
            <text:p>157405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9149358">
            <text:p>291493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1985467">
            <text:p>219854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3213852">
            <text:p>232138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7031606">
            <text:p>270316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2947389">
            <text:p>229473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1560464">
            <text:p>215604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9379962">
            <text:p>193799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4295391">
            <text:p>242953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5288924">
            <text:p>252889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5382380">
            <text:p>153823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3329019">
            <text:p>233290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2487544">
            <text:p>224875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3663312">
            <text:p>236633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7209581">
            <text:p>272095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31639938">
            <text:p>31639938</text:p>
          </table:table-cell>
        </table:table-row>
      </table:table>
      <table:table table:name="NoOptSC" table:style-name="ta1">
        <table:shapes>
          <draw:frame draw:z-index="0" draw:style-name="gr1" svg:width="28.148cm" svg:height="8.99cm" svg:x="1.939cm" svg:y="0.778cm">
            <draw:object draw:notify-on-update-of-ranges="NoOptSC.A1:NoOptSC.A1 NoOptSC.A2:NoOptSC.A31 NoOptSC.B1:NoOptSC.B1 NoOptSC.B2:NoOptSC.B31 NoOptSC.C1:NoOptSC.C1 NoOptSC.C2:NoOptSC.C31 NoOptSC.D1:NoOptSC.D1 NoOptSC.D2:NoOptSC.D31 NoOptSC.E1:NoOptSC.E1 NoOptSC.E2:NoOptSC.E31 NoOptSC.F1:NoOptSC.F1 NoOptSC.F2:NoOptSC.F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4" table:number-columns-repeated="3" table:default-cell-style-name="ce1"/>
        <table:table-column table:style-name="co4" table:number-columns-repeated="2" table:default-cell-style-name="ce2"/>
        <table:table-row table:style-name="ro1">
          <table:table-cell office:value-type="string">
            <text:p>O1</text:p>
          </table:table-cell>
          <table:table-cell office:value-type="string">
            <text:p>O2</text:p>
          </table:table-cell>
          <table:table-cell table:style-name="Default" office:value-type="string">
            <text:p>I1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3</text:p>
          </table:table-cell>
          <table:table-cell table:style-name="Default" office:value-type="string">
            <text:p>I4</text:p>
          </table:table-cell>
          <table:table-cell table:style-name="Default" office:value-type="string">
            <text:p>I5</text:p>
          </table:table-cell>
        </table:table-row>
        <table:table-row table:style-name="ro1">
          <table:table-cell table:formula="of:=[$Sheet1.$C23]" office:value-type="float" office:value="90376159">
            <text:p>90376159</text:p>
          </table:table-cell>
          <table:table-cell table:formula="of:=[$Sheet1.$C44]" office:value-type="float" office:value="94163039">
            <text:p>94163039</text:p>
          </table:table-cell>
          <table:table-cell table:formula="of:=[$Sheet1.$C76]" office:value-type="float" office:value="110755624">
            <text:p>110755624</text:p>
          </table:table-cell>
          <table:table-cell table:formula="of:=[$Sheet1.$C96]" office:value-type="float" office:value="114114637">
            <text:p>114114637</text:p>
          </table:table-cell>
          <table:table-cell table:formula="of:=[$Sheet1.$C151]" office:value-type="float" office:value="102905621">
            <text:p>102905621</text:p>
          </table:table-cell>
          <table:table-cell table:formula="of:=[$Sheet1.$C172]" office:value-type="float" office:value="109398210">
            <text:p>109398210</text:p>
          </table:table-cell>
          <table:table-cell table:formula="of:=[$Sheet1.$C210]" office:value-type="float" office:value="95029034">
            <text:p>95029034</text:p>
          </table:table-cell>
        </table:table-row>
        <table:table-row table:style-name="ro1">
          <table:table-cell table:formula="of:=[$Sheet1.$C5]" office:value-type="float" office:value="105478828">
            <text:p>105478828</text:p>
          </table:table-cell>
          <table:table-cell table:formula="of:=[$Sheet1.$C57]" office:value-type="float" office:value="94175077">
            <text:p>94175077</text:p>
          </table:table-cell>
          <table:table-cell table:formula="of:=[$Sheet1.$C86]" office:value-type="float" office:value="110755885">
            <text:p>110755885</text:p>
          </table:table-cell>
          <table:table-cell table:formula="of:=[$Sheet1.$C102]" office:value-type="float" office:value="114161083">
            <text:p>114161083</text:p>
          </table:table-cell>
          <table:table-cell table:formula="of:=[$Sheet1.$C148]" office:value-type="float" office:value="121824147">
            <text:p>121824147</text:p>
          </table:table-cell>
          <table:table-cell table:formula="of:=[$Sheet1.$C170]" office:value-type="float" office:value="112315771">
            <text:p>112315771</text:p>
          </table:table-cell>
          <table:table-cell table:formula="of:=[$Sheet1.$C211]" office:value-type="float" office:value="95529175">
            <text:p>95529175</text:p>
          </table:table-cell>
        </table:table-row>
        <table:table-row table:style-name="ro1">
          <table:table-cell table:formula="of:=[$Sheet1.$C9]" office:value-type="float" office:value="107212829">
            <text:p>107212829</text:p>
          </table:table-cell>
          <table:table-cell table:formula="of:=[$Sheet1.$C55]" office:value-type="float" office:value="94243438">
            <text:p>94243438</text:p>
          </table:table-cell>
          <table:table-cell table:formula="of:=[$Sheet1.$C74]" office:value-type="float" office:value="110760102">
            <text:p>110760102</text:p>
          </table:table-cell>
          <table:table-cell table:formula="of:=[$Sheet1.$C101]" office:value-type="float" office:value="114805399">
            <text:p>114805399</text:p>
          </table:table-cell>
          <table:table-cell table:formula="of:=[$Sheet1.$C137]" office:value-type="float" office:value="121904865">
            <text:p>121904865</text:p>
          </table:table-cell>
          <table:table-cell table:formula="of:=[$Sheet1.$C168]" office:value-type="float" office:value="114024074">
            <text:p>114024074</text:p>
          </table:table-cell>
          <table:table-cell table:formula="of:=[$Sheet1.$C185]" office:value-type="float" office:value="95569836">
            <text:p>95569836</text:p>
          </table:table-cell>
        </table:table-row>
        <table:table-row table:style-name="ro1">
          <table:table-cell table:formula="of:=[$Sheet1.$C6]" office:value-type="float" office:value="107682210">
            <text:p>107682210</text:p>
          </table:table-cell>
          <table:table-cell table:formula="of:=[$Sheet1.$C37]" office:value-type="float" office:value="94358207">
            <text:p>94358207</text:p>
          </table:table-cell>
          <table:table-cell table:formula="of:=[$Sheet1.$C83]" office:value-type="float" office:value="110771674">
            <text:p>110771674</text:p>
          </table:table-cell>
          <table:table-cell table:formula="of:=[$Sheet1.$C106]" office:value-type="float" office:value="114869550">
            <text:p>114869550</text:p>
          </table:table-cell>
          <table:table-cell table:formula="of:=[$Sheet1.$C141]" office:value-type="float" office:value="122000261">
            <text:p>122000261</text:p>
          </table:table-cell>
          <table:table-cell table:formula="of:=[$Sheet1.$C154]" office:value-type="float" office:value="114059980">
            <text:p>114059980</text:p>
          </table:table-cell>
          <table:table-cell table:formula="of:=[$Sheet1.$C184]" office:value-type="float" office:value="95640538">
            <text:p>95640538</text:p>
          </table:table-cell>
        </table:table-row>
        <table:table-row table:style-name="ro1">
          <table:table-cell table:formula="of:=[$Sheet1.$C11]" office:value-type="float" office:value="107787252">
            <text:p>107787252</text:p>
          </table:table-cell>
          <table:table-cell table:formula="of:=[$Sheet1.$C50]" office:value-type="float" office:value="94405961">
            <text:p>94405961</text:p>
          </table:table-cell>
          <table:table-cell table:formula="of:=[$Sheet1.$C68]" office:value-type="float" office:value="110773762">
            <text:p>110773762</text:p>
          </table:table-cell>
          <table:table-cell table:formula="of:=[$Sheet1.$C105]" office:value-type="float" office:value="114993068">
            <text:p>114993068</text:p>
          </table:table-cell>
          <table:table-cell table:formula="of:=[$Sheet1.$C125]" office:value-type="float" office:value="122001889">
            <text:p>122001889</text:p>
          </table:table-cell>
          <table:table-cell table:formula="of:=[$Sheet1.$C165]" office:value-type="float" office:value="114082807">
            <text:p>114082807</text:p>
          </table:table-cell>
          <table:table-cell table:formula="of:=[$Sheet1.$C207]" office:value-type="float" office:value="95671285">
            <text:p>95671285</text:p>
          </table:table-cell>
        </table:table-row>
        <table:table-row table:style-name="ro1">
          <table:table-cell table:formula="of:=[$Sheet1.$C27]" office:value-type="float" office:value="107801648">
            <text:p>107801648</text:p>
          </table:table-cell>
          <table:table-cell table:formula="of:=[$Sheet1.$C47]" office:value-type="float" office:value="94482469">
            <text:p>94482469</text:p>
          </table:table-cell>
          <table:table-cell table:formula="of:=[$Sheet1.$C69]" office:value-type="float" office:value="110774217">
            <text:p>110774217</text:p>
          </table:table-cell>
          <table:table-cell table:formula="of:=[$Sheet1.$C113]" office:value-type="float" office:value="115306911">
            <text:p>115306911</text:p>
          </table:table-cell>
          <table:table-cell table:formula="of:=[$Sheet1.$C127]" office:value-type="float" office:value="122002072">
            <text:p>122002072</text:p>
          </table:table-cell>
          <table:table-cell table:formula="of:=[$Sheet1.$C178]" office:value-type="float" office:value="114091853">
            <text:p>114091853</text:p>
          </table:table-cell>
          <table:table-cell table:formula="of:=[$Sheet1.$C203]" office:value-type="float" office:value="95736498">
            <text:p>95736498</text:p>
          </table:table-cell>
        </table:table-row>
        <table:table-row table:style-name="ro1">
          <table:table-cell table:formula="of:=[$Sheet1.$C8]" office:value-type="float" office:value="107943540">
            <text:p>107943540</text:p>
          </table:table-cell>
          <table:table-cell table:formula="of:=[$Sheet1.$C60]" office:value-type="float" office:value="94518825">
            <text:p>94518825</text:p>
          </table:table-cell>
          <table:table-cell table:formula="of:=[$Sheet1.$C71]" office:value-type="float" office:value="110785940">
            <text:p>110785940</text:p>
          </table:table-cell>
          <table:table-cell table:formula="of:=[$Sheet1.$C116]" office:value-type="float" office:value="119230822">
            <text:p>119230822</text:p>
          </table:table-cell>
          <table:table-cell table:formula="of:=[$Sheet1.$C136]" office:value-type="float" office:value="122503080">
            <text:p>122503080</text:p>
          </table:table-cell>
          <table:table-cell table:formula="of:=[$Sheet1.$C153]" office:value-type="float" office:value="114188800">
            <text:p>114188800</text:p>
          </table:table-cell>
          <table:table-cell table:formula="of:=[$Sheet1.$C206]" office:value-type="float" office:value="95812256">
            <text:p>95812256</text:p>
          </table:table-cell>
        </table:table-row>
        <table:table-row table:style-name="ro1">
          <table:table-cell table:formula="of:=[$Sheet1.$C4]" office:value-type="float" office:value="108000310">
            <text:p>108000310</text:p>
          </table:table-cell>
          <table:table-cell table:formula="of:=[$Sheet1.$C39]" office:value-type="float" office:value="94528700">
            <text:p>94528700</text:p>
          </table:table-cell>
          <table:table-cell table:formula="of:=[$Sheet1.$C88]" office:value-type="float" office:value="110795087">
            <text:p>110795087</text:p>
          </table:table-cell>
          <table:table-cell table:formula="of:=[$Sheet1.$C103]" office:value-type="float" office:value="119465372">
            <text:p>119465372</text:p>
          </table:table-cell>
          <table:table-cell table:formula="of:=[$Sheet1.$C147]" office:value-type="float" office:value="122512959">
            <text:p>122512959</text:p>
          </table:table-cell>
          <table:table-cell table:formula="of:=[$Sheet1.$C166]" office:value-type="float" office:value="114430386">
            <text:p>114430386</text:p>
          </table:table-cell>
          <table:table-cell table:formula="of:=[$Sheet1.$C187]" office:value-type="float" office:value="95922031">
            <text:p>95922031</text:p>
          </table:table-cell>
        </table:table-row>
        <table:table-row table:style-name="ro1">
          <table:table-cell table:formula="of:=[$Sheet1.$C19]" office:value-type="float" office:value="108201155">
            <text:p>108201155</text:p>
          </table:table-cell>
          <table:table-cell table:formula="of:=[$Sheet1.$C48]" office:value-type="float" office:value="94728950">
            <text:p>94728950</text:p>
          </table:table-cell>
          <table:table-cell table:formula="of:=[$Sheet1.$C77]" office:value-type="float" office:value="110795587">
            <text:p>110795587</text:p>
          </table:table-cell>
          <table:table-cell table:formula="of:=[$Sheet1.$C119]" office:value-type="float" office:value="119602060">
            <text:p>119602060</text:p>
          </table:table-cell>
          <table:table-cell table:formula="of:=[$Sheet1.$C146]" office:value-type="float" office:value="122606096">
            <text:p>122606096</text:p>
          </table:table-cell>
          <table:table-cell table:formula="of:=[$Sheet1.$C155]" office:value-type="float" office:value="118244754">
            <text:p>118244754</text:p>
          </table:table-cell>
          <table:table-cell table:formula="of:=[$Sheet1.$C183]" office:value-type="float" office:value="96079033">
            <text:p>96079033</text:p>
          </table:table-cell>
        </table:table-row>
        <table:table-row table:style-name="ro1">
          <table:table-cell table:formula="of:=[$Sheet1.$C18]" office:value-type="float" office:value="108211697">
            <text:p>108211697</text:p>
          </table:table-cell>
          <table:table-cell table:formula="of:=[$Sheet1.$C62]" office:value-type="float" office:value="94744644">
            <text:p>94744644</text:p>
          </table:table-cell>
          <table:table-cell table:formula="of:=[$Sheet1.$C72]" office:value-type="float" office:value="110832292">
            <text:p>110832292</text:p>
          </table:table-cell>
          <table:table-cell table:formula="of:=[$Sheet1.$C115]" office:value-type="float" office:value="120074137">
            <text:p>120074137</text:p>
          </table:table-cell>
          <table:table-cell table:formula="of:=[$Sheet1.$C145]" office:value-type="float" office:value="122742147">
            <text:p>122742147</text:p>
          </table:table-cell>
          <table:table-cell table:formula="of:=[$Sheet1.$C181]" office:value-type="float" office:value="118702693">
            <text:p>118702693</text:p>
          </table:table-cell>
          <table:table-cell table:formula="of:=[$Sheet1.$C194]" office:value-type="float" office:value="96089836">
            <text:p>96089836</text:p>
          </table:table-cell>
        </table:table-row>
        <table:table-row table:style-name="ro1">
          <table:table-cell table:formula="of:=[$Sheet1.$C31]" office:value-type="float" office:value="108286723">
            <text:p>108286723</text:p>
          </table:table-cell>
          <table:table-cell table:formula="of:=[$Sheet1.$C35]" office:value-type="float" office:value="94746945">
            <text:p>94746945</text:p>
          </table:table-cell>
          <table:table-cell table:formula="of:=[$Sheet1.$C90]" office:value-type="float" office:value="110844084">
            <text:p>110844084</text:p>
          </table:table-cell>
          <table:table-cell table:formula="of:=[$Sheet1.$C112]" office:value-type="float" office:value="120217740">
            <text:p>120217740</text:p>
          </table:table-cell>
          <table:table-cell table:formula="of:=[$Sheet1.$C138]" office:value-type="float" office:value="122960618">
            <text:p>122960618</text:p>
          </table:table-cell>
          <table:table-cell table:formula="of:=[$Sheet1.$C179]" office:value-type="float" office:value="118916936">
            <text:p>118916936</text:p>
          </table:table-cell>
          <table:table-cell table:formula="of:=[$Sheet1.$C209]" office:value-type="float" office:value="96117427">
            <text:p>96117427</text:p>
          </table:table-cell>
        </table:table-row>
        <table:table-row table:style-name="ro1">
          <table:table-cell table:formula="of:=[$Sheet1.$C30]" office:value-type="float" office:value="108308031">
            <text:p>108308031</text:p>
          </table:table-cell>
          <table:table-cell table:formula="of:=[$Sheet1.$C38]" office:value-type="float" office:value="94753974">
            <text:p>94753974</text:p>
          </table:table-cell>
          <table:table-cell table:formula="of:=[$Sheet1.$C80]" office:value-type="float" office:value="112680725">
            <text:p>112680725</text:p>
          </table:table-cell>
          <table:table-cell table:formula="of:=[$Sheet1.$C114]" office:value-type="float" office:value="120248953">
            <text:p>120248953</text:p>
          </table:table-cell>
          <table:table-cell table:formula="of:=[$Sheet1.$C131]" office:value-type="float" office:value="122963406">
            <text:p>122963406</text:p>
          </table:table-cell>
          <table:table-cell table:formula="of:=[$Sheet1.$C175]" office:value-type="float" office:value="118997062">
            <text:p>118997062</text:p>
          </table:table-cell>
          <table:table-cell table:formula="of:=[$Sheet1.$C201]" office:value-type="float" office:value="96118466">
            <text:p>96118466</text:p>
          </table:table-cell>
        </table:table-row>
        <table:table-row table:style-name="ro1">
          <table:table-cell table:formula="of:=[$Sheet1.$C21]" office:value-type="float" office:value="108326267">
            <text:p>108326267</text:p>
          </table:table-cell>
          <table:table-cell table:formula="of:=[$Sheet1.$C45]" office:value-type="float" office:value="94818236">
            <text:p>94818236</text:p>
          </table:table-cell>
          <table:table-cell table:formula="of:=[$Sheet1.$C65]" office:value-type="float" office:value="112719977">
            <text:p>112719977</text:p>
          </table:table-cell>
          <table:table-cell table:formula="of:=[$Sheet1.$C94]" office:value-type="float" office:value="120443011">
            <text:p>120443011</text:p>
          </table:table-cell>
          <table:table-cell table:formula="of:=[$Sheet1.$C133]" office:value-type="float" office:value="128094804">
            <text:p>128094804</text:p>
          </table:table-cell>
          <table:table-cell table:formula="of:=[$Sheet1.$C180]" office:value-type="float" office:value="119076071">
            <text:p>119076071</text:p>
          </table:table-cell>
          <table:table-cell table:formula="of:=[$Sheet1.$C195]" office:value-type="float" office:value="96128373">
            <text:p>96128373</text:p>
          </table:table-cell>
        </table:table-row>
        <table:table-row table:style-name="ro1">
          <table:table-cell table:formula="of:=[$Sheet1.$C3]" office:value-type="float" office:value="108350677">
            <text:p>108350677</text:p>
          </table:table-cell>
          <table:table-cell table:formula="of:=[$Sheet1.$C56]" office:value-type="float" office:value="95041285">
            <text:p>95041285</text:p>
          </table:table-cell>
          <table:table-cell table:formula="of:=[$Sheet1.$C92]" office:value-type="float" office:value="112751965">
            <text:p>112751965</text:p>
          </table:table-cell>
          <table:table-cell table:formula="of:=[$Sheet1.$C122]" office:value-type="float" office:value="120451757">
            <text:p>120451757</text:p>
          </table:table-cell>
          <table:table-cell table:formula="of:=[$Sheet1.$C139]" office:value-type="float" office:value="128245518">
            <text:p>128245518</text:p>
          </table:table-cell>
          <table:table-cell table:formula="of:=[$Sheet1.$C176]" office:value-type="float" office:value="119108669">
            <text:p>119108669</text:p>
          </table:table-cell>
          <table:table-cell table:formula="of:=[$Sheet1.$C204]" office:value-type="float" office:value="96131744">
            <text:p>96131744</text:p>
          </table:table-cell>
        </table:table-row>
        <table:table-row table:style-name="ro1">
          <table:table-cell table:formula="of:=[$Sheet1.$C28]" office:value-type="float" office:value="108411041">
            <text:p>108411041</text:p>
          </table:table-cell>
          <table:table-cell table:formula="of:=[$Sheet1.$C61]" office:value-type="float" office:value="95161172">
            <text:p>95161172</text:p>
          </table:table-cell>
          <table:table-cell table:formula="of:=[$Sheet1.$C73]" office:value-type="float" office:value="112791552">
            <text:p>112791552</text:p>
          </table:table-cell>
          <table:table-cell table:formula="of:=[$Sheet1.$C98]" office:value-type="float" office:value="120473848">
            <text:p>120473848</text:p>
          </table:table-cell>
          <table:table-cell table:formula="of:=[$Sheet1.$C128]" office:value-type="float" office:value="128504693">
            <text:p>128504693</text:p>
          </table:table-cell>
          <table:table-cell table:formula="of:=[$Sheet1.$C167]" office:value-type="float" office:value="119136697">
            <text:p>119136697</text:p>
          </table:table-cell>
          <table:table-cell table:formula="of:=[$Sheet1.$C192]" office:value-type="float" office:value="96174247">
            <text:p>96174247</text:p>
          </table:table-cell>
        </table:table-row>
        <table:table-row table:style-name="ro1">
          <table:table-cell table:formula="of:=[$Sheet1.$C26]" office:value-type="float" office:value="108496891">
            <text:p>108496891</text:p>
          </table:table-cell>
          <table:table-cell table:formula="of:=[$Sheet1.$C53]" office:value-type="float" office:value="95169965">
            <text:p>95169965</text:p>
          </table:table-cell>
          <table:table-cell table:formula="of:=[$Sheet1.$C87]" office:value-type="float" office:value="112870015">
            <text:p>112870015</text:p>
          </table:table-cell>
          <table:table-cell table:formula="of:=[$Sheet1.$C117]" office:value-type="float" office:value="120474828">
            <text:p>120474828</text:p>
          </table:table-cell>
          <table:table-cell table:formula="of:=[$Sheet1.$C142]" office:value-type="float" office:value="128752483">
            <text:p>128752483</text:p>
          </table:table-cell>
          <table:table-cell table:formula="of:=[$Sheet1.$C160]" office:value-type="float" office:value="119247974">
            <text:p>119247974</text:p>
          </table:table-cell>
          <table:table-cell table:formula="of:=[$Sheet1.$C196]" office:value-type="float" office:value="96183388">
            <text:p>96183388</text:p>
          </table:table-cell>
        </table:table-row>
        <table:table-row table:style-name="ro1">
          <table:table-cell table:formula="of:=[$Sheet1.$C32]" office:value-type="float" office:value="108505151">
            <text:p>108505151</text:p>
          </table:table-cell>
          <table:table-cell table:formula="of:=[$Sheet1.$C33]" office:value-type="float" office:value="95208315">
            <text:p>95208315</text:p>
          </table:table-cell>
          <table:table-cell table:formula="of:=[$Sheet1.$C79]" office:value-type="float" office:value="112940786">
            <text:p>112940786</text:p>
          </table:table-cell>
          <table:table-cell table:formula="of:=[$Sheet1.$C108]" office:value-type="float" office:value="120592445">
            <text:p>120592445</text:p>
          </table:table-cell>
          <table:table-cell table:formula="of:=[$Sheet1.$C144]" office:value-type="float" office:value="128766567">
            <text:p>128766567</text:p>
          </table:table-cell>
          <table:table-cell table:formula="of:=[$Sheet1.$C157]" office:value-type="float" office:value="119272480">
            <text:p>119272480</text:p>
          </table:table-cell>
          <table:table-cell table:formula="of:=[$Sheet1.$C189]" office:value-type="float" office:value="96306406">
            <text:p>96306406</text:p>
          </table:table-cell>
        </table:table-row>
        <table:table-row table:style-name="ro1">
          <table:table-cell table:formula="of:=[$Sheet1.$C24]" office:value-type="float" office:value="108535714">
            <text:p>108535714</text:p>
          </table:table-cell>
          <table:table-cell table:formula="of:=[$Sheet1.$C46]" office:value-type="float" office:value="95229607">
            <text:p>95229607</text:p>
          </table:table-cell>
          <table:table-cell table:formula="of:=[$Sheet1.$C82]" office:value-type="float" office:value="112949481">
            <text:p>112949481</text:p>
          </table:table-cell>
          <table:table-cell table:formula="of:=[$Sheet1.$C118]" office:value-type="float" office:value="120649114">
            <text:p>120649114</text:p>
          </table:table-cell>
          <table:table-cell table:formula="of:=[$Sheet1.$C140]" office:value-type="float" office:value="128797612">
            <text:p>128797612</text:p>
          </table:table-cell>
          <table:table-cell table:formula="of:=[$Sheet1.$C177]" office:value-type="float" office:value="119376964">
            <text:p>119376964</text:p>
          </table:table-cell>
          <table:table-cell table:formula="of:=[$Sheet1.$C191]" office:value-type="float" office:value="96344867">
            <text:p>96344867</text:p>
          </table:table-cell>
        </table:table-row>
        <table:table-row table:style-name="ro1">
          <table:table-cell table:formula="of:=[$Sheet1.$C14]" office:value-type="float" office:value="108646561">
            <text:p>108646561</text:p>
          </table:table-cell>
          <table:table-cell table:formula="of:=[$Sheet1.$C40]" office:value-type="float" office:value="95236805">
            <text:p>95236805</text:p>
          </table:table-cell>
          <table:table-cell table:formula="of:=[$Sheet1.$C64]" office:value-type="float" office:value="113015074">
            <text:p>113015074</text:p>
          </table:table-cell>
          <table:table-cell table:formula="of:=[$Sheet1.$C107]" office:value-type="float" office:value="120679168">
            <text:p>120679168</text:p>
          </table:table-cell>
          <table:table-cell table:formula="of:=[$Sheet1.$C129]" office:value-type="float" office:value="128810138">
            <text:p>128810138</text:p>
          </table:table-cell>
          <table:table-cell table:formula="of:=[$Sheet1.$C182]" office:value-type="float" office:value="119400719">
            <text:p>119400719</text:p>
          </table:table-cell>
          <table:table-cell table:formula="of:=[$Sheet1.$C208]" office:value-type="float" office:value="96352796">
            <text:p>96352796</text:p>
          </table:table-cell>
        </table:table-row>
        <table:table-row table:style-name="ro1">
          <table:table-cell table:formula="of:=[$Sheet1.$C15]" office:value-type="float" office:value="108793089">
            <text:p>108793089</text:p>
          </table:table-cell>
          <table:table-cell table:formula="of:=[$Sheet1.$C59]" office:value-type="float" office:value="95255834">
            <text:p>95255834</text:p>
          </table:table-cell>
          <table:table-cell table:formula="of:=[$Sheet1.$C84]" office:value-type="float" office:value="113543637">
            <text:p>113543637</text:p>
          </table:table-cell>
          <table:table-cell table:formula="of:=[$Sheet1.$C100]" office:value-type="float" office:value="120740875">
            <text:p>120740875</text:p>
          </table:table-cell>
          <table:table-cell table:formula="of:=[$Sheet1.$C132]" office:value-type="float" office:value="128834407">
            <text:p>128834407</text:p>
          </table:table-cell>
          <table:table-cell table:formula="of:=[$Sheet1.$C162]" office:value-type="float" office:value="119535413">
            <text:p>119535413</text:p>
          </table:table-cell>
          <table:table-cell table:formula="of:=[$Sheet1.$C200]" office:value-type="float" office:value="96446111">
            <text:p>96446111</text:p>
          </table:table-cell>
        </table:table-row>
        <table:table-row table:style-name="ro1">
          <table:table-cell table:formula="of:=[$Sheet1.$C13]" office:value-type="float" office:value="108804374">
            <text:p>108804374</text:p>
          </table:table-cell>
          <table:table-cell table:formula="of:=[$Sheet1.$C41]" office:value-type="float" office:value="95284050">
            <text:p>95284050</text:p>
          </table:table-cell>
          <table:table-cell table:formula="of:=[$Sheet1.$C89]" office:value-type="float" office:value="113558195">
            <text:p>113558195</text:p>
          </table:table-cell>
          <table:table-cell table:formula="of:=[$Sheet1.$C93]" office:value-type="float" office:value="120796461">
            <text:p>120796461</text:p>
          </table:table-cell>
          <table:table-cell table:formula="of:=[$Sheet1.$C150]" office:value-type="float" office:value="128898811">
            <text:p>128898811</text:p>
          </table:table-cell>
          <table:table-cell table:formula="of:=[$Sheet1.$C158]" office:value-type="float" office:value="119538613">
            <text:p>119538613</text:p>
          </table:table-cell>
          <table:table-cell table:formula="of:=[$Sheet1.$C202]" office:value-type="float" office:value="96487788">
            <text:p>96487788</text:p>
          </table:table-cell>
        </table:table-row>
        <table:table-row table:style-name="ro1">
          <table:table-cell table:formula="of:=[$Sheet1.$C25]" office:value-type="float" office:value="108836906">
            <text:p>108836906</text:p>
          </table:table-cell>
          <table:table-cell table:formula="of:=[$Sheet1.$C43]" office:value-type="float" office:value="95316956">
            <text:p>95316956</text:p>
          </table:table-cell>
          <table:table-cell table:formula="of:=[$Sheet1.$C67]" office:value-type="float" office:value="113599883">
            <text:p>113599883</text:p>
          </table:table-cell>
          <table:table-cell table:formula="of:=[$Sheet1.$C110]" office:value-type="float" office:value="120827676">
            <text:p>120827676</text:p>
          </table:table-cell>
          <table:table-cell table:formula="of:=[$Sheet1.$C124]" office:value-type="float" office:value="129096670">
            <text:p>129096670</text:p>
          </table:table-cell>
          <table:table-cell table:formula="of:=[$Sheet1.$C161]" office:value-type="float" office:value="119566438">
            <text:p>119566438</text:p>
          </table:table-cell>
          <table:table-cell table:formula="of:=[$Sheet1.$C212]" office:value-type="float" office:value="96536983">
            <text:p>96536983</text:p>
          </table:table-cell>
        </table:table-row>
        <table:table-row table:style-name="ro1">
          <table:table-cell table:formula="of:=[$Sheet1.$C7]" office:value-type="float" office:value="108860536">
            <text:p>108860536</text:p>
          </table:table-cell>
          <table:table-cell table:formula="of:=[$Sheet1.$C42]" office:value-type="float" office:value="95673862">
            <text:p>95673862</text:p>
          </table:table-cell>
          <table:table-cell table:formula="of:=[$Sheet1.$C78]" office:value-type="float" office:value="113603906">
            <text:p>113603906</text:p>
          </table:table-cell>
          <table:table-cell table:formula="of:=[$Sheet1.$C99]" office:value-type="float" office:value="120832666">
            <text:p>120832666</text:p>
          </table:table-cell>
          <table:table-cell table:formula="of:=[$Sheet1.$C126]" office:value-type="float" office:value="129293857">
            <text:p>129293857</text:p>
          </table:table-cell>
          <table:table-cell table:formula="of:=[$Sheet1.$C159]" office:value-type="float" office:value="119628388">
            <text:p>119628388</text:p>
          </table:table-cell>
          <table:table-cell table:formula="of:=[$Sheet1.$C193]" office:value-type="float" office:value="96572458">
            <text:p>96572458</text:p>
          </table:table-cell>
        </table:table-row>
        <table:table-row table:style-name="ro1">
          <table:table-cell table:formula="of:=[$Sheet1.$C17]" office:value-type="float" office:value="109993578">
            <text:p>109993578</text:p>
          </table:table-cell>
          <table:table-cell table:formula="of:=[$Sheet1.$C58]" office:value-type="float" office:value="95928969">
            <text:p>95928969</text:p>
          </table:table-cell>
          <table:table-cell table:formula="of:=[$Sheet1.$C85]" office:value-type="float" office:value="113627859">
            <text:p>113627859</text:p>
          </table:table-cell>
          <table:table-cell table:formula="of:=[$Sheet1.$C97]" office:value-type="float" office:value="120863165">
            <text:p>120863165</text:p>
          </table:table-cell>
          <table:table-cell table:formula="of:=[$Sheet1.$C149]" office:value-type="float" office:value="129448009">
            <text:p>129448009</text:p>
          </table:table-cell>
          <table:table-cell table:formula="of:=[$Sheet1.$C156]" office:value-type="float" office:value="119666388">
            <text:p>119666388</text:p>
          </table:table-cell>
          <table:table-cell table:formula="of:=[$Sheet1.$C190]" office:value-type="float" office:value="96722315">
            <text:p>96722315</text:p>
          </table:table-cell>
        </table:table-row>
        <table:table-row table:style-name="ro1">
          <table:table-cell table:formula="of:=[$Sheet1.$C20]" office:value-type="float" office:value="111080306">
            <text:p>111080306</text:p>
          </table:table-cell>
          <table:table-cell table:formula="of:=[$Sheet1.$C36]" office:value-type="float" office:value="95941514">
            <text:p>95941514</text:p>
          </table:table-cell>
          <table:table-cell table:formula="of:=[$Sheet1.$C63]" office:value-type="float" office:value="113689716">
            <text:p>113689716</text:p>
          </table:table-cell>
          <table:table-cell table:formula="of:=[$Sheet1.$C121]" office:value-type="float" office:value="120934985">
            <text:p>120934985</text:p>
          </table:table-cell>
          <table:table-cell table:formula="of:=[$Sheet1.$C135]" office:value-type="float" office:value="129465156">
            <text:p>129465156</text:p>
          </table:table-cell>
          <table:table-cell table:formula="of:=[$Sheet1.$C171]" office:value-type="float" office:value="119678722">
            <text:p>119678722</text:p>
          </table:table-cell>
          <table:table-cell table:formula="of:=[$Sheet1.$C199]" office:value-type="float" office:value="97253197">
            <text:p>97253197</text:p>
          </table:table-cell>
        </table:table-row>
        <table:table-row table:style-name="ro1">
          <table:table-cell table:formula="of:=[$Sheet1.$C10]" office:value-type="float" office:value="111106654">
            <text:p>111106654</text:p>
          </table:table-cell>
          <table:table-cell table:formula="of:=[$Sheet1.$C51]" office:value-type="float" office:value="95970239">
            <text:p>95970239</text:p>
          </table:table-cell>
          <table:table-cell table:formula="of:=[$Sheet1.$C70]" office:value-type="float" office:value="113860986">
            <text:p>113860986</text:p>
          </table:table-cell>
          <table:table-cell table:formula="of:=[$Sheet1.$C104]" office:value-type="float" office:value="121103586">
            <text:p>121103586</text:p>
          </table:table-cell>
          <table:table-cell table:formula="of:=[$Sheet1.$C130]" office:value-type="float" office:value="129521371">
            <text:p>129521371</text:p>
          </table:table-cell>
          <table:table-cell table:formula="of:=[$Sheet1.$C169]" office:value-type="float" office:value="119712835">
            <text:p>119712835</text:p>
          </table:table-cell>
          <table:table-cell table:formula="of:=[$Sheet1.$C188]" office:value-type="float" office:value="97322517">
            <text:p>97322517</text:p>
          </table:table-cell>
        </table:table-row>
        <table:table-row table:style-name="ro1">
          <table:table-cell table:formula="of:=[$Sheet1.$C22]" office:value-type="float" office:value="111421767">
            <text:p>111421767</text:p>
          </table:table-cell>
          <table:table-cell table:formula="of:=[$Sheet1.$C52]" office:value-type="float" office:value="95990609">
            <text:p>95990609</text:p>
          </table:table-cell>
          <table:table-cell table:formula="of:=[$Sheet1.$C66]" office:value-type="float" office:value="113970654">
            <text:p>113970654</text:p>
          </table:table-cell>
          <table:table-cell table:formula="of:=[$Sheet1.$C120]" office:value-type="float" office:value="121126538">
            <text:p>121126538</text:p>
          </table:table-cell>
          <table:table-cell table:formula="of:=[$Sheet1.$C123]" office:value-type="float" office:value="129526935">
            <text:p>129526935</text:p>
          </table:table-cell>
          <table:table-cell table:formula="of:=[$Sheet1.$C174]" office:value-type="float" office:value="119740680">
            <text:p>119740680</text:p>
          </table:table-cell>
          <table:table-cell table:formula="of:=[$Sheet1.$C198]" office:value-type="float" office:value="97398809">
            <text:p>97398809</text:p>
          </table:table-cell>
        </table:table-row>
        <table:table-row table:style-name="ro1">
          <table:table-cell table:formula="of:=[$Sheet1.$C16]" office:value-type="float" office:value="111828067">
            <text:p>111828067</text:p>
          </table:table-cell>
          <table:table-cell table:formula="of:=[$Sheet1.$C49]" office:value-type="float" office:value="96109501">
            <text:p>96109501</text:p>
          </table:table-cell>
          <table:table-cell table:formula="of:=[$Sheet1.$C75]" office:value-type="float" office:value="114043774">
            <text:p>114043774</text:p>
          </table:table-cell>
          <table:table-cell table:formula="of:=[$Sheet1.$C95]" office:value-type="float" office:value="121145963">
            <text:p>121145963</text:p>
          </table:table-cell>
          <table:table-cell table:formula="of:=[$Sheet1.$C152]" office:value-type="float" office:value="129724845">
            <text:p>129724845</text:p>
          </table:table-cell>
          <table:table-cell table:formula="of:=[$Sheet1.$C173]" office:value-type="float" office:value="119799630">
            <text:p>119799630</text:p>
          </table:table-cell>
          <table:table-cell table:formula="of:=[$Sheet1.$C205]" office:value-type="float" office:value="97485992">
            <text:p>97485992</text:p>
          </table:table-cell>
        </table:table-row>
        <table:table-row table:style-name="ro1">
          <table:table-cell table:formula="of:=[$Sheet1.$C29]" office:value-type="float" office:value="112363755">
            <text:p>112363755</text:p>
          </table:table-cell>
          <table:table-cell table:formula="of:=[$Sheet1.$C54]" office:value-type="float" office:value="100435210">
            <text:p>100435210</text:p>
          </table:table-cell>
          <table:table-cell table:formula="of:=[$Sheet1.$C81]" office:value-type="float" office:value="114127614">
            <text:p>114127614</text:p>
          </table:table-cell>
          <table:table-cell table:formula="of:=[$Sheet1.$C109]" office:value-type="float" office:value="121216488">
            <text:p>121216488</text:p>
          </table:table-cell>
          <table:table-cell table:formula="of:=[$Sheet1.$C134]" office:value-type="float" office:value="130074920">
            <text:p>130074920</text:p>
          </table:table-cell>
          <table:table-cell table:formula="of:=[$Sheet1.$C164]" office:value-type="float" office:value="119817594">
            <text:p>119817594</text:p>
          </table:table-cell>
          <table:table-cell table:formula="of:=[$Sheet1.$C197]" office:value-type="float" office:value="97591933">
            <text:p>97591933</text:p>
          </table:table-cell>
        </table:table-row>
        <table:table-row table:style-name="ro1">
          <table:table-cell table:formula="of:=[$Sheet1.$C12]" office:value-type="float" office:value="112808226">
            <text:p>112808226</text:p>
          </table:table-cell>
          <table:table-cell table:formula="of:=[$Sheet1.$C34]" office:value-type="float" office:value="101230142">
            <text:p>101230142</text:p>
          </table:table-cell>
          <table:table-cell table:formula="of:=[$Sheet1.$C91]" office:value-type="float" office:value="122976901">
            <text:p>122976901</text:p>
          </table:table-cell>
          <table:table-cell table:formula="of:=[$Sheet1.$C111]" office:value-type="float" office:value="123158401">
            <text:p>123158401</text:p>
          </table:table-cell>
          <table:table-cell table:formula="of:=[$Sheet1.$C143]" office:value-type="float" office:value="130078518">
            <text:p>130078518</text:p>
          </table:table-cell>
          <table:table-cell table:formula="of:=[$Sheet1.$C163]" office:value-type="float" office:value="119936844">
            <text:p>119936844</text:p>
          </table:table-cell>
          <table:table-cell table:formula="of:=[$Sheet1.$C186]" office:value-type="float" office:value="97697598">
            <text:p>97697598</text:p>
          </table:table-cell>
        </table:table-row>
      </table:table>
      <table:table table:name="NoOptCC" table:style-name="ta1">
        <table:shapes>
          <draw:frame draw:z-index="0" draw:style-name="gr1" svg:width="28.148cm" svg:height="10.031cm" svg:x="2.399cm" svg:y="1.105cm">
            <draw:object draw:notify-on-update-of-ranges="NoOptCC.A1:NoOptCC.A1 NoOptCC.A2:NoOptCC.A31 NoOptCC.B1:NoOptCC.B1 NoOptCC.B2:NoOptCC.B31 NoOptCC.C1:NoOptCC.C1 NoOptCC.C2:NoOptCC.C31 NoOptCC.D1:NoOptCC.D1 NoOptCC.D2:NoOptCC.D31 NoOptCC.E1:NoOptCC.E1 NoOptCC.E2:NoOptCC.E31 NoOptCC.F1:NoOptCC.F1 NoOptCC.F2:NoOptCC.F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024" table:default-cell-style-name="ce3"/>
        <table:table-row table:style-name="ro1"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I1</text:p>
          </table:table-cell>
          <table:table-cell office:value-type="string">
            <text:p>I2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 office:value-type="string">
            <text:p>I5</text:p>
          </table:table-cell>
          <table:table-cell table:number-columns-repeated="1017"/>
        </table:table-row>
        <table:table-row table:style-name="ro1">
          <table:table-cell table:style-name="ce4" table:formula="of:=[$Sheet1.$C214]" office:value-type="float" office:value="46767707">
            <text:p>46767707</text:p>
          </table:table-cell>
          <table:table-cell table:style-name="ce4" table:formula="of:=[$Sheet1.$C267]" office:value-type="float" office:value="40884523">
            <text:p>40884523</text:p>
          </table:table-cell>
          <table:table-cell table:style-name="ce4" table:formula="of:=[$Sheet1.$C303]" office:value-type="float" office:value="55943587">
            <text:p>55943587</text:p>
          </table:table-cell>
          <table:table-cell table:style-name="ce4" table:formula="of:=[$Sheet1.$C333]" office:value-type="float" office:value="58958369">
            <text:p>58958369</text:p>
          </table:table-cell>
          <table:table-cell table:style-name="ce4" table:formula="of:=[$Sheet1.$C335]" office:value-type="float" office:value="93216836">
            <text:p>93216836</text:p>
          </table:table-cell>
          <table:table-cell table:style-name="ce4" table:formula="of:=[$Sheet1.$C374]" office:value-type="float" office:value="91893172">
            <text:p>91893172</text:p>
          </table:table-cell>
          <table:table-cell table:style-name="ce4" table:formula="of:=[$Sheet1.$C420]" office:value-type="float" office:value="29690754">
            <text:p>29690754</text:p>
          </table:table-cell>
          <table:table-cell table:number-columns-repeated="1017"/>
        </table:table-row>
        <table:table-row table:style-name="ro1">
          <table:table-cell table:style-name="ce4" table:formula="of:=[$Sheet1.$C233]" office:value-type="float" office:value="95072780">
            <text:p>95072780</text:p>
          </table:table-cell>
          <table:table-cell table:style-name="ce4" table:formula="of:=[$Sheet1.$C246]" office:value-type="float" office:value="48061809">
            <text:p>48061809</text:p>
          </table:table-cell>
          <table:table-cell table:style-name="ce4" table:formula="of:=[$Sheet1.$C300]" office:value-type="float" office:value="56969841">
            <text:p>56969841</text:p>
          </table:table-cell>
          <table:table-cell table:style-name="ce4" table:formula="of:=[$Sheet1.$C317]" office:value-type="float" office:value="59573274">
            <text:p>59573274</text:p>
          </table:table-cell>
          <table:table-cell table:style-name="ce4" table:formula="of:=[$Sheet1.$C343]" office:value-type="float" office:value="96095858">
            <text:p>96095858</text:p>
          </table:table-cell>
          <table:table-cell table:style-name="ce4" table:formula="of:=[$Sheet1.$C381]" office:value-type="float" office:value="93448086">
            <text:p>93448086</text:p>
          </table:table-cell>
          <table:table-cell table:style-name="ce4" table:formula="of:=[$Sheet1.$C410]" office:value-type="float" office:value="30508797">
            <text:p>30508797</text:p>
          </table:table-cell>
          <table:table-cell table:number-columns-repeated="1017"/>
        </table:table-row>
        <table:table-row table:style-name="ro1">
          <table:table-cell table:style-name="ce4" table:formula="of:=[$Sheet1.$C229]" office:value-type="float" office:value="96826339">
            <text:p>96826339</text:p>
          </table:table-cell>
          <table:table-cell table:style-name="ce4" table:formula="of:=[$Sheet1.$C255]" office:value-type="float" office:value="105512448">
            <text:p>105512448</text:p>
          </table:table-cell>
          <table:table-cell table:style-name="ce4" table:formula="of:=[$Sheet1.$C290]" office:value-type="float" office:value="58154745">
            <text:p>58154745</text:p>
          </table:table-cell>
          <table:table-cell table:style-name="ce4" table:formula="of:=[$Sheet1.$C320]" office:value-type="float" office:value="60444135">
            <text:p>60444135</text:p>
          </table:table-cell>
          <table:table-cell table:style-name="ce4" table:formula="of:=[$Sheet1.$C340]" office:value-type="float" office:value="99031336">
            <text:p>99031336</text:p>
          </table:table-cell>
          <table:table-cell table:style-name="ce4" table:formula="of:=[$Sheet1.$C369]" office:value-type="float" office:value="93908238">
            <text:p>93908238</text:p>
          </table:table-cell>
          <table:table-cell table:style-name="ce4" table:formula="of:=[$Sheet1.$C403]" office:value-type="float" office:value="59803344">
            <text:p>59803344</text:p>
          </table:table-cell>
          <table:table-cell table:number-columns-repeated="1017"/>
        </table:table-row>
        <table:table-row table:style-name="ro1">
          <table:table-cell table:style-name="ce4" table:formula="of:=[$Sheet1.$C225]" office:value-type="float" office:value="97063152">
            <text:p>97063152</text:p>
          </table:table-cell>
          <table:table-cell table:style-name="ce4" table:formula="of:=[$Sheet1.$C259]" office:value-type="float" office:value="106767916">
            <text:p>106767916</text:p>
          </table:table-cell>
          <table:table-cell table:style-name="ce4" table:formula="of:=[$Sheet1.$C288]" office:value-type="float" office:value="59455009">
            <text:p>59455009</text:p>
          </table:table-cell>
          <table:table-cell table:style-name="ce4" table:formula="of:=[$Sheet1.$C312]" office:value-type="float" office:value="65079788">
            <text:p>65079788</text:p>
          </table:table-cell>
          <table:table-cell table:style-name="ce4" table:formula="of:=[$Sheet1.$C350]" office:value-type="float" office:value="103265573">
            <text:p>103265573</text:p>
          </table:table-cell>
          <table:table-cell table:style-name="ce4" table:formula="of:=[$Sheet1.$C390]" office:value-type="float" office:value="94962225">
            <text:p>94962225</text:p>
          </table:table-cell>
          <table:table-cell table:style-name="ce4" table:formula="of:=[$Sheet1.$C415]" office:value-type="float" office:value="59984798">
            <text:p>59984798</text:p>
          </table:table-cell>
          <table:table-cell table:number-columns-repeated="1017"/>
        </table:table-row>
        <table:table-row table:style-name="ro1">
          <table:table-cell table:style-name="ce4" table:formula="of:=[$Sheet1.$C231]" office:value-type="float" office:value="98039909">
            <text:p>98039909</text:p>
          </table:table-cell>
          <table:table-cell table:style-name="ce4" table:formula="of:=[$Sheet1.$C256]" office:value-type="float" office:value="106970883">
            <text:p>106970883</text:p>
          </table:table-cell>
          <table:table-cell table:style-name="ce4" table:formula="of:=[$Sheet1.$C280]" office:value-type="float" office:value="61523652">
            <text:p>61523652</text:p>
          </table:table-cell>
          <table:table-cell table:style-name="ce4" table:formula="of:=[$Sheet1.$C307]" office:value-type="float" office:value="65633488">
            <text:p>65633488</text:p>
          </table:table-cell>
          <table:table-cell table:style-name="ce4" table:formula="of:=[$Sheet1.$C338]" office:value-type="float" office:value="104555612">
            <text:p>104555612</text:p>
          </table:table-cell>
          <table:table-cell table:style-name="ce4" table:formula="of:=[$Sheet1.$C384]" office:value-type="float" office:value="94997465">
            <text:p>94997465</text:p>
          </table:table-cell>
          <table:table-cell table:style-name="ce4" table:formula="of:=[$Sheet1.$C421]" office:value-type="float" office:value="61061319">
            <text:p>61061319</text:p>
          </table:table-cell>
          <table:table-cell table:number-columns-repeated="1017"/>
        </table:table-row>
        <table:table-row table:style-name="ro1">
          <table:table-cell table:style-name="ce4" table:formula="of:=[$Sheet1.$C232]" office:value-type="float" office:value="101300446">
            <text:p>101300446</text:p>
          </table:table-cell>
          <table:table-cell table:style-name="ce4" table:formula="of:=[$Sheet1.$C249]" office:value-type="float" office:value="108148086">
            <text:p>108148086</text:p>
          </table:table-cell>
          <table:table-cell table:style-name="ce4" table:formula="of:=[$Sheet1.$C301]" office:value-type="float" office:value="61923883">
            <text:p>61923883</text:p>
          </table:table-cell>
          <table:table-cell table:style-name="ce4" table:formula="of:=[$Sheet1.$C311]" office:value-type="float" office:value="68164104">
            <text:p>68164104</text:p>
          </table:table-cell>
          <table:table-cell table:style-name="ce4" table:formula="of:=[$Sheet1.$C344]" office:value-type="float" office:value="105505602">
            <text:p>105505602</text:p>
          </table:table-cell>
          <table:table-cell table:style-name="ce4" table:formula="of:=[$Sheet1.$C375]" office:value-type="float" office:value="95717698">
            <text:p>95717698</text:p>
          </table:table-cell>
          <table:table-cell table:style-name="ce4" table:formula="of:=[$Sheet1.$C414]" office:value-type="float" office:value="61351063">
            <text:p>61351063</text:p>
          </table:table-cell>
          <table:table-cell table:number-columns-repeated="1017"/>
        </table:table-row>
        <table:table-row table:style-name="ro1">
          <table:table-cell table:style-name="ce4" table:formula="of:=[$Sheet1.$C240]" office:value-type="float" office:value="102514125">
            <text:p>102514125</text:p>
          </table:table-cell>
          <table:table-cell table:style-name="ce4" table:formula="of:=[$Sheet1.$C273]" office:value-type="float" office:value="109972726">
            <text:p>109972726</text:p>
          </table:table-cell>
          <table:table-cell table:style-name="ce4" table:formula="of:=[$Sheet1.$C296]" office:value-type="float" office:value="70645619">
            <text:p>70645619</text:p>
          </table:table-cell>
          <table:table-cell table:style-name="ce4" table:formula="of:=[$Sheet1.$C332]" office:value-type="float" office:value="71636995">
            <text:p>71636995</text:p>
          </table:table-cell>
          <table:table-cell table:style-name="ce4" table:formula="of:=[$Sheet1.$C342]" office:value-type="float" office:value="108267715">
            <text:p>108267715</text:p>
          </table:table-cell>
          <table:table-cell table:style-name="ce4" table:formula="of:=[$Sheet1.$C379]" office:value-type="float" office:value="96558325">
            <text:p>96558325</text:p>
          </table:table-cell>
          <table:table-cell table:style-name="ce4" table:formula="of:=[$Sheet1.$C396]" office:value-type="float" office:value="61755877">
            <text:p>61755877</text:p>
          </table:table-cell>
          <table:table-cell table:number-columns-repeated="1017"/>
        </table:table-row>
        <table:table-row table:style-name="ro1">
          <table:table-cell table:style-name="ce4" table:formula="of:=[$Sheet1.$C221]" office:value-type="float" office:value="107000376">
            <text:p>107000376</text:p>
          </table:table-cell>
          <table:table-cell table:style-name="ce4" table:formula="of:=[$Sheet1.$C272]" office:value-type="float" office:value="110145123">
            <text:p>110145123</text:p>
          </table:table-cell>
          <table:table-cell table:style-name="ce4" table:formula="of:=[$Sheet1.$C295]" office:value-type="float" office:value="75058384">
            <text:p>75058384</text:p>
          </table:table-cell>
          <table:table-cell table:style-name="ce4" table:formula="of:=[$Sheet1.$C304]" office:value-type="float" office:value="81776659">
            <text:p>81776659</text:p>
          </table:table-cell>
          <table:table-cell table:style-name="ce4" table:formula="of:=[$Sheet1.$C337]" office:value-type="float" office:value="108748526">
            <text:p>108748526</text:p>
          </table:table-cell>
          <table:table-cell table:style-name="ce4" table:formula="of:=[$Sheet1.$C380]" office:value-type="float" office:value="97959335">
            <text:p>97959335</text:p>
          </table:table-cell>
          <table:table-cell table:style-name="ce4" table:formula="of:=[$Sheet1.$C423]" office:value-type="float" office:value="61980357">
            <text:p>61980357</text:p>
          </table:table-cell>
          <table:table-cell table:number-columns-repeated="1017"/>
        </table:table-row>
        <table:table-row table:style-name="ro1">
          <table:table-cell table:style-name="ce4" table:formula="of:=[$Sheet1.$C227]" office:value-type="float" office:value="108947223">
            <text:p>108947223</text:p>
          </table:table-cell>
          <table:table-cell table:style-name="ce4" table:formula="of:=[$Sheet1.$C260]" office:value-type="float" office:value="111188718">
            <text:p>111188718</text:p>
          </table:table-cell>
          <table:table-cell table:style-name="ce4" table:formula="of:=[$Sheet1.$C287]" office:value-type="float" office:value="75125917">
            <text:p>75125917</text:p>
          </table:table-cell>
          <table:table-cell table:style-name="ce4" table:formula="of:=[$Sheet1.$C305]" office:value-type="float" office:value="99446774">
            <text:p>99446774</text:p>
          </table:table-cell>
          <table:table-cell table:style-name="ce4" table:formula="of:=[$Sheet1.$C358]" office:value-type="float" office:value="110399307">
            <text:p>110399307</text:p>
          </table:table-cell>
          <table:table-cell table:style-name="ce4" table:formula="of:=[$Sheet1.$C378]" office:value-type="float" office:value="98076928">
            <text:p>98076928</text:p>
          </table:table-cell>
          <table:table-cell table:style-name="ce4" table:formula="of:=[$Sheet1.$C402]" office:value-type="float" office:value="62522573">
            <text:p>62522573</text:p>
          </table:table-cell>
          <table:table-cell table:number-columns-repeated="1017"/>
        </table:table-row>
        <table:table-row table:style-name="ro1">
          <table:table-cell table:style-name="ce4" table:formula="of:=[$Sheet1.$C236]" office:value-type="float" office:value="112199877">
            <text:p>112199877</text:p>
          </table:table-cell>
          <table:table-cell table:style-name="ce4" table:formula="of:=[$Sheet1.$C265]" office:value-type="float" office:value="111456723">
            <text:p>111456723</text:p>
          </table:table-cell>
          <table:table-cell table:style-name="ce4" table:formula="of:=[$Sheet1.$C285]" office:value-type="float" office:value="75612921">
            <text:p>75612921</text:p>
          </table:table-cell>
          <table:table-cell table:style-name="ce4" table:formula="of:=[$Sheet1.$C316]" office:value-type="float" office:value="100695500">
            <text:p>100695500</text:p>
          </table:table-cell>
          <table:table-cell table:style-name="ce4" table:formula="of:=[$Sheet1.$C341]" office:value-type="float" office:value="110590059">
            <text:p>110590059</text:p>
          </table:table-cell>
          <table:table-cell table:style-name="ce4" table:formula="of:=[$Sheet1.$C376]" office:value-type="float" office:value="99452670">
            <text:p>99452670</text:p>
          </table:table-cell>
          <table:table-cell table:style-name="ce4" table:formula="of:=[$Sheet1.$C399]" office:value-type="float" office:value="62803089">
            <text:p>62803089</text:p>
          </table:table-cell>
          <table:table-cell table:number-columns-repeated="1017"/>
        </table:table-row>
        <table:table-row table:style-name="ro1">
          <table:table-cell table:style-name="ce4" table:formula="of:=[$Sheet1.$C242]" office:value-type="float" office:value="113493580">
            <text:p>113493580</text:p>
          </table:table-cell>
          <table:table-cell table:style-name="ce4" table:formula="of:=[$Sheet1.$C268]" office:value-type="float" office:value="112034962">
            <text:p>112034962</text:p>
          </table:table-cell>
          <table:table-cell table:style-name="ce4" table:formula="of:=[$Sheet1.$C283]" office:value-type="float" office:value="80315984">
            <text:p>80315984</text:p>
          </table:table-cell>
          <table:table-cell table:style-name="ce4" table:formula="of:=[$Sheet1.$C331]" office:value-type="float" office:value="101546659">
            <text:p>101546659</text:p>
          </table:table-cell>
          <table:table-cell table:style-name="ce4" table:formula="of:=[$Sheet1.$C354]" office:value-type="float" office:value="112353248">
            <text:p>112353248</text:p>
          </table:table-cell>
          <table:table-cell table:style-name="ce4" table:formula="of:=[$Sheet1.$C373]" office:value-type="float" office:value="99803394">
            <text:p>99803394</text:p>
          </table:table-cell>
          <table:table-cell table:style-name="ce4" table:formula="of:=[$Sheet1.$C406]" office:value-type="float" office:value="62996058">
            <text:p>62996058</text:p>
          </table:table-cell>
          <table:table-cell table:number-columns-repeated="1017"/>
        </table:table-row>
        <table:table-row table:style-name="ro1">
          <table:table-cell table:style-name="ce4" table:formula="of:=[$Sheet1.$C219]" office:value-type="float" office:value="116976166">
            <text:p>116976166</text:p>
          </table:table-cell>
          <table:table-cell table:style-name="ce4" table:formula="of:=[$Sheet1.$C271]" office:value-type="float" office:value="114323124">
            <text:p>114323124</text:p>
          </table:table-cell>
          <table:table-cell table:style-name="ce4" table:formula="of:=[$Sheet1.$C286]" office:value-type="float" office:value="81199343">
            <text:p>81199343</text:p>
          </table:table-cell>
          <table:table-cell table:style-name="ce4" table:formula="of:=[$Sheet1.$C327]" office:value-type="float" office:value="101950790">
            <text:p>101950790</text:p>
          </table:table-cell>
          <table:table-cell table:style-name="ce4" table:formula="of:=[$Sheet1.$C355]" office:value-type="float" office:value="113131021">
            <text:p>113131021</text:p>
          </table:table-cell>
          <table:table-cell table:style-name="ce4" table:formula="of:=[$Sheet1.$C377]" office:value-type="float" office:value="99812592">
            <text:p>99812592</text:p>
          </table:table-cell>
          <table:table-cell table:style-name="ce4" table:formula="of:=[$Sheet1.$C408]" office:value-type="float" office:value="63351097">
            <text:p>63351097</text:p>
          </table:table-cell>
          <table:table-cell table:number-columns-repeated="1017"/>
        </table:table-row>
        <table:table-row table:style-name="ro1">
          <table:table-cell table:style-name="ce4" table:formula="of:=[$Sheet1.$C224]" office:value-type="float" office:value="118969521">
            <text:p>118969521</text:p>
          </table:table-cell>
          <table:table-cell table:style-name="ce4" table:formula="of:=[$Sheet1.$C252]" office:value-type="float" office:value="116183522">
            <text:p>116183522</text:p>
          </table:table-cell>
          <table:table-cell table:style-name="ce4" table:formula="of:=[$Sheet1.$C278]" office:value-type="float" office:value="94747401">
            <text:p>94747401</text:p>
          </table:table-cell>
          <table:table-cell table:style-name="ce4" table:formula="of:=[$Sheet1.$C310]" office:value-type="float" office:value="117069396">
            <text:p>117069396</text:p>
          </table:table-cell>
          <table:table-cell table:style-name="ce4" table:formula="of:=[$Sheet1.$C359]" office:value-type="float" office:value="113453992">
            <text:p>113453992</text:p>
          </table:table-cell>
          <table:table-cell table:style-name="ce4" table:formula="of:=[$Sheet1.$C366]" office:value-type="float" office:value="100134420">
            <text:p>100134420</text:p>
          </table:table-cell>
          <table:table-cell table:style-name="ce4" table:formula="of:=[$Sheet1.$C395]" office:value-type="float" office:value="63422477">
            <text:p>63422477</text:p>
          </table:table-cell>
          <table:table-cell table:number-columns-repeated="1017"/>
        </table:table-row>
        <table:table-row table:style-name="ro1">
          <table:table-cell table:style-name="ce4" table:formula="of:=[$Sheet1.$C228]" office:value-type="float" office:value="119145544">
            <text:p>119145544</text:p>
          </table:table-cell>
          <table:table-cell table:style-name="ce4" table:formula="of:=[$Sheet1.$C266]" office:value-type="float" office:value="116342640">
            <text:p>116342640</text:p>
          </table:table-cell>
          <table:table-cell table:style-name="ce4" table:formula="of:=[$Sheet1.$C293]" office:value-type="float" office:value="99982229">
            <text:p>99982229</text:p>
          </table:table-cell>
          <table:table-cell table:style-name="ce4" table:formula="of:=[$Sheet1.$C315]" office:value-type="float" office:value="117332753">
            <text:p>117332753</text:p>
          </table:table-cell>
          <table:table-cell table:style-name="ce4" table:formula="of:=[$Sheet1.$C339]" office:value-type="float" office:value="114805993">
            <text:p>114805993</text:p>
          </table:table-cell>
          <table:table-cell table:style-name="ce4" table:formula="of:=[$Sheet1.$C389]" office:value-type="float" office:value="100275609">
            <text:p>100275609</text:p>
          </table:table-cell>
          <table:table-cell table:style-name="ce4" table:formula="of:=[$Sheet1.$C422]" office:value-type="float" office:value="63660025">
            <text:p>63660025</text:p>
          </table:table-cell>
          <table:table-cell table:number-columns-repeated="1017"/>
        </table:table-row>
        <table:table-row table:style-name="ro1">
          <table:table-cell table:style-name="ce4" table:formula="of:=[$Sheet1.$C218]" office:value-type="float" office:value="121386240">
            <text:p>121386240</text:p>
          </table:table-cell>
          <table:table-cell table:style-name="ce4" table:formula="of:=[$Sheet1.$C262]" office:value-type="float" office:value="117926990">
            <text:p>117926990</text:p>
          </table:table-cell>
          <table:table-cell table:style-name="ce4" table:formula="of:=[$Sheet1.$C291]" office:value-type="float" office:value="102755994">
            <text:p>102755994</text:p>
          </table:table-cell>
          <table:table-cell table:style-name="ce4" table:formula="of:=[$Sheet1.$C309]" office:value-type="float" office:value="117812677">
            <text:p>117812677</text:p>
          </table:table-cell>
          <table:table-cell table:style-name="ce4" table:formula="of:=[$Sheet1.$C347]" office:value-type="float" office:value="115033404">
            <text:p>115033404</text:p>
          </table:table-cell>
          <table:table-cell table:style-name="ce4" table:formula="of:=[$Sheet1.$C365]" office:value-type="float" office:value="100484031">
            <text:p>100484031</text:p>
          </table:table-cell>
          <table:table-cell table:style-name="ce4" table:formula="of:=[$Sheet1.$C398]" office:value-type="float" office:value="64453460">
            <text:p>64453460</text:p>
          </table:table-cell>
          <table:table-cell table:number-columns-repeated="1017"/>
        </table:table-row>
        <table:table-row table:style-name="ro1">
          <table:table-cell table:style-name="ce4" table:formula="of:=[$Sheet1.$C220]" office:value-type="float" office:value="121846332">
            <text:p>121846332</text:p>
          </table:table-cell>
          <table:table-cell table:style-name="ce4" table:formula="of:=[$Sheet1.$C261]" office:value-type="float" office:value="118462446">
            <text:p>118462446</text:p>
          </table:table-cell>
          <table:table-cell table:style-name="ce4" table:formula="of:=[$Sheet1.$C292]" office:value-type="float" office:value="104424735">
            <text:p>104424735</text:p>
          </table:table-cell>
          <table:table-cell table:style-name="ce4" table:formula="of:=[$Sheet1.$C313]" office:value-type="float" office:value="117816382">
            <text:p>117816382</text:p>
          </table:table-cell>
          <table:table-cell table:style-name="ce4" table:formula="of:=[$Sheet1.$C352]" office:value-type="float" office:value="115633996">
            <text:p>115633996</text:p>
          </table:table-cell>
          <table:table-cell table:style-name="ce4" table:formula="of:=[$Sheet1.$C368]" office:value-type="float" office:value="100949805">
            <text:p>100949805</text:p>
          </table:table-cell>
          <table:table-cell table:style-name="ce4" table:formula="of:=[$Sheet1.$C407]" office:value-type="float" office:value="64464299">
            <text:p>64464299</text:p>
          </table:table-cell>
          <table:table-cell table:number-columns-repeated="1017"/>
        </table:table-row>
        <table:table-row table:style-name="ro1">
          <table:table-cell table:style-name="ce4" table:formula="of:=[$Sheet1.$C215]" office:value-type="float" office:value="122225611">
            <text:p>122225611</text:p>
          </table:table-cell>
          <table:table-cell table:style-name="ce4" table:formula="of:=[$Sheet1.$C251]" office:value-type="float" office:value="119531732">
            <text:p>119531732</text:p>
          </table:table-cell>
          <table:table-cell table:style-name="ce4" table:formula="of:=[$Sheet1.$C282]" office:value-type="float" office:value="105821729">
            <text:p>105821729</text:p>
          </table:table-cell>
          <table:table-cell table:style-name="ce4" table:formula="of:=[$Sheet1.$C325]" office:value-type="float" office:value="118763324">
            <text:p>118763324</text:p>
          </table:table-cell>
          <table:table-cell table:style-name="ce4" table:formula="of:=[$Sheet1.$C346]" office:value-type="float" office:value="116220557">
            <text:p>116220557</text:p>
          </table:table-cell>
          <table:table-cell table:style-name="ce4" table:formula="of:=[$Sheet1.$C367]" office:value-type="float" office:value="101456450">
            <text:p>101456450</text:p>
          </table:table-cell>
          <table:table-cell table:style-name="ce4" table:formula="of:=[$Sheet1.$C405]" office:value-type="float" office:value="64771040">
            <text:p>64771040</text:p>
          </table:table-cell>
          <table:table-cell table:number-columns-repeated="1017"/>
        </table:table-row>
        <table:table-row table:style-name="ro1">
          <table:table-cell table:style-name="ce4" table:formula="of:=[$Sheet1.$C234]" office:value-type="float" office:value="122885102">
            <text:p>122885102</text:p>
          </table:table-cell>
          <table:table-cell table:style-name="ce4" table:formula="of:=[$Sheet1.$C269]" office:value-type="float" office:value="120970794">
            <text:p>120970794</text:p>
          </table:table-cell>
          <table:table-cell table:style-name="ce4" table:formula="of:=[$Sheet1.$C277]" office:value-type="float" office:value="106829862">
            <text:p>106829862</text:p>
          </table:table-cell>
          <table:table-cell table:style-name="ce4" table:formula="of:=[$Sheet1.$C324]" office:value-type="float" office:value="128724714">
            <text:p>128724714</text:p>
          </table:table-cell>
          <table:table-cell table:style-name="ce4" table:formula="of:=[$Sheet1.$C361]" office:value-type="float" office:value="117023213">
            <text:p>117023213</text:p>
          </table:table-cell>
          <table:table-cell table:style-name="ce4" table:formula="of:=[$Sheet1.$C391]" office:value-type="float" office:value="102070510">
            <text:p>102070510</text:p>
          </table:table-cell>
          <table:table-cell table:style-name="ce4" table:formula="of:=[$Sheet1.$C419]" office:value-type="float" office:value="64962103">
            <text:p>64962103</text:p>
          </table:table-cell>
          <table:table-cell table:number-columns-repeated="1017"/>
        </table:table-row>
        <table:table-row table:style-name="ro1">
          <table:table-cell table:style-name="ce4" table:formula="of:=[$Sheet1.$C217]" office:value-type="float" office:value="123880254">
            <text:p>123880254</text:p>
          </table:table-cell>
          <table:table-cell table:style-name="ce4" table:formula="of:=[$Sheet1.$C257]" office:value-type="float" office:value="124515807">
            <text:p>124515807</text:p>
          </table:table-cell>
          <table:table-cell table:style-name="ce4" table:formula="of:=[$Sheet1.$C276]" office:value-type="float" office:value="107017452">
            <text:p>107017452</text:p>
          </table:table-cell>
          <table:table-cell table:style-name="ce4" table:formula="of:=[$Sheet1.$C306]" office:value-type="float" office:value="131052613">
            <text:p>131052613</text:p>
          </table:table-cell>
          <table:table-cell table:style-name="ce4" table:formula="of:=[$Sheet1.$C348]" office:value-type="float" office:value="118515847">
            <text:p>118515847</text:p>
          </table:table-cell>
          <table:table-cell table:style-name="ce4" table:formula="of:=[$Sheet1.$C393]" office:value-type="float" office:value="102860704">
            <text:p>102860704</text:p>
          </table:table-cell>
          <table:table-cell table:style-name="ce4" table:formula="of:=[$Sheet1.$C400]" office:value-type="float" office:value="65147710">
            <text:p>65147710</text:p>
          </table:table-cell>
          <table:table-cell table:number-columns-repeated="1017"/>
        </table:table-row>
        <table:table-row table:style-name="ro1">
          <table:table-cell table:style-name="ce4" table:formula="of:=[$Sheet1.$C239]" office:value-type="float" office:value="128695507">
            <text:p>128695507</text:p>
          </table:table-cell>
          <table:table-cell table:style-name="ce4" table:formula="of:=[$Sheet1.$C253]" office:value-type="float" office:value="125626049">
            <text:p>125626049</text:p>
          </table:table-cell>
          <table:table-cell table:style-name="ce4" table:formula="of:=[$Sheet1.$C289]" office:value-type="float" office:value="107033447">
            <text:p>107033447</text:p>
          </table:table-cell>
          <table:table-cell table:style-name="ce4" table:formula="of:=[$Sheet1.$C322]" office:value-type="float" office:value="131742500">
            <text:p>131742500</text:p>
          </table:table-cell>
          <table:table-cell table:style-name="ce4" table:formula="of:=[$Sheet1.$C351]" office:value-type="float" office:value="118595587">
            <text:p>118595587</text:p>
          </table:table-cell>
          <table:table-cell table:style-name="ce4" table:formula="of:=[$Sheet1.$C371]" office:value-type="float" office:value="121099383">
            <text:p>121099383</text:p>
          </table:table-cell>
          <table:table-cell table:style-name="ce4" table:formula="of:=[$Sheet1.$C417]" office:value-type="float" office:value="65361055">
            <text:p>65361055</text:p>
          </table:table-cell>
          <table:table-cell table:number-columns-repeated="1017"/>
        </table:table-row>
        <table:table-row table:style-name="ro1">
          <table:table-cell table:style-name="ce4" table:formula="of:=[$Sheet1.$C230]" office:value-type="float" office:value="128700677">
            <text:p>128700677</text:p>
          </table:table-cell>
          <table:table-cell table:style-name="ce4" table:formula="of:=[$Sheet1.$C247]" office:value-type="float" office:value="126500485">
            <text:p>126500485</text:p>
          </table:table-cell>
          <table:table-cell table:style-name="ce4" table:formula="of:=[$Sheet1.$C298]" office:value-type="float" office:value="108565540">
            <text:p>108565540</text:p>
          </table:table-cell>
          <table:table-cell table:style-name="ce4" table:formula="of:=[$Sheet1.$C321]" office:value-type="float" office:value="132284928">
            <text:p>132284928</text:p>
          </table:table-cell>
          <table:table-cell table:style-name="ce4" table:formula="of:=[$Sheet1.$C356]" office:value-type="float" office:value="119644949">
            <text:p>119644949</text:p>
          </table:table-cell>
          <table:table-cell table:style-name="ce4" table:formula="of:=[$Sheet1.$C387]" office:value-type="float" office:value="122298267">
            <text:p>122298267</text:p>
          </table:table-cell>
          <table:table-cell table:style-name="ce4" table:formula="of:=[$Sheet1.$C401]" office:value-type="float" office:value="65368218">
            <text:p>65368218</text:p>
          </table:table-cell>
          <table:table-cell table:number-columns-repeated="1017"/>
        </table:table-row>
        <table:table-row table:style-name="ro1">
          <table:table-cell table:style-name="ce4" table:formula="of:=[$Sheet1.$C216]" office:value-type="float" office:value="129119610">
            <text:p>129119610</text:p>
          </table:table-cell>
          <table:table-cell table:style-name="ce4" table:formula="of:=[$Sheet1.$C244]" office:value-type="float" office:value="126686771">
            <text:p>126686771</text:p>
          </table:table-cell>
          <table:table-cell table:style-name="ce4" table:formula="of:=[$Sheet1.$C284]" office:value-type="float" office:value="108912038">
            <text:p>108912038</text:p>
          </table:table-cell>
          <table:table-cell table:style-name="ce4" table:formula="of:=[$Sheet1.$C328]" office:value-type="float" office:value="132501552">
            <text:p>132501552</text:p>
          </table:table-cell>
          <table:table-cell table:style-name="ce4" table:formula="of:=[$Sheet1.$C363]" office:value-type="float" office:value="121062078">
            <text:p>121062078</text:p>
          </table:table-cell>
          <table:table-cell table:style-name="ce4" table:formula="of:=[$Sheet1.$C372]" office:value-type="float" office:value="122803530">
            <text:p>122803530</text:p>
          </table:table-cell>
          <table:table-cell table:style-name="ce4" table:formula="of:=[$Sheet1.$C394]" office:value-type="float" office:value="65593031">
            <text:p>65593031</text:p>
          </table:table-cell>
          <table:table-cell table:number-columns-repeated="1017"/>
        </table:table-row>
        <table:table-row table:style-name="ro1">
          <table:table-cell table:style-name="ce4" table:formula="of:=[$Sheet1.$C237]" office:value-type="float" office:value="129140649">
            <text:p>129140649</text:p>
          </table:table-cell>
          <table:table-cell table:style-name="ce4" table:formula="of:=[$Sheet1.$C258]" office:value-type="float" office:value="127183600">
            <text:p>127183600</text:p>
          </table:table-cell>
          <table:table-cell table:style-name="ce4" table:formula="of:=[$Sheet1.$C299]" office:value-type="float" office:value="109283117">
            <text:p>109283117</text:p>
          </table:table-cell>
          <table:table-cell table:style-name="ce4" table:formula="of:=[$Sheet1.$C330]" office:value-type="float" office:value="134355715">
            <text:p>134355715</text:p>
          </table:table-cell>
          <table:table-cell table:style-name="ce4" table:formula="of:=[$Sheet1.$C362]" office:value-type="float" office:value="121112660">
            <text:p>121112660</text:p>
          </table:table-cell>
          <table:table-cell table:style-name="ce4" table:formula="of:=[$Sheet1.$C388]" office:value-type="float" office:value="123498555">
            <text:p>123498555</text:p>
          </table:table-cell>
          <table:table-cell table:style-name="ce4" table:formula="of:=[$Sheet1.$C413]" office:value-type="float" office:value="65785119">
            <text:p>65785119</text:p>
          </table:table-cell>
          <table:table-cell table:number-columns-repeated="1017"/>
        </table:table-row>
        <table:table-row table:style-name="ro1">
          <table:table-cell table:style-name="ce4" table:formula="of:=[$Sheet1.$C243]" office:value-type="float" office:value="129749556">
            <text:p>129749556</text:p>
          </table:table-cell>
          <table:table-cell table:style-name="ce4" table:formula="of:=[$Sheet1.$C250]" office:value-type="float" office:value="127762581">
            <text:p>127762581</text:p>
          </table:table-cell>
          <table:table-cell table:style-name="ce4" table:formula="of:=[$Sheet1.$C302]" office:value-type="float" office:value="109431621">
            <text:p>109431621</text:p>
          </table:table-cell>
          <table:table-cell table:style-name="ce4" table:formula="of:=[$Sheet1.$C314]" office:value-type="float" office:value="134418659">
            <text:p>134418659</text:p>
          </table:table-cell>
          <table:table-cell table:style-name="ce4" table:formula="of:=[$Sheet1.$C349]" office:value-type="float" office:value="122121039">
            <text:p>122121039</text:p>
          </table:table-cell>
          <table:table-cell table:style-name="ce4" table:formula="of:=[$Sheet1.$C364]" office:value-type="float" office:value="125440054">
            <text:p>125440054</text:p>
          </table:table-cell>
          <table:table-cell table:style-name="ce4" table:formula="of:=[$Sheet1.$C397]" office:value-type="float" office:value="65881885">
            <text:p>65881885</text:p>
          </table:table-cell>
          <table:table-cell table:number-columns-repeated="1017"/>
        </table:table-row>
        <table:table-row table:style-name="ro1">
          <table:table-cell table:style-name="ce4" table:formula="of:=[$Sheet1.$C223]" office:value-type="float" office:value="130517475">
            <text:p>130517475</text:p>
          </table:table-cell>
          <table:table-cell table:style-name="ce4" table:formula="of:=[$Sheet1.$C245]" office:value-type="float" office:value="128140380">
            <text:p>128140380</text:p>
          </table:table-cell>
          <table:table-cell table:style-name="ce4" table:formula="of:=[$Sheet1.$C297]" office:value-type="float" office:value="111431295">
            <text:p>111431295</text:p>
          </table:table-cell>
          <table:table-cell table:style-name="ce4" table:formula="of:=[$Sheet1.$C323]" office:value-type="float" office:value="142508312">
            <text:p>142508312</text:p>
          </table:table-cell>
          <table:table-cell table:style-name="ce4" table:formula="of:=[$Sheet1.$C357]" office:value-type="float" office:value="122325342">
            <text:p>122325342</text:p>
          </table:table-cell>
          <table:table-cell table:style-name="ce4" table:formula="of:=[$Sheet1.$C382]" office:value-type="float" office:value="126309251">
            <text:p>126309251</text:p>
          </table:table-cell>
          <table:table-cell table:style-name="ce4" table:formula="of:=[$Sheet1.$C409]" office:value-type="float" office:value="65932265">
            <text:p>65932265</text:p>
          </table:table-cell>
          <table:table-cell table:number-columns-repeated="1017"/>
        </table:table-row>
        <table:table-row table:style-name="ro1">
          <table:table-cell table:style-name="ce4" table:formula="of:=[$Sheet1.$C235]" office:value-type="float" office:value="131408084">
            <text:p>131408084</text:p>
          </table:table-cell>
          <table:table-cell table:style-name="ce4" table:formula="of:=[$Sheet1.$C264]" office:value-type="float" office:value="128306708">
            <text:p>128306708</text:p>
          </table:table-cell>
          <table:table-cell table:style-name="ce4" table:formula="of:=[$Sheet1.$C279]" office:value-type="float" office:value="124408300">
            <text:p>124408300</text:p>
          </table:table-cell>
          <table:table-cell table:style-name="ce4" table:formula="of:=[$Sheet1.$C308]" office:value-type="float" office:value="147351676">
            <text:p>147351676</text:p>
          </table:table-cell>
          <table:table-cell table:style-name="ce4" table:formula="of:=[$Sheet1.$C336]" office:value-type="float" office:value="123283795">
            <text:p>123283795</text:p>
          </table:table-cell>
          <table:table-cell table:style-name="ce4" table:formula="of:=[$Sheet1.$C386]" office:value-type="float" office:value="126393306">
            <text:p>126393306</text:p>
          </table:table-cell>
          <table:table-cell table:style-name="ce4" table:formula="of:=[$Sheet1.$C404]" office:value-type="float" office:value="66078463">
            <text:p>66078463</text:p>
          </table:table-cell>
          <table:table-cell table:number-columns-repeated="1017"/>
        </table:table-row>
        <table:table-row table:style-name="ro1">
          <table:table-cell table:style-name="ce4" table:formula="of:=[$Sheet1.$C222]" office:value-type="float" office:value="135720152">
            <text:p>135720152</text:p>
          </table:table-cell>
          <table:table-cell table:style-name="ce4" table:formula="of:=[$Sheet1.$C270]" office:value-type="float" office:value="130135249">
            <text:p>130135249</text:p>
          </table:table-cell>
          <table:table-cell table:style-name="ce4" table:formula="of:=[$Sheet1.$C275]" office:value-type="float" office:value="132154053">
            <text:p>132154053</text:p>
          </table:table-cell>
          <table:table-cell table:style-name="ce4" table:formula="of:=[$Sheet1.$C329]" office:value-type="float" office:value="153593088">
            <text:p>153593088</text:p>
          </table:table-cell>
          <table:table-cell table:style-name="ce4" table:formula="of:=[$Sheet1.$C345]" office:value-type="float" office:value="125238291">
            <text:p>125238291</text:p>
          </table:table-cell>
          <table:table-cell table:style-name="ce4" table:formula="of:=[$Sheet1.$C383]" office:value-type="float" office:value="126814592">
            <text:p>126814592</text:p>
          </table:table-cell>
          <table:table-cell table:style-name="ce4" table:formula="of:=[$Sheet1.$C411]" office:value-type="float" office:value="66630346">
            <text:p>66630346</text:p>
          </table:table-cell>
          <table:table-cell table:number-columns-repeated="1017"/>
        </table:table-row>
        <table:table-row table:style-name="ro1">
          <table:table-cell table:style-name="ce4" table:formula="of:=[$Sheet1.$C241]" office:value-type="float" office:value="138940969">
            <text:p>138940969</text:p>
          </table:table-cell>
          <table:table-cell table:style-name="ce4" table:formula="of:=[$Sheet1.$C254]" office:value-type="float" office:value="130253181">
            <text:p>130253181</text:p>
          </table:table-cell>
          <table:table-cell table:style-name="ce4" table:formula="of:=[$Sheet1.$C281]" office:value-type="float" office:value="138555314">
            <text:p>138555314</text:p>
          </table:table-cell>
          <table:table-cell table:style-name="ce4" table:formula="of:=[$Sheet1.$C318]" office:value-type="float" office:value="157885194">
            <text:p>157885194</text:p>
          </table:table-cell>
          <table:table-cell table:style-name="ce4" table:formula="of:=[$Sheet1.$C353]" office:value-type="float" office:value="125591037">
            <text:p>125591037</text:p>
          </table:table-cell>
          <table:table-cell table:style-name="ce4" table:formula="of:=[$Sheet1.$C392]" office:value-type="float" office:value="127759281">
            <text:p>127759281</text:p>
          </table:table-cell>
          <table:table-cell table:style-name="ce4" table:formula="of:=[$Sheet1.$C418]" office:value-type="float" office:value="66718666">
            <text:p>66718666</text:p>
          </table:table-cell>
          <table:table-cell table:number-columns-repeated="1017"/>
        </table:table-row>
        <table:table-row table:style-name="ro1">
          <table:table-cell table:style-name="ce4" table:formula="of:=[$Sheet1.$C226]" office:value-type="float" office:value="139163876">
            <text:p>139163876</text:p>
          </table:table-cell>
          <table:table-cell table:style-name="ce4" table:formula="of:=[$Sheet1.$C263]" office:value-type="float" office:value="132840241">
            <text:p>132840241</text:p>
          </table:table-cell>
          <table:table-cell table:style-name="ce4" table:formula="of:=[$Sheet1.$C274]" office:value-type="float" office:value="144469964">
            <text:p>144469964</text:p>
          </table:table-cell>
          <table:table-cell table:style-name="ce4" table:formula="of:=[$Sheet1.$C326]" office:value-type="float" office:value="158217526">
            <text:p>158217526</text:p>
          </table:table-cell>
          <table:table-cell table:style-name="ce4" table:formula="of:=[$Sheet1.$C334]" office:value-type="float" office:value="125804369">
            <text:p>125804369</text:p>
          </table:table-cell>
          <table:table-cell table:style-name="ce4" table:formula="of:=[$Sheet1.$C370]" office:value-type="float" office:value="127953298">
            <text:p>127953298</text:p>
          </table:table-cell>
          <table:table-cell table:style-name="ce4" table:formula="of:=[$Sheet1.$C416]" office:value-type="float" office:value="67486858">
            <text:p>67486858</text:p>
          </table:table-cell>
          <table:table-cell table:number-columns-repeated="1017"/>
        </table:table-row>
        <table:table-row table:style-name="ro1">
          <table:table-cell table:style-name="ce4" table:formula="of:=[$Sheet1.$C238]" office:value-type="float" office:value="139206277">
            <text:p>139206277</text:p>
          </table:table-cell>
          <table:table-cell table:style-name="ce4" table:formula="of:=[$Sheet1.$C248]" office:value-type="float" office:value="132990111">
            <text:p>132990111</text:p>
          </table:table-cell>
          <table:table-cell table:style-name="ce4" table:formula="of:=[$Sheet1.$C294]" office:value-type="float" office:value="158883787">
            <text:p>158883787</text:p>
          </table:table-cell>
          <table:table-cell table:style-name="ce4" table:formula="of:=[$Sheet1.$C319]" office:value-type="float" office:value="162035416">
            <text:p>162035416</text:p>
          </table:table-cell>
          <table:table-cell table:style-name="ce4" table:formula="of:=[$Sheet1.$C360]" office:value-type="float" office:value="126131269">
            <text:p>126131269</text:p>
          </table:table-cell>
          <table:table-cell table:style-name="ce4" table:formula="of:=[$Sheet1.$C385]" office:value-type="float" office:value="128022840">
            <text:p>128022840</text:p>
          </table:table-cell>
          <table:table-cell table:style-name="ce4" table:formula="of:=[$Sheet1.$C412]" office:value-type="float" office:value="68723924">
            <text:p>68723924</text:p>
          </table:table-cell>
          <table:table-cell table:number-columns-repeated="1017"/>
        </table:table-row>
        <table:table-row table:style-name="ro1">
          <table:table-cell table:formula="of:=AVERAGE([.A2:.A31])" office:value-type="float" office:value="116896770.533333">
            <text:p>116896770.533333</text:p>
          </table:table-cell>
          <table:table-cell table:formula="of:=AVERAGE([.B2:.B31])" office:value-type="float" office:value="114527544.266667">
            <text:p>114527544.266667</text:p>
          </table:table-cell>
          <table:table-cell table:formula="of:=AVERAGE([.C2:.C31])" office:value-type="float" office:value="96221225.4333333">
            <text:p>96221225.4333333</text:p>
          </table:table-cell>
          <table:table-cell table:formula="of:=AVERAGE([.D2:.D31])" office:value-type="float" office:value="112345765.333333">
            <text:p>112345765.333333</text:p>
          </table:table-cell>
          <table:table-cell table:formula="of:=AVERAGE([.E2:.E31])" office:value-type="float" office:value="114225270.366667">
            <text:p>114225270.366667</text:p>
          </table:table-cell>
          <table:table-cell table:formula="of:=AVERAGE([.F2:.F31])" office:value-type="float" office:value="108107133.8">
            <text:p>108107133.8</text:p>
          </table:table-cell>
          <table:table-cell table:formula="of:=AVERAGE([.G2:.G31])" office:value-type="float" office:value="61941669">
            <text:p>61941669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OptCS" table:style-name="ta1">
        <table:shapes>
          <draw:frame draw:z-index="0" draw:style-name="gr1" svg:width="28.148cm" svg:height="14.651cm" svg:x="2.725cm" svg:y="0.978cm">
            <draw:object draw:notify-on-update-of-ranges="NoOptCS.A1:NoOptCS.A1 NoOptCS.A2:NoOptCS.A31 NoOptCS.B1:NoOptCS.B1 NoOptCS.B2:NoOptCS.B31 NoOptCS.C1:NoOptCS.C1 NoOptCS.C2:NoOptCS.C31 NoOptCS.D1:NoOptCS.D1 NoOptCS.D2:NoOptCS.D31 NoOptCS.E1:NoOptCS.E1 NoOptCS.E2:NoOptCS.E31 NoOptCS.F1:NoOptCS.F1 NoOptCS.F2:NoOptCS.F31 NoOptCS.G1:NoOptCS.G1 NoOptCS.G2:NoOptCS.G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7" table:default-cell-style-name="ce4"/>
        <table:table-row table:style-name="ro1">
          <table:table-cell table:style-name="ce3" office:value-type="string">
            <text:p>O1</text:p>
          </table:table-cell>
          <table:table-cell table:style-name="ce3" office:value-type="string">
            <text:p>O2</text:p>
          </table:table-cell>
          <table:table-cell table:style-name="ce3" office:value-type="string">
            <text:p>I1</text:p>
          </table:table-cell>
          <table:table-cell table:style-name="ce3" office:value-type="string">
            <text:p>I2</text:p>
          </table:table-cell>
          <table:table-cell table:style-name="ce3" office:value-type="string">
            <text:p>I3</text:p>
          </table:table-cell>
          <table:table-cell table:style-name="ce3" office:value-type="string">
            <text:p>I4</text:p>
          </table:table-cell>
          <table:table-cell table:style-name="ce3" office:value-type="string">
            <text:p>I5</text:p>
          </table:table-cell>
        </table:table-row>
        <table:table-row table:style-name="ro1">
          <table:table-cell table:formula="of:=[$Sheet1.$C442]" office:value-type="float" office:value="16183930">
            <text:p>16183930</text:p>
          </table:table-cell>
          <table:table-cell table:formula="of:=[$Sheet1.$C458]" office:value-type="float" office:value="16563697">
            <text:p>16563697</text:p>
          </table:table-cell>
          <table:table-cell table:formula="of:=[$Sheet1.$C499]" office:value-type="float" office:value="18914580">
            <text:p>18914580</text:p>
          </table:table-cell>
          <table:table-cell table:formula="of:=[$Sheet1.$C541]" office:value-type="float" office:value="18863959">
            <text:p>18863959</text:p>
          </table:table-cell>
          <table:table-cell table:formula="of:=[$Sheet1.$C564]" office:value-type="float" office:value="19289899">
            <text:p>19289899</text:p>
          </table:table-cell>
          <table:table-cell table:formula="of:=[$Sheet1.$C595]" office:value-type="float" office:value="16227469">
            <text:p>16227469</text:p>
          </table:table-cell>
          <table:table-cell table:formula="of:=[$Sheet1.$C606]" office:value-type="float" office:value="14887032">
            <text:p>14887032</text:p>
          </table:table-cell>
        </table:table-row>
        <table:table-row table:style-name="ro1">
          <table:table-cell table:formula="of:=[$Sheet1.$C436]" office:value-type="float" office:value="17185791">
            <text:p>17185791</text:p>
          </table:table-cell>
          <table:table-cell table:formula="of:=[$Sheet1.$C465]" office:value-type="float" office:value="17361476">
            <text:p>17361476</text:p>
          </table:table-cell>
          <table:table-cell table:formula="of:=[$Sheet1.$C485]" office:value-type="float" office:value="20856431">
            <text:p>20856431</text:p>
          </table:table-cell>
          <table:table-cell table:formula="of:=[$Sheet1.$C535]" office:value-type="float" office:value="19740223">
            <text:p>19740223</text:p>
          </table:table-cell>
          <table:table-cell table:formula="of:=[$Sheet1.$C548]" office:value-type="float" office:value="21144148">
            <text:p>21144148</text:p>
          </table:table-cell>
          <table:table-cell table:formula="of:=[$Sheet1.$C586]" office:value-type="float" office:value="17631421">
            <text:p>17631421</text:p>
          </table:table-cell>
          <table:table-cell table:formula="of:=[$Sheet1.$C605]" office:value-type="float" office:value="14993202">
            <text:p>14993202</text:p>
          </table:table-cell>
        </table:table-row>
        <table:table-row table:style-name="ro1">
          <table:table-cell table:formula="of:=[$Sheet1.$C439]" office:value-type="float" office:value="18568950">
            <text:p>18568950</text:p>
          </table:table-cell>
          <table:table-cell table:formula="of:=[$Sheet1.$C474]" office:value-type="float" office:value="17611665">
            <text:p>17611665</text:p>
          </table:table-cell>
          <table:table-cell table:formula="of:=[$Sheet1.$C488]" office:value-type="float" office:value="20929023">
            <text:p>20929023</text:p>
          </table:table-cell>
          <table:table-cell table:formula="of:=[$Sheet1.$C521]" office:value-type="float" office:value="19809837">
            <text:p>19809837</text:p>
          </table:table-cell>
          <table:table-cell table:formula="of:=[$Sheet1.$C545]" office:value-type="float" office:value="24483367">
            <text:p>24483367</text:p>
          </table:table-cell>
          <table:table-cell table:formula="of:=[$Sheet1.$C577]" office:value-type="float" office:value="21213630">
            <text:p>21213630</text:p>
          </table:table-cell>
          <table:table-cell table:formula="of:=[$Sheet1.$C629]" office:value-type="float" office:value="15382380">
            <text:p>15382380</text:p>
          </table:table-cell>
        </table:table-row>
        <table:table-row table:style-name="ro1">
          <table:table-cell table:formula="of:=[$Sheet1.$C427]" office:value-type="float" office:value="20836080">
            <text:p>20836080</text:p>
          </table:table-cell>
          <table:table-cell table:formula="of:=[$Sheet1.$C475]" office:value-type="float" office:value="17776796">
            <text:p>17776796</text:p>
          </table:table-cell>
          <table:table-cell table:formula="of:=[$Sheet1.$C511]" office:value-type="float" office:value="21246152">
            <text:p>21246152</text:p>
          </table:table-cell>
          <table:table-cell table:formula="of:=[$Sheet1.$C520]" office:value-type="float" office:value="19879401">
            <text:p>19879401</text:p>
          </table:table-cell>
          <table:table-cell table:formula="of:=[$Sheet1.$C552]" office:value-type="float" office:value="25027535">
            <text:p>25027535</text:p>
          </table:table-cell>
          <table:table-cell table:formula="of:=[$Sheet1.$C599]" office:value-type="float" office:value="21681284">
            <text:p>21681284</text:p>
          </table:table-cell>
          <table:table-cell table:formula="of:=[$Sheet1.$C619]" office:value-type="float" office:value="15740538">
            <text:p>15740538</text:p>
          </table:table-cell>
        </table:table-row>
        <table:table-row table:style-name="ro1">
          <table:table-cell table:formula="of:=[$Sheet1.$C450]" office:value-type="float" office:value="22296190">
            <text:p>22296190</text:p>
          </table:table-cell>
          <table:table-cell table:formula="of:=[$Sheet1.$C461]" office:value-type="float" office:value="18213939">
            <text:p>18213939</text:p>
          </table:table-cell>
          <table:table-cell table:formula="of:=[$Sheet1.$C500]" office:value-type="float" office:value="23042246">
            <text:p>23042246</text:p>
          </table:table-cell>
          <table:table-cell table:formula="of:=[$Sheet1.$C544]" office:value-type="float" office:value="20683895">
            <text:p>20683895</text:p>
          </table:table-cell>
          <table:table-cell table:formula="of:=[$Sheet1.$C572]" office:value-type="float" office:value="25817164">
            <text:p>25817164</text:p>
          </table:table-cell>
          <table:table-cell table:formula="of:=[$Sheet1.$C580]" office:value-type="float" office:value="22029116">
            <text:p>22029116</text:p>
          </table:table-cell>
          <table:table-cell table:formula="of:=[$Sheet1.$C616]" office:value-type="float" office:value="18979894">
            <text:p>18979894</text:p>
          </table:table-cell>
        </table:table-row>
        <table:table-row table:style-name="ro1">
          <table:table-cell table:formula="of:=[$Sheet1.$C431]" office:value-type="float" office:value="25942649">
            <text:p>25942649</text:p>
          </table:table-cell>
          <table:table-cell table:formula="of:=[$Sheet1.$C470]" office:value-type="float" office:value="18398605">
            <text:p>18398605</text:p>
          </table:table-cell>
          <table:table-cell table:formula="of:=[$Sheet1.$C496]" office:value-type="float" office:value="23768527">
            <text:p>23768527</text:p>
          </table:table-cell>
          <table:table-cell table:formula="of:=[$Sheet1.$C531]" office:value-type="float" office:value="20754440">
            <text:p>20754440</text:p>
          </table:table-cell>
          <table:table-cell table:formula="of:=[$Sheet1.$C569]" office:value-type="float" office:value="25917245">
            <text:p>25917245</text:p>
          </table:table-cell>
          <table:table-cell table:formula="of:=[$Sheet1.$C592]" office:value-type="float" office:value="22157473">
            <text:p>22157473</text:p>
          </table:table-cell>
          <table:table-cell table:formula="of:=[$Sheet1.$C626]" office:value-type="float" office:value="19379962">
            <text:p>19379962</text:p>
          </table:table-cell>
        </table:table-row>
        <table:table-row table:style-name="ro1">
          <table:table-cell table:formula="of:=[$Sheet1.$C451]" office:value-type="float" office:value="27434631">
            <text:p>27434631</text:p>
          </table:table-cell>
          <table:table-cell table:formula="of:=[$Sheet1.$C467]" office:value-type="float" office:value="18952948">
            <text:p>18952948</text:p>
          </table:table-cell>
          <table:table-cell table:formula="of:=[$Sheet1.$C509]" office:value-type="float" office:value="24279642">
            <text:p>24279642</text:p>
          </table:table-cell>
          <table:table-cell table:formula="of:=[$Sheet1.$C519]" office:value-type="float" office:value="20908628">
            <text:p>20908628</text:p>
          </table:table-cell>
          <table:table-cell table:formula="of:=[$Sheet1.$C574]" office:value-type="float" office:value="26960765">
            <text:p>26960765</text:p>
          </table:table-cell>
          <table:table-cell table:formula="of:=[$Sheet1.$C582]" office:value-type="float" office:value="22320469">
            <text:p>22320469</text:p>
          </table:table-cell>
          <table:table-cell table:formula="of:=[$Sheet1.$C609]" office:value-type="float" office:value="19810218">
            <text:p>19810218</text:p>
          </table:table-cell>
        </table:table-row>
        <table:table-row table:style-name="ro1">
          <table:table-cell table:formula="of:=[$Sheet1.$C428]" office:value-type="float" office:value="32087191">
            <text:p>32087191</text:p>
          </table:table-cell>
          <table:table-cell table:formula="of:=[$Sheet1.$C459]" office:value-type="float" office:value="21375464">
            <text:p>21375464</text:p>
          </table:table-cell>
          <table:table-cell table:formula="of:=[$Sheet1.$C501]" office:value-type="float" office:value="25982952">
            <text:p>25982952</text:p>
          </table:table-cell>
          <table:table-cell table:formula="of:=[$Sheet1.$C542]" office:value-type="float" office:value="21465604">
            <text:p>21465604</text:p>
          </table:table-cell>
          <table:table-cell table:formula="of:=[$Sheet1.$C573]" office:value-type="float" office:value="27311252">
            <text:p>27311252</text:p>
          </table:table-cell>
          <table:table-cell table:formula="of:=[$Sheet1.$C601]" office:value-type="float" office:value="23900184">
            <text:p>23900184</text:p>
          </table:table-cell>
          <table:table-cell table:formula="of:=[$Sheet1.$C608]" office:value-type="float" office:value="21512134">
            <text:p>21512134</text:p>
          </table:table-cell>
        </table:table-row>
        <table:table-row table:style-name="ro1">
          <table:table-cell table:formula="of:=[$Sheet1.$C430]" office:value-type="float" office:value="33707417">
            <text:p>33707417</text:p>
          </table:table-cell>
          <table:table-cell table:formula="of:=[$Sheet1.$C479]" office:value-type="float" office:value="28278248">
            <text:p>28278248</text:p>
          </table:table-cell>
          <table:table-cell table:formula="of:=[$Sheet1.$C502]" office:value-type="float" office:value="27772055">
            <text:p>27772055</text:p>
          </table:table-cell>
          <table:table-cell table:formula="of:=[$Sheet1.$C530]" office:value-type="float" office:value="22712514">
            <text:p>22712514</text:p>
          </table:table-cell>
          <table:table-cell table:formula="of:=[$Sheet1.$C563]" office:value-type="float" office:value="27691888">
            <text:p>27691888</text:p>
          </table:table-cell>
          <table:table-cell table:formula="of:=[$Sheet1.$C594]" office:value-type="float" office:value="24430284">
            <text:p>24430284</text:p>
          </table:table-cell>
          <table:table-cell table:formula="of:=[$Sheet1.$C612]" office:value-type="float" office:value="21518929">
            <text:p>21518929</text:p>
          </table:table-cell>
        </table:table-row>
        <table:table-row table:style-name="ro1">
          <table:table-cell table:formula="of:=[$Sheet1.$C434]" office:value-type="float" office:value="33968490">
            <text:p>33968490</text:p>
          </table:table-cell>
          <table:table-cell table:formula="of:=[$Sheet1.$C462]" office:value-type="float" office:value="28517855">
            <text:p>28517855</text:p>
          </table:table-cell>
          <table:table-cell table:formula="of:=[$Sheet1.$C490]" office:value-type="float" office:value="31454579">
            <text:p>31454579</text:p>
          </table:table-cell>
          <table:table-cell table:formula="of:=[$Sheet1.$C518]" office:value-type="float" office:value="24145804">
            <text:p>24145804</text:p>
          </table:table-cell>
          <table:table-cell table:formula="of:=[$Sheet1.$C571]" office:value-type="float" office:value="28391052">
            <text:p>28391052</text:p>
          </table:table-cell>
          <table:table-cell table:formula="of:=[$Sheet1.$C604]" office:value-type="float" office:value="24661453">
            <text:p>24661453</text:p>
          </table:table-cell>
          <table:table-cell table:formula="of:=[$Sheet1.$C625]" office:value-type="float" office:value="21560464">
            <text:p>21560464</text:p>
          </table:table-cell>
        </table:table-row>
        <table:table-row table:style-name="ro1">
          <table:table-cell table:formula="of:=[$Sheet1.$C453]" office:value-type="float" office:value="34578965">
            <text:p>34578965</text:p>
          </table:table-cell>
          <table:table-cell table:formula="of:=[$Sheet1.$C463]" office:value-type="float" office:value="28975669">
            <text:p>28975669</text:p>
          </table:table-cell>
          <table:table-cell table:formula="of:=[$Sheet1.$C510]" office:value-type="float" office:value="38235905">
            <text:p>38235905</text:p>
          </table:table-cell>
          <table:table-cell table:formula="of:=[$Sheet1.$C515]" office:value-type="float" office:value="25377023">
            <text:p>25377023</text:p>
          </table:table-cell>
          <table:table-cell table:formula="of:=[$Sheet1.$C568]" office:value-type="float" office:value="30013188">
            <text:p>30013188</text:p>
          </table:table-cell>
          <table:table-cell table:formula="of:=[$Sheet1.$C602]" office:value-type="float" office:value="25224769">
            <text:p>25224769</text:p>
          </table:table-cell>
          <table:table-cell table:formula="of:=[$Sheet1.$C621]" office:value-type="float" office:value="21985467">
            <text:p>21985467</text:p>
          </table:table-cell>
        </table:table-row>
        <table:table-row table:style-name="ro1">
          <table:table-cell table:formula="of:=[$Sheet1.$C432]" office:value-type="float" office:value="34643599">
            <text:p>34643599</text:p>
          </table:table-cell>
          <table:table-cell table:formula="of:=[$Sheet1.$C480]" office:value-type="float" office:value="29348790">
            <text:p>29348790</text:p>
          </table:table-cell>
          <table:table-cell table:formula="of:=[$Sheet1.$C486]" office:value-type="float" office:value="39928361">
            <text:p>39928361</text:p>
          </table:table-cell>
          <table:table-cell table:formula="of:=[$Sheet1.$C540]" office:value-type="float" office:value="26255413">
            <text:p>26255413</text:p>
          </table:table-cell>
          <table:table-cell table:formula="of:=[$Sheet1.$C547]" office:value-type="float" office:value="30154004">
            <text:p>30154004</text:p>
          </table:table-cell>
          <table:table-cell table:formula="of:=[$Sheet1.$C578]" office:value-type="float" office:value="25280627">
            <text:p>25280627</text:p>
          </table:table-cell>
          <table:table-cell table:formula="of:=[$Sheet1.$C613]" office:value-type="float" office:value="22096719">
            <text:p>22096719</text:p>
          </table:table-cell>
        </table:table-row>
        <table:table-row table:style-name="ro1">
          <table:table-cell table:formula="of:=[$Sheet1.$C425]" office:value-type="float" office:value="36709103">
            <text:p>36709103</text:p>
          </table:table-cell>
          <table:table-cell table:formula="of:=[$Sheet1.$C466]" office:value-type="float" office:value="30835201">
            <text:p>30835201</text:p>
          </table:table-cell>
          <table:table-cell table:formula="of:=[$Sheet1.$C487]" office:value-type="float" office:value="40930076">
            <text:p>40930076</text:p>
          </table:table-cell>
          <table:table-cell table:formula="of:=[$Sheet1.$C538]" office:value-type="float" office:value="26534826">
            <text:p>26534826</text:p>
          </table:table-cell>
          <table:table-cell table:formula="of:=[$Sheet1.$C557]" office:value-type="float" office:value="30788546">
            <text:p>30788546</text:p>
          </table:table-cell>
          <table:table-cell table:formula="of:=[$Sheet1.$C596]" office:value-type="float" office:value="25331715">
            <text:p>25331715</text:p>
          </table:table-cell>
          <table:table-cell table:formula="of:=[$Sheet1.$C631]" office:value-type="float" office:value="22487544">
            <text:p>22487544</text:p>
          </table:table-cell>
        </table:table-row>
        <table:table-row table:style-name="ro1">
          <table:table-cell table:formula="of:=[$Sheet1.$C444]" office:value-type="float" office:value="39260061">
            <text:p>39260061</text:p>
          </table:table-cell>
          <table:table-cell table:formula="of:=[$Sheet1.$C471]" office:value-type="float" office:value="31157009">
            <text:p>31157009</text:p>
          </table:table-cell>
          <table:table-cell table:formula="of:=[$Sheet1.$C494]" office:value-type="float" office:value="41030626">
            <text:p>41030626</text:p>
          </table:table-cell>
          <table:table-cell table:formula="of:=[$Sheet1.$C529]" office:value-type="float" office:value="27741081">
            <text:p>27741081</text:p>
          </table:table-cell>
          <table:table-cell table:formula="of:=[$Sheet1.$C553]" office:value-type="float" office:value="30926428">
            <text:p>30926428</text:p>
          </table:table-cell>
          <table:table-cell table:formula="of:=[$Sheet1.$C576]" office:value-type="float" office:value="25824228">
            <text:p>25824228</text:p>
          </table:table-cell>
          <table:table-cell table:formula="of:=[$Sheet1.$C624]" office:value-type="float" office:value="22947389">
            <text:p>22947389</text:p>
          </table:table-cell>
        </table:table-row>
        <table:table-row table:style-name="ro1">
          <table:table-cell table:formula="of:=[$Sheet1.$C438]" office:value-type="float" office:value="39794817">
            <text:p>39794817</text:p>
          </table:table-cell>
          <table:table-cell table:formula="of:=[$Sheet1.$C484]" office:value-type="float" office:value="31176148">
            <text:p>31176148</text:p>
          </table:table-cell>
          <table:table-cell table:formula="of:=[$Sheet1.$C513]" office:value-type="float" office:value="42134913">
            <text:p>42134913</text:p>
          </table:table-cell>
          <table:table-cell table:formula="of:=[$Sheet1.$C526]" office:value-type="float" office:value="37518618">
            <text:p>37518618</text:p>
          </table:table-cell>
          <table:table-cell table:formula="of:=[$Sheet1.$C549]" office:value-type="float" office:value="31098812">
            <text:p>31098812</text:p>
          </table:table-cell>
          <table:table-cell table:formula="of:=[$Sheet1.$C598]" office:value-type="float" office:value="26666161">
            <text:p>26666161</text:p>
          </table:table-cell>
          <table:table-cell table:formula="of:=[$Sheet1.$C622]" office:value-type="float" office:value="23213852">
            <text:p>23213852</text:p>
          </table:table-cell>
        </table:table-row>
        <table:table-row table:style-name="ro1">
          <table:table-cell table:formula="of:=[$Sheet1.$C449]" office:value-type="float" office:value="40177599">
            <text:p>40177599</text:p>
          </table:table-cell>
          <table:table-cell table:formula="of:=[$Sheet1.$C469]" office:value-type="float" office:value="31552251">
            <text:p>31552251</text:p>
          </table:table-cell>
          <table:table-cell table:formula="of:=[$Sheet1.$C505]" office:value-type="float" office:value="42187607">
            <text:p>42187607</text:p>
          </table:table-cell>
          <table:table-cell table:formula="of:=[$Sheet1.$C524]" office:value-type="float" office:value="38632480">
            <text:p>38632480</text:p>
          </table:table-cell>
          <table:table-cell table:formula="of:=[$Sheet1.$C551]" office:value-type="float" office:value="31116995">
            <text:p>31116995</text:p>
          </table:table-cell>
          <table:table-cell table:formula="of:=[$Sheet1.$C585]" office:value-type="float" office:value="26860164">
            <text:p>26860164</text:p>
          </table:table-cell>
          <table:table-cell table:formula="of:=[$Sheet1.$C630]" office:value-type="float" office:value="23329019">
            <text:p>23329019</text:p>
          </table:table-cell>
        </table:table-row>
        <table:table-row table:style-name="ro1">
          <table:table-cell table:formula="of:=[$Sheet1.$C446]" office:value-type="float" office:value="40302042">
            <text:p>40302042</text:p>
          </table:table-cell>
          <table:table-cell table:formula="of:=[$Sheet1.$C468]" office:value-type="float" office:value="31922486">
            <text:p>31922486</text:p>
          </table:table-cell>
          <table:table-cell table:formula="of:=[$Sheet1.$C512]" office:value-type="float" office:value="42369912">
            <text:p>42369912</text:p>
          </table:table-cell>
          <table:table-cell table:formula="of:=[$Sheet1.$C536]" office:value-type="float" office:value="39256135">
            <text:p>39256135</text:p>
          </table:table-cell>
          <table:table-cell table:formula="of:=[$Sheet1.$C558]" office:value-type="float" office:value="31678865">
            <text:p>31678865</text:p>
          </table:table-cell>
          <table:table-cell table:formula="of:=[$Sheet1.$C579]" office:value-type="float" office:value="28568053">
            <text:p>28568053</text:p>
          </table:table-cell>
          <table:table-cell table:formula="of:=[$Sheet1.$C632]" office:value-type="float" office:value="23663312">
            <text:p>23663312</text:p>
          </table:table-cell>
        </table:table-row>
        <table:table-row table:style-name="ro1">
          <table:table-cell table:formula="of:=[$Sheet1.$C454]" office:value-type="float" office:value="41349359">
            <text:p>41349359</text:p>
          </table:table-cell>
          <table:table-cell table:formula="of:=[$Sheet1.$C478]" office:value-type="float" office:value="32279541">
            <text:p>32279541</text:p>
          </table:table-cell>
          <table:table-cell table:formula="of:=[$Sheet1.$C503]" office:value-type="float" office:value="42671161">
            <text:p>42671161</text:p>
          </table:table-cell>
          <table:table-cell table:formula="of:=[$Sheet1.$C517]" office:value-type="float" office:value="41450690">
            <text:p>41450690</text:p>
          </table:table-cell>
          <table:table-cell table:formula="of:=[$Sheet1.$C561]" office:value-type="float" office:value="33097913">
            <text:p>33097913</text:p>
          </table:table-cell>
          <table:table-cell table:formula="of:=[$Sheet1.$C597]" office:value-type="float" office:value="28973391">
            <text:p>28973391</text:p>
          </table:table-cell>
          <table:table-cell table:formula="of:=[$Sheet1.$C627]" office:value-type="float" office:value="24295391">
            <text:p>24295391</text:p>
          </table:table-cell>
        </table:table-row>
        <table:table-row table:style-name="ro1">
          <table:table-cell table:formula="of:=[$Sheet1.$C447]" office:value-type="float" office:value="41750677">
            <text:p>41750677</text:p>
          </table:table-cell>
          <table:table-cell table:formula="of:=[$Sheet1.$C476]" office:value-type="float" office:value="32546793">
            <text:p>32546793</text:p>
          </table:table-cell>
          <table:table-cell table:formula="of:=[$Sheet1.$C497]" office:value-type="float" office:value="42732107">
            <text:p>42732107</text:p>
          </table:table-cell>
          <table:table-cell table:formula="of:=[$Sheet1.$C525]" office:value-type="float" office:value="41921316">
            <text:p>41921316</text:p>
          </table:table-cell>
          <table:table-cell table:formula="of:=[$Sheet1.$C565]" office:value-type="float" office:value="33138762">
            <text:p>33138762</text:p>
          </table:table-cell>
          <table:table-cell table:formula="of:=[$Sheet1.$C593]" office:value-type="float" office:value="29766215">
            <text:p>29766215</text:p>
          </table:table-cell>
          <table:table-cell table:formula="of:=[$Sheet1.$C628]" office:value-type="float" office:value="25288924">
            <text:p>25288924</text:p>
          </table:table-cell>
        </table:table-row>
        <table:table-row table:style-name="ro1">
          <table:table-cell table:formula="of:=[$Sheet1.$C448]" office:value-type="float" office:value="41756974">
            <text:p>41756974</text:p>
          </table:table-cell>
          <table:table-cell table:formula="of:=[$Sheet1.$C455]" office:value-type="float" office:value="32816200">
            <text:p>32816200</text:p>
          </table:table-cell>
          <table:table-cell table:formula="of:=[$Sheet1.$C514]" office:value-type="float" office:value="42843826">
            <text:p>42843826</text:p>
          </table:table-cell>
          <table:table-cell table:formula="of:=[$Sheet1.$C534]" office:value-type="float" office:value="42052606">
            <text:p>42052606</text:p>
          </table:table-cell>
          <table:table-cell table:formula="of:=[$Sheet1.$C566]" office:value-type="float" office:value="33194155">
            <text:p>33194155</text:p>
          </table:table-cell>
          <table:table-cell table:formula="of:=[$Sheet1.$C587]" office:value-type="float" office:value="29776992">
            <text:p>29776992</text:p>
          </table:table-cell>
          <table:table-cell table:formula="of:=[$Sheet1.$C615]" office:value-type="float" office:value="25399838">
            <text:p>25399838</text:p>
          </table:table-cell>
        </table:table-row>
        <table:table-row table:style-name="ro1">
          <table:table-cell table:formula="of:=[$Sheet1.$C435]" office:value-type="float" office:value="43945744">
            <text:p>43945744</text:p>
          </table:table-cell>
          <table:table-cell table:formula="of:=[$Sheet1.$C473]" office:value-type="float" office:value="32948049">
            <text:p>32948049</text:p>
          </table:table-cell>
          <table:table-cell table:formula="of:=[$Sheet1.$C508]" office:value-type="float" office:value="43301167">
            <text:p>43301167</text:p>
          </table:table-cell>
          <table:table-cell table:formula="of:=[$Sheet1.$C537]" office:value-type="float" office:value="42097607">
            <text:p>42097607</text:p>
          </table:table-cell>
          <table:table-cell table:formula="of:=[$Sheet1.$C567]" office:value-type="float" office:value="33393562">
            <text:p>33393562</text:p>
          </table:table-cell>
          <table:table-cell table:formula="of:=[$Sheet1.$C603]" office:value-type="float" office:value="30878493">
            <text:p>30878493</text:p>
          </table:table-cell>
          <table:table-cell table:formula="of:=[$Sheet1.$C607]" office:value-type="float" office:value="26055681">
            <text:p>26055681</text:p>
          </table:table-cell>
        </table:table-row>
        <table:table-row table:style-name="ro1">
          <table:table-cell table:formula="of:=[$Sheet1.$C440]" office:value-type="float" office:value="44364622">
            <text:p>44364622</text:p>
          </table:table-cell>
          <table:table-cell table:formula="of:=[$Sheet1.$C481]" office:value-type="float" office:value="33008863">
            <text:p>33008863</text:p>
          </table:table-cell>
          <table:table-cell table:formula="of:=[$Sheet1.$C498]" office:value-type="float" office:value="43305080">
            <text:p>43305080</text:p>
          </table:table-cell>
          <table:table-cell table:formula="of:=[$Sheet1.$C532]" office:value-type="float" office:value="42469031">
            <text:p>42469031</text:p>
          </table:table-cell>
          <table:table-cell table:formula="of:=[$Sheet1.$C550]" office:value-type="float" office:value="33858885">
            <text:p>33858885</text:p>
          </table:table-cell>
          <table:table-cell table:formula="of:=[$Sheet1.$C591]" office:value-type="float" office:value="31986853">
            <text:p>31986853</text:p>
          </table:table-cell>
          <table:table-cell table:formula="of:=[$Sheet1.$C610]" office:value-type="float" office:value="26705573">
            <text:p>26705573</text:p>
          </table:table-cell>
        </table:table-row>
        <table:table-row table:style-name="ro1">
          <table:table-cell table:formula="of:=[$Sheet1.$C429]" office:value-type="float" office:value="44812444">
            <text:p>44812444</text:p>
          </table:table-cell>
          <table:table-cell table:formula="of:=[$Sheet1.$C456]" office:value-type="float" office:value="33331446">
            <text:p>33331446</text:p>
          </table:table-cell>
          <table:table-cell table:formula="of:=[$Sheet1.$C489]" office:value-type="float" office:value="44102678">
            <text:p>44102678</text:p>
          </table:table-cell>
          <table:table-cell table:formula="of:=[$Sheet1.$C527]" office:value-type="float" office:value="44659041">
            <text:p>44659041</text:p>
          </table:table-cell>
          <table:table-cell table:formula="of:=[$Sheet1.$C554]" office:value-type="float" office:value="34473867">
            <text:p>34473867</text:p>
          </table:table-cell>
          <table:table-cell table:formula="of:=[$Sheet1.$C583]" office:value-type="float" office:value="32108389">
            <text:p>32108389</text:p>
          </table:table-cell>
          <table:table-cell table:formula="of:=[$Sheet1.$C623]" office:value-type="float" office:value="27031606">
            <text:p>27031606</text:p>
          </table:table-cell>
        </table:table-row>
        <table:table-row table:style-name="ro1">
          <table:table-cell table:formula="of:=[$Sheet1.$C443]" office:value-type="float" office:value="45020599">
            <text:p>45020599</text:p>
          </table:table-cell>
          <table:table-cell table:formula="of:=[$Sheet1.$C483]" office:value-type="float" office:value="33600719">
            <text:p>33600719</text:p>
          </table:table-cell>
          <table:table-cell table:formula="of:=[$Sheet1.$C506]" office:value-type="float" office:value="44738799">
            <text:p>44738799</text:p>
          </table:table-cell>
          <table:table-cell table:formula="of:=[$Sheet1.$C528]" office:value-type="float" office:value="46306305">
            <text:p>46306305</text:p>
          </table:table-cell>
          <table:table-cell table:formula="of:=[$Sheet1.$C556]" office:value-type="float" office:value="35867700">
            <text:p>35867700</text:p>
          </table:table-cell>
          <table:table-cell table:formula="of:=[$Sheet1.$C581]" office:value-type="float" office:value="32210447">
            <text:p>32210447</text:p>
          </table:table-cell>
          <table:table-cell table:formula="of:=[$Sheet1.$C633]" office:value-type="float" office:value="27209581">
            <text:p>27209581</text:p>
          </table:table-cell>
        </table:table-row>
        <table:table-row table:style-name="ro1">
          <table:table-cell table:formula="of:=[$Sheet1.$C452]" office:value-type="float" office:value="45283296">
            <text:p>45283296</text:p>
          </table:table-cell>
          <table:table-cell table:formula="of:=[$Sheet1.$C464]" office:value-type="float" office:value="33843040">
            <text:p>33843040</text:p>
          </table:table-cell>
          <table:table-cell table:formula="of:=[$Sheet1.$C507]" office:value-type="float" office:value="44807089">
            <text:p>44807089</text:p>
          </table:table-cell>
          <table:table-cell table:formula="of:=[$Sheet1.$C543]" office:value-type="float" office:value="46352717">
            <text:p>46352717</text:p>
          </table:table-cell>
          <table:table-cell table:formula="of:=[$Sheet1.$C570]" office:value-type="float" office:value="36900537">
            <text:p>36900537</text:p>
          </table:table-cell>
          <table:table-cell table:formula="of:=[$Sheet1.$C588]" office:value-type="float" office:value="33866759">
            <text:p>33866759</text:p>
          </table:table-cell>
          <table:table-cell table:formula="of:=[$Sheet1.$C611]" office:value-type="float" office:value="27418676">
            <text:p>27418676</text:p>
          </table:table-cell>
        </table:table-row>
        <table:table-row table:style-name="ro1">
          <table:table-cell table:formula="of:=[$Sheet1.$C445]" office:value-type="float" office:value="47855053">
            <text:p>47855053</text:p>
          </table:table-cell>
          <table:table-cell table:formula="of:=[$Sheet1.$C477]" office:value-type="float" office:value="34132100">
            <text:p>34132100</text:p>
          </table:table-cell>
          <table:table-cell table:formula="of:=[$Sheet1.$C493]" office:value-type="float" office:value="45191652">
            <text:p>45191652</text:p>
          </table:table-cell>
          <table:table-cell table:formula="of:=[$Sheet1.$C539]" office:value-type="float" office:value="46368508">
            <text:p>46368508</text:p>
          </table:table-cell>
          <table:table-cell table:formula="of:=[$Sheet1.$C562]" office:value-type="float" office:value="38095065">
            <text:p>38095065</text:p>
          </table:table-cell>
          <table:table-cell table:formula="of:=[$Sheet1.$C600]" office:value-type="float" office:value="34500316">
            <text:p>34500316</text:p>
          </table:table-cell>
          <table:table-cell table:formula="of:=[$Sheet1.$C614]" office:value-type="float" office:value="28901887">
            <text:p>28901887</text:p>
          </table:table-cell>
        </table:table-row>
        <table:table-row table:style-name="ro1">
          <table:table-cell table:formula="of:=[$Sheet1.$C437]" office:value-type="float" office:value="48450526">
            <text:p>48450526</text:p>
          </table:table-cell>
          <table:table-cell table:formula="of:=[$Sheet1.$C482]" office:value-type="float" office:value="34284177">
            <text:p>34284177</text:p>
          </table:table-cell>
          <table:table-cell table:formula="of:=[$Sheet1.$C495]" office:value-type="float" office:value="45556514">
            <text:p>45556514</text:p>
          </table:table-cell>
          <table:table-cell table:formula="of:=[$Sheet1.$C533]" office:value-type="float" office:value="46673098">
            <text:p>46673098</text:p>
          </table:table-cell>
          <table:table-cell table:formula="of:=[$Sheet1.$C560]" office:value-type="float" office:value="42267930">
            <text:p>42267930</text:p>
          </table:table-cell>
          <table:table-cell table:formula="of:=[$Sheet1.$C584]" office:value-type="float" office:value="35074187">
            <text:p>35074187</text:p>
          </table:table-cell>
          <table:table-cell table:formula="of:=[$Sheet1.$C620]" office:value-type="float" office:value="29149358">
            <text:p>29149358</text:p>
          </table:table-cell>
        </table:table-row>
        <table:table-row table:style-name="ro1">
          <table:table-cell table:formula="of:=[$Sheet1.$C441]" office:value-type="float" office:value="49596107">
            <text:p>49596107</text:p>
          </table:table-cell>
          <table:table-cell table:formula="of:=[$Sheet1.$C460]" office:value-type="float" office:value="34785688">
            <text:p>34785688</text:p>
          </table:table-cell>
          <table:table-cell table:formula="of:=[$Sheet1.$C492]" office:value-type="float" office:value="46841855">
            <text:p>46841855</text:p>
          </table:table-cell>
          <table:table-cell table:formula="of:=[$Sheet1.$C516]" office:value-type="float" office:value="46927488">
            <text:p>46927488</text:p>
          </table:table-cell>
          <table:table-cell table:formula="of:=[$Sheet1.$C559]" office:value-type="float" office:value="45662366">
            <text:p>45662366</text:p>
          </table:table-cell>
          <table:table-cell table:formula="of:=[$Sheet1.$C575]" office:value-type="float" office:value="39592059">
            <text:p>39592059</text:p>
          </table:table-cell>
          <table:table-cell table:formula="of:=[$Sheet1.$C618]" office:value-type="float" office:value="31549475">
            <text:p>31549475</text:p>
          </table:table-cell>
        </table:table-row>
        <table:table-row table:style-name="ro1">
          <table:table-cell table:formula="of:=[$Sheet1.$C433]" office:value-type="float" office:value="49892714">
            <text:p>49892714</text:p>
          </table:table-cell>
          <table:table-cell table:formula="of:=[$Sheet1.$C457]" office:value-type="float" office:value="35976030">
            <text:p>35976030</text:p>
          </table:table-cell>
          <table:table-cell table:formula="of:=[$Sheet1.$C491]" office:value-type="float" office:value="49329063">
            <text:p>49329063</text:p>
          </table:table-cell>
          <table:table-cell table:formula="of:=[$Sheet1.$C522]" office:value-type="float" office:value="47359569">
            <text:p>47359569</text:p>
          </table:table-cell>
          <table:table-cell table:formula="of:=[$Sheet1.$C546]" office:value-type="float" office:value="48861658">
            <text:p>48861658</text:p>
          </table:table-cell>
          <table:table-cell table:formula="of:=[$Sheet1.$C589]" office:value-type="float" office:value="40011284">
            <text:p>40011284</text:p>
          </table:table-cell>
          <table:table-cell table:formula="of:=[$Sheet1.$C634]" office:value-type="float" office:value="31639938">
            <text:p>31639938</text:p>
          </table:table-cell>
        </table:table-row>
        <table:table-row table:style-name="ro1">
          <table:table-cell table:formula="of:=[$Sheet1.$C426]" office:value-type="float" office:value="52397371">
            <text:p>52397371</text:p>
          </table:table-cell>
          <table:table-cell table:formula="of:=[$Sheet1.$C472]" office:value-type="float" office:value="36533328">
            <text:p>36533328</text:p>
          </table:table-cell>
          <table:table-cell table:formula="of:=[$Sheet1.$C504]" office:value-type="float" office:value="50887247">
            <text:p>50887247</text:p>
          </table:table-cell>
          <table:table-cell table:formula="of:=[$Sheet1.$C523]" office:value-type="float" office:value="48562397">
            <text:p>48562397</text:p>
          </table:table-cell>
          <table:table-cell table:formula="of:=[$Sheet1.$C555]" office:value-type="float" office:value="49086168">
            <text:p>49086168</text:p>
          </table:table-cell>
          <table:table-cell table:formula="of:=[$Sheet1.$C590]" office:value-type="float" office:value="48658433">
            <text:p>48658433</text:p>
          </table:table-cell>
          <table:table-cell table:formula="of:=[$Sheet1.$C617]" office:value-type="float" office:value="32480168">
            <text:p>32480168</text:p>
          </table:table-cell>
        </table:table-row>
      </table:table>
      <table:named-expressions/>
      <table:database-ranges>
        <table:database-range table:name="__Anonymous_Sheet_DB__1" table:target-range-address="NoOptSC.A2:NoOptSC.A3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NoOptCC.A2:NoOptCC.A3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NoOptCS.A2:NoOptCS.A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1T18:03:46</dc:date>
    <meta:generator>LibreOffice/3.5$MacOSX_x86 LibreOffice_project/7122e39-92ed229-498d286-15e43b4-d70da21</meta:generator>
    <meta:editing-duration>PT38S</meta:editing-duration>
    <meta:editing-cycles>3</meta:editing-cycles>
    <meta:document-statistic meta:table-count="4" meta:cell-count="25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49cm" svg:height="14.652cm" xlink:href=".." xlink:type="simple" chart:class="chart:line" chart:style-name="ch1">
        <chart:legend chart:legend-position="end" svg:x="26.329cm" svg:y="5.533cm" style:legend-expansion="high" chart:style-name="ch2"/>
        <chart:plot-area chart:style-name="ch3" table:cell-range-address="NoOptCS.A1:NoOptCS.G31" chart:data-source-has-labels="row" svg:x="1.012cm" svg:y="1.307cm" svg:width="24.193cm" svg:height="12.632cm">
          <chartooo:coordinate-region svg:x="2.831cm" svg:y="1.506cm" svg:width="22.174cm" svg:height="11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OptCS.A2:NoOptCS.A31" chart:label-cell-address="NoOptCS.A1:NoOptCS.A1" chart:class="chart:line">
            <chart:data-point chart:repeated="30"/>
          </chart:series>
          <chart:series chart:style-name="ch7" chart:values-cell-range-address="NoOptCS.B2:NoOptCS.B31" chart:label-cell-address="NoOptCS.B1:NoOptCS.B1" chart:class="chart:line">
            <chart:data-point chart:repeated="30"/>
          </chart:series>
          <chart:series chart:style-name="ch8" chart:values-cell-range-address="NoOptCS.C2:NoOptCS.C31" chart:label-cell-address="NoOptCS.C1:NoOptCS.C1" chart:class="chart:line">
            <chart:data-point chart:repeated="30"/>
          </chart:series>
          <chart:series chart:style-name="ch9" chart:values-cell-range-address="NoOptCS.D2:NoOptCS.D31" chart:label-cell-address="NoOptCS.D1:NoOptCS.D1" chart:class="chart:line">
            <chart:data-point chart:repeated="30"/>
          </chart:series>
          <chart:series chart:style-name="ch10" chart:values-cell-range-address="NoOptCS.E2:NoOptCS.E31" chart:label-cell-address="NoOptCS.E1:NoOptCS.E1" chart:class="chart:line">
            <chart:data-point chart:repeated="30"/>
          </chart:series>
          <chart:series chart:style-name="ch11" chart:values-cell-range-address="NoOptCS.F2:NoOptCS.F31" chart:label-cell-address="NoOptCS.F1:NoOptCS.F1" chart:class="chart:line">
            <chart:data-point chart:repeated="30"/>
          </chart:series>
          <chart:series chart:style-name="ch12" chart:values-cell-range-address="NoOptCS.G2:NoOptCS.G31" chart:label-cell-address="NoOptCS.G1:NoOptCS.G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NoOptCS.A1:NoOptCS.A1</svg:desc>
                </draw:g>
              </table:table-cell>
              <table:table-cell office:value-type="string">
                <text:p>O2</text:p>
                <draw:g>
                  <svg:desc>NoOptCS.B1:NoOptCS.B1</svg:desc>
                </draw:g>
              </table:table-cell>
              <table:table-cell office:value-type="string">
                <text:p>I1</text:p>
                <draw:g>
                  <svg:desc>NoOptCS.C1:NoOptCS.C1</svg:desc>
                </draw:g>
              </table:table-cell>
              <table:table-cell office:value-type="string">
                <text:p>I2</text:p>
                <draw:g>
                  <svg:desc>NoOptCS.D1:NoOptCS.D1</svg:desc>
                </draw:g>
              </table:table-cell>
              <table:table-cell office:value-type="string">
                <text:p>I3</text:p>
                <draw:g>
                  <svg:desc>NoOptCS.E1:NoOptCS.E1</svg:desc>
                </draw:g>
              </table:table-cell>
              <table:table-cell office:value-type="string">
                <text:p>I4</text:p>
                <draw:g>
                  <svg:desc>NoOptCS.F1:NoOptCS.F1</svg:desc>
                </draw:g>
              </table:table-cell>
              <table:table-cell office:value-type="string">
                <text:p>I5</text:p>
                <draw:g>
                  <svg:desc>NoOptCS.G1:NoOptC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183930">
                <text:p>16183930</text:p>
                <draw:g>
                  <svg:desc>NoOptCS.A2:NoOptCS.A31</svg:desc>
                </draw:g>
              </table:table-cell>
              <table:table-cell office:value-type="float" office:value="16563697">
                <text:p>16563697</text:p>
                <draw:g>
                  <svg:desc>NoOptCS.B2:NoOptCS.B31</svg:desc>
                </draw:g>
              </table:table-cell>
              <table:table-cell office:value-type="float" office:value="18914580">
                <text:p>18914580</text:p>
                <draw:g>
                  <svg:desc>NoOptCS.C2:NoOptCS.C31</svg:desc>
                </draw:g>
              </table:table-cell>
              <table:table-cell office:value-type="float" office:value="18863959">
                <text:p>18863959</text:p>
                <draw:g>
                  <svg:desc>NoOptCS.D2:NoOptCS.D31</svg:desc>
                </draw:g>
              </table:table-cell>
              <table:table-cell office:value-type="float" office:value="19289899">
                <text:p>19289899</text:p>
                <draw:g>
                  <svg:desc>NoOptCS.E2:NoOptCS.E31</svg:desc>
                </draw:g>
              </table:table-cell>
              <table:table-cell office:value-type="float" office:value="16227469">
                <text:p>16227469</text:p>
                <draw:g>
                  <svg:desc>NoOptCS.F2:NoOptCS.F31</svg:desc>
                </draw:g>
              </table:table-cell>
              <table:table-cell office:value-type="float" office:value="14887032">
                <text:p>14887032</text:p>
                <draw:g>
                  <svg:desc>NoOptCS.G2:NoOptCS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85791">
                <text:p>17185791</text:p>
              </table:table-cell>
              <table:table-cell office:value-type="float" office:value="17361476">
                <text:p>17361476</text:p>
              </table:table-cell>
              <table:table-cell office:value-type="float" office:value="20856431">
                <text:p>20856431</text:p>
              </table:table-cell>
              <table:table-cell office:value-type="float" office:value="19740223">
                <text:p>19740223</text:p>
              </table:table-cell>
              <table:table-cell office:value-type="float" office:value="21144148">
                <text:p>21144148</text:p>
              </table:table-cell>
              <table:table-cell office:value-type="float" office:value="17631421">
                <text:p>17631421</text:p>
              </table:table-cell>
              <table:table-cell office:value-type="float" office:value="14993202">
                <text:p>14993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568950">
                <text:p>18568950</text:p>
              </table:table-cell>
              <table:table-cell office:value-type="float" office:value="17611665">
                <text:p>17611665</text:p>
              </table:table-cell>
              <table:table-cell office:value-type="float" office:value="20929023">
                <text:p>20929023</text:p>
              </table:table-cell>
              <table:table-cell office:value-type="float" office:value="19809837">
                <text:p>19809837</text:p>
              </table:table-cell>
              <table:table-cell office:value-type="float" office:value="24483367">
                <text:p>24483367</text:p>
              </table:table-cell>
              <table:table-cell office:value-type="float" office:value="21213630">
                <text:p>21213630</text:p>
              </table:table-cell>
              <table:table-cell office:value-type="float" office:value="15382380">
                <text:p>153823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36080">
                <text:p>20836080</text:p>
              </table:table-cell>
              <table:table-cell office:value-type="float" office:value="17776796">
                <text:p>17776796</text:p>
              </table:table-cell>
              <table:table-cell office:value-type="float" office:value="21246152">
                <text:p>21246152</text:p>
              </table:table-cell>
              <table:table-cell office:value-type="float" office:value="19879401">
                <text:p>19879401</text:p>
              </table:table-cell>
              <table:table-cell office:value-type="float" office:value="25027535">
                <text:p>25027535</text:p>
              </table:table-cell>
              <table:table-cell office:value-type="float" office:value="21681284">
                <text:p>21681284</text:p>
              </table:table-cell>
              <table:table-cell office:value-type="float" office:value="15740538">
                <text:p>15740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296190">
                <text:p>22296190</text:p>
              </table:table-cell>
              <table:table-cell office:value-type="float" office:value="18213939">
                <text:p>18213939</text:p>
              </table:table-cell>
              <table:table-cell office:value-type="float" office:value="23042246">
                <text:p>23042246</text:p>
              </table:table-cell>
              <table:table-cell office:value-type="float" office:value="20683895">
                <text:p>20683895</text:p>
              </table:table-cell>
              <table:table-cell office:value-type="float" office:value="25817164">
                <text:p>25817164</text:p>
              </table:table-cell>
              <table:table-cell office:value-type="float" office:value="22029116">
                <text:p>22029116</text:p>
              </table:table-cell>
              <table:table-cell office:value-type="float" office:value="18979894">
                <text:p>18979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942649">
                <text:p>25942649</text:p>
              </table:table-cell>
              <table:table-cell office:value-type="float" office:value="18398605">
                <text:p>18398605</text:p>
              </table:table-cell>
              <table:table-cell office:value-type="float" office:value="23768527">
                <text:p>23768527</text:p>
              </table:table-cell>
              <table:table-cell office:value-type="float" office:value="20754440">
                <text:p>20754440</text:p>
              </table:table-cell>
              <table:table-cell office:value-type="float" office:value="25917245">
                <text:p>25917245</text:p>
              </table:table-cell>
              <table:table-cell office:value-type="float" office:value="22157473">
                <text:p>22157473</text:p>
              </table:table-cell>
              <table:table-cell office:value-type="float" office:value="19379962">
                <text:p>193799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434631">
                <text:p>27434631</text:p>
              </table:table-cell>
              <table:table-cell office:value-type="float" office:value="18952948">
                <text:p>18952948</text:p>
              </table:table-cell>
              <table:table-cell office:value-type="float" office:value="24279642">
                <text:p>24279642</text:p>
              </table:table-cell>
              <table:table-cell office:value-type="float" office:value="20908628">
                <text:p>20908628</text:p>
              </table:table-cell>
              <table:table-cell office:value-type="float" office:value="26960765">
                <text:p>26960765</text:p>
              </table:table-cell>
              <table:table-cell office:value-type="float" office:value="22320469">
                <text:p>22320469</text:p>
              </table:table-cell>
              <table:table-cell office:value-type="float" office:value="19810218">
                <text:p>19810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87191">
                <text:p>32087191</text:p>
              </table:table-cell>
              <table:table-cell office:value-type="float" office:value="21375464">
                <text:p>21375464</text:p>
              </table:table-cell>
              <table:table-cell office:value-type="float" office:value="25982952">
                <text:p>25982952</text:p>
              </table:table-cell>
              <table:table-cell office:value-type="float" office:value="21465604">
                <text:p>21465604</text:p>
              </table:table-cell>
              <table:table-cell office:value-type="float" office:value="27311252">
                <text:p>27311252</text:p>
              </table:table-cell>
              <table:table-cell office:value-type="float" office:value="23900184">
                <text:p>23900184</text:p>
              </table:table-cell>
              <table:table-cell office:value-type="float" office:value="21512134">
                <text:p>21512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707417">
                <text:p>33707417</text:p>
              </table:table-cell>
              <table:table-cell office:value-type="float" office:value="28278248">
                <text:p>28278248</text:p>
              </table:table-cell>
              <table:table-cell office:value-type="float" office:value="27772055">
                <text:p>27772055</text:p>
              </table:table-cell>
              <table:table-cell office:value-type="float" office:value="22712514">
                <text:p>22712514</text:p>
              </table:table-cell>
              <table:table-cell office:value-type="float" office:value="27691888">
                <text:p>27691888</text:p>
              </table:table-cell>
              <table:table-cell office:value-type="float" office:value="24430284">
                <text:p>24430284</text:p>
              </table:table-cell>
              <table:table-cell office:value-type="float" office:value="21518929">
                <text:p>21518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968490">
                <text:p>33968490</text:p>
              </table:table-cell>
              <table:table-cell office:value-type="float" office:value="28517855">
                <text:p>28517855</text:p>
              </table:table-cell>
              <table:table-cell office:value-type="float" office:value="31454579">
                <text:p>31454579</text:p>
              </table:table-cell>
              <table:table-cell office:value-type="float" office:value="24145804">
                <text:p>24145804</text:p>
              </table:table-cell>
              <table:table-cell office:value-type="float" office:value="28391052">
                <text:p>28391052</text:p>
              </table:table-cell>
              <table:table-cell office:value-type="float" office:value="24661453">
                <text:p>24661453</text:p>
              </table:table-cell>
              <table:table-cell office:value-type="float" office:value="21560464">
                <text:p>21560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578965">
                <text:p>34578965</text:p>
              </table:table-cell>
              <table:table-cell office:value-type="float" office:value="28975669">
                <text:p>28975669</text:p>
              </table:table-cell>
              <table:table-cell office:value-type="float" office:value="38235905">
                <text:p>38235905</text:p>
              </table:table-cell>
              <table:table-cell office:value-type="float" office:value="25377023">
                <text:p>25377023</text:p>
              </table:table-cell>
              <table:table-cell office:value-type="float" office:value="30013188">
                <text:p>30013188</text:p>
              </table:table-cell>
              <table:table-cell office:value-type="float" office:value="25224769">
                <text:p>25224769</text:p>
              </table:table-cell>
              <table:table-cell office:value-type="float" office:value="21985467">
                <text:p>21985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643599">
                <text:p>34643599</text:p>
              </table:table-cell>
              <table:table-cell office:value-type="float" office:value="29348790">
                <text:p>29348790</text:p>
              </table:table-cell>
              <table:table-cell office:value-type="float" office:value="39928361">
                <text:p>39928361</text:p>
              </table:table-cell>
              <table:table-cell office:value-type="float" office:value="26255413">
                <text:p>26255413</text:p>
              </table:table-cell>
              <table:table-cell office:value-type="float" office:value="30154004">
                <text:p>30154004</text:p>
              </table:table-cell>
              <table:table-cell office:value-type="float" office:value="25280627">
                <text:p>25280627</text:p>
              </table:table-cell>
              <table:table-cell office:value-type="float" office:value="22096719">
                <text:p>220967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709103">
                <text:p>36709103</text:p>
              </table:table-cell>
              <table:table-cell office:value-type="float" office:value="30835201">
                <text:p>30835201</text:p>
              </table:table-cell>
              <table:table-cell office:value-type="float" office:value="40930076">
                <text:p>40930076</text:p>
              </table:table-cell>
              <table:table-cell office:value-type="float" office:value="26534826">
                <text:p>26534826</text:p>
              </table:table-cell>
              <table:table-cell office:value-type="float" office:value="30788546">
                <text:p>30788546</text:p>
              </table:table-cell>
              <table:table-cell office:value-type="float" office:value="25331715">
                <text:p>25331715</text:p>
              </table:table-cell>
              <table:table-cell office:value-type="float" office:value="22487544">
                <text:p>22487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60061">
                <text:p>39260061</text:p>
              </table:table-cell>
              <table:table-cell office:value-type="float" office:value="31157009">
                <text:p>31157009</text:p>
              </table:table-cell>
              <table:table-cell office:value-type="float" office:value="41030626">
                <text:p>41030626</text:p>
              </table:table-cell>
              <table:table-cell office:value-type="float" office:value="27741081">
                <text:p>27741081</text:p>
              </table:table-cell>
              <table:table-cell office:value-type="float" office:value="30926428">
                <text:p>30926428</text:p>
              </table:table-cell>
              <table:table-cell office:value-type="float" office:value="25824228">
                <text:p>25824228</text:p>
              </table:table-cell>
              <table:table-cell office:value-type="float" office:value="22947389">
                <text:p>229473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794817">
                <text:p>39794817</text:p>
              </table:table-cell>
              <table:table-cell office:value-type="float" office:value="31176148">
                <text:p>31176148</text:p>
              </table:table-cell>
              <table:table-cell office:value-type="float" office:value="42134913">
                <text:p>42134913</text:p>
              </table:table-cell>
              <table:table-cell office:value-type="float" office:value="37518618">
                <text:p>37518618</text:p>
              </table:table-cell>
              <table:table-cell office:value-type="float" office:value="31098812">
                <text:p>31098812</text:p>
              </table:table-cell>
              <table:table-cell office:value-type="float" office:value="26666161">
                <text:p>26666161</text:p>
              </table:table-cell>
              <table:table-cell office:value-type="float" office:value="23213852">
                <text:p>23213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177599">
                <text:p>40177599</text:p>
              </table:table-cell>
              <table:table-cell office:value-type="float" office:value="31552251">
                <text:p>31552251</text:p>
              </table:table-cell>
              <table:table-cell office:value-type="float" office:value="42187607">
                <text:p>42187607</text:p>
              </table:table-cell>
              <table:table-cell office:value-type="float" office:value="38632480">
                <text:p>38632480</text:p>
              </table:table-cell>
              <table:table-cell office:value-type="float" office:value="31116995">
                <text:p>31116995</text:p>
              </table:table-cell>
              <table:table-cell office:value-type="float" office:value="26860164">
                <text:p>26860164</text:p>
              </table:table-cell>
              <table:table-cell office:value-type="float" office:value="23329019">
                <text:p>23329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302042">
                <text:p>40302042</text:p>
              </table:table-cell>
              <table:table-cell office:value-type="float" office:value="31922486">
                <text:p>31922486</text:p>
              </table:table-cell>
              <table:table-cell office:value-type="float" office:value="42369912">
                <text:p>42369912</text:p>
              </table:table-cell>
              <table:table-cell office:value-type="float" office:value="39256135">
                <text:p>39256135</text:p>
              </table:table-cell>
              <table:table-cell office:value-type="float" office:value="31678865">
                <text:p>31678865</text:p>
              </table:table-cell>
              <table:table-cell office:value-type="float" office:value="28568053">
                <text:p>28568053</text:p>
              </table:table-cell>
              <table:table-cell office:value-type="float" office:value="23663312">
                <text:p>23663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349359">
                <text:p>41349359</text:p>
              </table:table-cell>
              <table:table-cell office:value-type="float" office:value="32279541">
                <text:p>32279541</text:p>
              </table:table-cell>
              <table:table-cell office:value-type="float" office:value="42671161">
                <text:p>42671161</text:p>
              </table:table-cell>
              <table:table-cell office:value-type="float" office:value="41450690">
                <text:p>41450690</text:p>
              </table:table-cell>
              <table:table-cell office:value-type="float" office:value="33097913">
                <text:p>33097913</text:p>
              </table:table-cell>
              <table:table-cell office:value-type="float" office:value="28973391">
                <text:p>28973391</text:p>
              </table:table-cell>
              <table:table-cell office:value-type="float" office:value="24295391">
                <text:p>24295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750677">
                <text:p>41750677</text:p>
              </table:table-cell>
              <table:table-cell office:value-type="float" office:value="32546793">
                <text:p>32546793</text:p>
              </table:table-cell>
              <table:table-cell office:value-type="float" office:value="42732107">
                <text:p>42732107</text:p>
              </table:table-cell>
              <table:table-cell office:value-type="float" office:value="41921316">
                <text:p>41921316</text:p>
              </table:table-cell>
              <table:table-cell office:value-type="float" office:value="33138762">
                <text:p>33138762</text:p>
              </table:table-cell>
              <table:table-cell office:value-type="float" office:value="29766215">
                <text:p>29766215</text:p>
              </table:table-cell>
              <table:table-cell office:value-type="float" office:value="25288924">
                <text:p>25288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756974">
                <text:p>41756974</text:p>
              </table:table-cell>
              <table:table-cell office:value-type="float" office:value="32816200">
                <text:p>32816200</text:p>
              </table:table-cell>
              <table:table-cell office:value-type="float" office:value="42843826">
                <text:p>42843826</text:p>
              </table:table-cell>
              <table:table-cell office:value-type="float" office:value="42052606">
                <text:p>42052606</text:p>
              </table:table-cell>
              <table:table-cell office:value-type="float" office:value="33194155">
                <text:p>33194155</text:p>
              </table:table-cell>
              <table:table-cell office:value-type="float" office:value="29776992">
                <text:p>29776992</text:p>
              </table:table-cell>
              <table:table-cell office:value-type="float" office:value="25399838">
                <text:p>253998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45744">
                <text:p>43945744</text:p>
              </table:table-cell>
              <table:table-cell office:value-type="float" office:value="32948049">
                <text:p>32948049</text:p>
              </table:table-cell>
              <table:table-cell office:value-type="float" office:value="43301167">
                <text:p>43301167</text:p>
              </table:table-cell>
              <table:table-cell office:value-type="float" office:value="42097607">
                <text:p>42097607</text:p>
              </table:table-cell>
              <table:table-cell office:value-type="float" office:value="33393562">
                <text:p>33393562</text:p>
              </table:table-cell>
              <table:table-cell office:value-type="float" office:value="30878493">
                <text:p>30878493</text:p>
              </table:table-cell>
              <table:table-cell office:value-type="float" office:value="26055681">
                <text:p>260556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364622">
                <text:p>44364622</text:p>
              </table:table-cell>
              <table:table-cell office:value-type="float" office:value="33008863">
                <text:p>33008863</text:p>
              </table:table-cell>
              <table:table-cell office:value-type="float" office:value="43305080">
                <text:p>43305080</text:p>
              </table:table-cell>
              <table:table-cell office:value-type="float" office:value="42469031">
                <text:p>42469031</text:p>
              </table:table-cell>
              <table:table-cell office:value-type="float" office:value="33858885">
                <text:p>33858885</text:p>
              </table:table-cell>
              <table:table-cell office:value-type="float" office:value="31986853">
                <text:p>31986853</text:p>
              </table:table-cell>
              <table:table-cell office:value-type="float" office:value="26705573">
                <text:p>267055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812444">
                <text:p>44812444</text:p>
              </table:table-cell>
              <table:table-cell office:value-type="float" office:value="33331446">
                <text:p>33331446</text:p>
              </table:table-cell>
              <table:table-cell office:value-type="float" office:value="44102678">
                <text:p>44102678</text:p>
              </table:table-cell>
              <table:table-cell office:value-type="float" office:value="44659041">
                <text:p>44659041</text:p>
              </table:table-cell>
              <table:table-cell office:value-type="float" office:value="34473867">
                <text:p>34473867</text:p>
              </table:table-cell>
              <table:table-cell office:value-type="float" office:value="32108389">
                <text:p>32108389</text:p>
              </table:table-cell>
              <table:table-cell office:value-type="float" office:value="27031606">
                <text:p>270316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020599">
                <text:p>45020599</text:p>
              </table:table-cell>
              <table:table-cell office:value-type="float" office:value="33600719">
                <text:p>33600719</text:p>
              </table:table-cell>
              <table:table-cell office:value-type="float" office:value="44738799">
                <text:p>44738799</text:p>
              </table:table-cell>
              <table:table-cell office:value-type="float" office:value="46306305">
                <text:p>46306305</text:p>
              </table:table-cell>
              <table:table-cell office:value-type="float" office:value="35867700">
                <text:p>35867700</text:p>
              </table:table-cell>
              <table:table-cell office:value-type="float" office:value="32210447">
                <text:p>32210447</text:p>
              </table:table-cell>
              <table:table-cell office:value-type="float" office:value="27209581">
                <text:p>272095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283296">
                <text:p>45283296</text:p>
              </table:table-cell>
              <table:table-cell office:value-type="float" office:value="33843040">
                <text:p>33843040</text:p>
              </table:table-cell>
              <table:table-cell office:value-type="float" office:value="44807089">
                <text:p>44807089</text:p>
              </table:table-cell>
              <table:table-cell office:value-type="float" office:value="46352717">
                <text:p>46352717</text:p>
              </table:table-cell>
              <table:table-cell office:value-type="float" office:value="36900537">
                <text:p>36900537</text:p>
              </table:table-cell>
              <table:table-cell office:value-type="float" office:value="33866759">
                <text:p>33866759</text:p>
              </table:table-cell>
              <table:table-cell office:value-type="float" office:value="27418676">
                <text:p>274186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855053">
                <text:p>47855053</text:p>
              </table:table-cell>
              <table:table-cell office:value-type="float" office:value="34132100">
                <text:p>34132100</text:p>
              </table:table-cell>
              <table:table-cell office:value-type="float" office:value="45191652">
                <text:p>45191652</text:p>
              </table:table-cell>
              <table:table-cell office:value-type="float" office:value="46368508">
                <text:p>46368508</text:p>
              </table:table-cell>
              <table:table-cell office:value-type="float" office:value="38095065">
                <text:p>38095065</text:p>
              </table:table-cell>
              <table:table-cell office:value-type="float" office:value="34500316">
                <text:p>34500316</text:p>
              </table:table-cell>
              <table:table-cell office:value-type="float" office:value="28901887">
                <text:p>28901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450526">
                <text:p>48450526</text:p>
              </table:table-cell>
              <table:table-cell office:value-type="float" office:value="34284177">
                <text:p>34284177</text:p>
              </table:table-cell>
              <table:table-cell office:value-type="float" office:value="45556514">
                <text:p>45556514</text:p>
              </table:table-cell>
              <table:table-cell office:value-type="float" office:value="46673098">
                <text:p>46673098</text:p>
              </table:table-cell>
              <table:table-cell office:value-type="float" office:value="42267930">
                <text:p>42267930</text:p>
              </table:table-cell>
              <table:table-cell office:value-type="float" office:value="35074187">
                <text:p>35074187</text:p>
              </table:table-cell>
              <table:table-cell office:value-type="float" office:value="29149358">
                <text:p>29149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596107">
                <text:p>49596107</text:p>
              </table:table-cell>
              <table:table-cell office:value-type="float" office:value="34785688">
                <text:p>34785688</text:p>
              </table:table-cell>
              <table:table-cell office:value-type="float" office:value="46841855">
                <text:p>46841855</text:p>
              </table:table-cell>
              <table:table-cell office:value-type="float" office:value="46927488">
                <text:p>46927488</text:p>
              </table:table-cell>
              <table:table-cell office:value-type="float" office:value="45662366">
                <text:p>45662366</text:p>
              </table:table-cell>
              <table:table-cell office:value-type="float" office:value="39592059">
                <text:p>39592059</text:p>
              </table:table-cell>
              <table:table-cell office:value-type="float" office:value="31549475">
                <text:p>315494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892714">
                <text:p>49892714</text:p>
              </table:table-cell>
              <table:table-cell office:value-type="float" office:value="35976030">
                <text:p>35976030</text:p>
              </table:table-cell>
              <table:table-cell office:value-type="float" office:value="49329063">
                <text:p>49329063</text:p>
              </table:table-cell>
              <table:table-cell office:value-type="float" office:value="47359569">
                <text:p>47359569</text:p>
              </table:table-cell>
              <table:table-cell office:value-type="float" office:value="48861658">
                <text:p>48861658</text:p>
              </table:table-cell>
              <table:table-cell office:value-type="float" office:value="40011284">
                <text:p>40011284</text:p>
              </table:table-cell>
              <table:table-cell office:value-type="float" office:value="31639938">
                <text:p>316399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397371">
                <text:p>52397371</text:p>
              </table:table-cell>
              <table:table-cell office:value-type="float" office:value="36533328">
                <text:p>36533328</text:p>
              </table:table-cell>
              <table:table-cell office:value-type="float" office:value="50887247">
                <text:p>50887247</text:p>
              </table:table-cell>
              <table:table-cell office:value-type="float" office:value="48562397">
                <text:p>48562397</text:p>
              </table:table-cell>
              <table:table-cell office:value-type="float" office:value="49086168">
                <text:p>49086168</text:p>
              </table:table-cell>
              <table:table-cell office:value-type="float" office:value="48658433">
                <text:p>48658433</text:p>
              </table:table-cell>
              <table:table-cell office:value-type="float" office:value="32480168">
                <text:p>324801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000000" chart:maximum="165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49cm" svg:height="10.032cm" xlink:href=".." xlink:type="simple" chart:class="chart:line" chart:style-name="ch1">
        <chart:legend chart:legend-position="end" svg:x="26.329cm" svg:y="3.472cm" style:legend-expansion="high" chart:style-name="ch2"/>
        <chart:plot-area chart:style-name="ch3" table:cell-range-address="NoOptCC.A1:NoOptCC.F31" chart:data-source-has-labels="row" svg:x="1.012cm" svg:y="0.935cm" svg:width="24.193cm" svg:height="8.477cm">
          <chartooo:coordinate-region svg:x="3.029cm" svg:y="0.935cm" svg:width="21.976cm" svg:height="7.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oOptCC.A2:NoOptCC.A31" chart:label-cell-address="NoOptCC.A1:NoOptCC.A1" chart:class="chart:line">
            <chart:data-point chart:repeated="30"/>
          </chart:series>
          <chart:series chart:style-name="ch8" chart:values-cell-range-address="NoOptCC.B2:NoOptCC.B31" chart:label-cell-address="NoOptCC.B1:NoOptCC.B1" chart:class="chart:line">
            <chart:data-point chart:repeated="30"/>
          </chart:series>
          <chart:series chart:style-name="ch9" chart:values-cell-range-address="NoOptCC.C2:NoOptCC.C31" chart:label-cell-address="NoOptCC.C1:NoOptCC.C1" chart:class="chart:line">
            <chart:data-point chart:repeated="30"/>
          </chart:series>
          <chart:series chart:style-name="ch10" chart:values-cell-range-address="NoOptCC.D2:NoOptCC.D31" chart:label-cell-address="NoOptCC.D1:NoOptCC.D1" chart:class="chart:line">
            <chart:data-point chart:repeated="30"/>
          </chart:series>
          <chart:series chart:style-name="ch11" chart:values-cell-range-address="NoOptCC.E2:NoOptCC.E31" chart:label-cell-address="NoOptCC.E1:NoOptCC.E1" chart:class="chart:line">
            <chart:data-point chart:repeated="30"/>
          </chart:series>
          <chart:series chart:style-name="ch12" chart:values-cell-range-address="NoOptCC.F2:NoOptCC.F31" chart:label-cell-address="NoOptCC.F1:NoOptCC.F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NoOptCC.A1:NoOptCC.A1</svg:desc>
                </draw:g>
              </table:table-cell>
              <table:table-cell office:value-type="string">
                <text:p>O2</text:p>
                <draw:g>
                  <svg:desc>NoOptCC.B1:NoOptCC.B1</svg:desc>
                </draw:g>
              </table:table-cell>
              <table:table-cell office:value-type="string">
                <text:p>I1</text:p>
                <draw:g>
                  <svg:desc>NoOptCC.C1:NoOptCC.C1</svg:desc>
                </draw:g>
              </table:table-cell>
              <table:table-cell office:value-type="string">
                <text:p>I2</text:p>
                <draw:g>
                  <svg:desc>NoOptCC.D1:NoOptCC.D1</svg:desc>
                </draw:g>
              </table:table-cell>
              <table:table-cell office:value-type="string">
                <text:p>I3</text:p>
                <draw:g>
                  <svg:desc>NoOptCC.E1:NoOptCC.E1</svg:desc>
                </draw:g>
              </table:table-cell>
              <table:table-cell office:value-type="string">
                <text:p>I4</text:p>
                <draw:g>
                  <svg:desc>NoOptCC.F1:NoOptCC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767707">
                <text:p>46767707</text:p>
                <draw:g>
                  <svg:desc>NoOptCC.A2:NoOptCC.A31</svg:desc>
                </draw:g>
              </table:table-cell>
              <table:table-cell office:value-type="float" office:value="40884523">
                <text:p>40884523</text:p>
                <draw:g>
                  <svg:desc>NoOptCC.B2:NoOptCC.B31</svg:desc>
                </draw:g>
              </table:table-cell>
              <table:table-cell office:value-type="float" office:value="55943587">
                <text:p>55943587</text:p>
                <draw:g>
                  <svg:desc>NoOptCC.C2:NoOptCC.C31</svg:desc>
                </draw:g>
              </table:table-cell>
              <table:table-cell office:value-type="float" office:value="58958369">
                <text:p>58958369</text:p>
                <draw:g>
                  <svg:desc>NoOptCC.D2:NoOptCC.D31</svg:desc>
                </draw:g>
              </table:table-cell>
              <table:table-cell office:value-type="float" office:value="93216836">
                <text:p>93216836</text:p>
                <draw:g>
                  <svg:desc>NoOptCC.E2:NoOptCC.E31</svg:desc>
                </draw:g>
              </table:table-cell>
              <table:table-cell office:value-type="float" office:value="91893172">
                <text:p>91893172</text:p>
                <draw:g>
                  <svg:desc>NoOptCC.F2:NoOptCC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072780">
                <text:p>95072780</text:p>
              </table:table-cell>
              <table:table-cell office:value-type="float" office:value="48061809">
                <text:p>48061809</text:p>
              </table:table-cell>
              <table:table-cell office:value-type="float" office:value="56969841">
                <text:p>56969841</text:p>
              </table:table-cell>
              <table:table-cell office:value-type="float" office:value="59573274">
                <text:p>59573274</text:p>
              </table:table-cell>
              <table:table-cell office:value-type="float" office:value="96095858">
                <text:p>96095858</text:p>
              </table:table-cell>
              <table:table-cell office:value-type="float" office:value="93448086">
                <text:p>93448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826339">
                <text:p>96826339</text:p>
              </table:table-cell>
              <table:table-cell office:value-type="float" office:value="105512448">
                <text:p>105512448</text:p>
              </table:table-cell>
              <table:table-cell office:value-type="float" office:value="58154745">
                <text:p>58154745</text:p>
              </table:table-cell>
              <table:table-cell office:value-type="float" office:value="60444135">
                <text:p>60444135</text:p>
              </table:table-cell>
              <table:table-cell office:value-type="float" office:value="99031336">
                <text:p>99031336</text:p>
              </table:table-cell>
              <table:table-cell office:value-type="float" office:value="93908238">
                <text:p>93908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063152">
                <text:p>97063152</text:p>
              </table:table-cell>
              <table:table-cell office:value-type="float" office:value="106767916">
                <text:p>106767916</text:p>
              </table:table-cell>
              <table:table-cell office:value-type="float" office:value="59455009">
                <text:p>59455009</text:p>
              </table:table-cell>
              <table:table-cell office:value-type="float" office:value="65079788">
                <text:p>65079788</text:p>
              </table:table-cell>
              <table:table-cell office:value-type="float" office:value="103265573">
                <text:p>103265573</text:p>
              </table:table-cell>
              <table:table-cell office:value-type="float" office:value="94962225">
                <text:p>94962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039909">
                <text:p>98039909</text:p>
              </table:table-cell>
              <table:table-cell office:value-type="float" office:value="106970883">
                <text:p>106970883</text:p>
              </table:table-cell>
              <table:table-cell office:value-type="float" office:value="61523652">
                <text:p>61523652</text:p>
              </table:table-cell>
              <table:table-cell office:value-type="float" office:value="65633488">
                <text:p>65633488</text:p>
              </table:table-cell>
              <table:table-cell office:value-type="float" office:value="104555612">
                <text:p>104555612</text:p>
              </table:table-cell>
              <table:table-cell office:value-type="float" office:value="94997465">
                <text:p>94997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300446">
                <text:p>101300446</text:p>
              </table:table-cell>
              <table:table-cell office:value-type="float" office:value="108148086">
                <text:p>108148086</text:p>
              </table:table-cell>
              <table:table-cell office:value-type="float" office:value="61923883">
                <text:p>61923883</text:p>
              </table:table-cell>
              <table:table-cell office:value-type="float" office:value="68164104">
                <text:p>68164104</text:p>
              </table:table-cell>
              <table:table-cell office:value-type="float" office:value="105505602">
                <text:p>105505602</text:p>
              </table:table-cell>
              <table:table-cell office:value-type="float" office:value="95717698">
                <text:p>95717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514125">
                <text:p>102514125</text:p>
              </table:table-cell>
              <table:table-cell office:value-type="float" office:value="109972726">
                <text:p>109972726</text:p>
              </table:table-cell>
              <table:table-cell office:value-type="float" office:value="70645619">
                <text:p>70645619</text:p>
              </table:table-cell>
              <table:table-cell office:value-type="float" office:value="71636995">
                <text:p>71636995</text:p>
              </table:table-cell>
              <table:table-cell office:value-type="float" office:value="108267715">
                <text:p>108267715</text:p>
              </table:table-cell>
              <table:table-cell office:value-type="float" office:value="96558325">
                <text:p>96558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000376">
                <text:p>107000376</text:p>
              </table:table-cell>
              <table:table-cell office:value-type="float" office:value="110145123">
                <text:p>110145123</text:p>
              </table:table-cell>
              <table:table-cell office:value-type="float" office:value="75058384">
                <text:p>75058384</text:p>
              </table:table-cell>
              <table:table-cell office:value-type="float" office:value="81776659">
                <text:p>81776659</text:p>
              </table:table-cell>
              <table:table-cell office:value-type="float" office:value="108748526">
                <text:p>108748526</text:p>
              </table:table-cell>
              <table:table-cell office:value-type="float" office:value="97959335">
                <text:p>97959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947223">
                <text:p>108947223</text:p>
              </table:table-cell>
              <table:table-cell office:value-type="float" office:value="111188718">
                <text:p>111188718</text:p>
              </table:table-cell>
              <table:table-cell office:value-type="float" office:value="75125917">
                <text:p>75125917</text:p>
              </table:table-cell>
              <table:table-cell office:value-type="float" office:value="99446774">
                <text:p>99446774</text:p>
              </table:table-cell>
              <table:table-cell office:value-type="float" office:value="110399307">
                <text:p>110399307</text:p>
              </table:table-cell>
              <table:table-cell office:value-type="float" office:value="98076928">
                <text:p>980769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199877">
                <text:p>112199877</text:p>
              </table:table-cell>
              <table:table-cell office:value-type="float" office:value="111456723">
                <text:p>111456723</text:p>
              </table:table-cell>
              <table:table-cell office:value-type="float" office:value="75612921">
                <text:p>75612921</text:p>
              </table:table-cell>
              <table:table-cell office:value-type="float" office:value="100695500">
                <text:p>100695500</text:p>
              </table:table-cell>
              <table:table-cell office:value-type="float" office:value="110590059">
                <text:p>110590059</text:p>
              </table:table-cell>
              <table:table-cell office:value-type="float" office:value="99452670">
                <text:p>994526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493580">
                <text:p>113493580</text:p>
              </table:table-cell>
              <table:table-cell office:value-type="float" office:value="112034962">
                <text:p>112034962</text:p>
              </table:table-cell>
              <table:table-cell office:value-type="float" office:value="80315984">
                <text:p>80315984</text:p>
              </table:table-cell>
              <table:table-cell office:value-type="float" office:value="101546659">
                <text:p>101546659</text:p>
              </table:table-cell>
              <table:table-cell office:value-type="float" office:value="112353248">
                <text:p>112353248</text:p>
              </table:table-cell>
              <table:table-cell office:value-type="float" office:value="99803394">
                <text:p>998033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976166">
                <text:p>116976166</text:p>
              </table:table-cell>
              <table:table-cell office:value-type="float" office:value="114323124">
                <text:p>114323124</text:p>
              </table:table-cell>
              <table:table-cell office:value-type="float" office:value="81199343">
                <text:p>81199343</text:p>
              </table:table-cell>
              <table:table-cell office:value-type="float" office:value="101950790">
                <text:p>101950790</text:p>
              </table:table-cell>
              <table:table-cell office:value-type="float" office:value="113131021">
                <text:p>113131021</text:p>
              </table:table-cell>
              <table:table-cell office:value-type="float" office:value="99812592">
                <text:p>99812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969521">
                <text:p>118969521</text:p>
              </table:table-cell>
              <table:table-cell office:value-type="float" office:value="116183522">
                <text:p>116183522</text:p>
              </table:table-cell>
              <table:table-cell office:value-type="float" office:value="94747401">
                <text:p>94747401</text:p>
              </table:table-cell>
              <table:table-cell office:value-type="float" office:value="117069396">
                <text:p>117069396</text:p>
              </table:table-cell>
              <table:table-cell office:value-type="float" office:value="113453992">
                <text:p>113453992</text:p>
              </table:table-cell>
              <table:table-cell office:value-type="float" office:value="100134420">
                <text:p>1001344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145544">
                <text:p>119145544</text:p>
              </table:table-cell>
              <table:table-cell office:value-type="float" office:value="116342640">
                <text:p>116342640</text:p>
              </table:table-cell>
              <table:table-cell office:value-type="float" office:value="99982229">
                <text:p>99982229</text:p>
              </table:table-cell>
              <table:table-cell office:value-type="float" office:value="117332753">
                <text:p>117332753</text:p>
              </table:table-cell>
              <table:table-cell office:value-type="float" office:value="114805993">
                <text:p>114805993</text:p>
              </table:table-cell>
              <table:table-cell office:value-type="float" office:value="100275609">
                <text:p>1002756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386240">
                <text:p>121386240</text:p>
              </table:table-cell>
              <table:table-cell office:value-type="float" office:value="117926990">
                <text:p>117926990</text:p>
              </table:table-cell>
              <table:table-cell office:value-type="float" office:value="102755994">
                <text:p>102755994</text:p>
              </table:table-cell>
              <table:table-cell office:value-type="float" office:value="117812677">
                <text:p>117812677</text:p>
              </table:table-cell>
              <table:table-cell office:value-type="float" office:value="115033404">
                <text:p>115033404</text:p>
              </table:table-cell>
              <table:table-cell office:value-type="float" office:value="100484031">
                <text:p>100484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846332">
                <text:p>121846332</text:p>
              </table:table-cell>
              <table:table-cell office:value-type="float" office:value="118462446">
                <text:p>118462446</text:p>
              </table:table-cell>
              <table:table-cell office:value-type="float" office:value="104424735">
                <text:p>104424735</text:p>
              </table:table-cell>
              <table:table-cell office:value-type="float" office:value="117816382">
                <text:p>117816382</text:p>
              </table:table-cell>
              <table:table-cell office:value-type="float" office:value="115633996">
                <text:p>115633996</text:p>
              </table:table-cell>
              <table:table-cell office:value-type="float" office:value="100949805">
                <text:p>100949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2225611">
                <text:p>122225611</text:p>
              </table:table-cell>
              <table:table-cell office:value-type="float" office:value="119531732">
                <text:p>119531732</text:p>
              </table:table-cell>
              <table:table-cell office:value-type="float" office:value="105821729">
                <text:p>105821729</text:p>
              </table:table-cell>
              <table:table-cell office:value-type="float" office:value="118763324">
                <text:p>118763324</text:p>
              </table:table-cell>
              <table:table-cell office:value-type="float" office:value="116220557">
                <text:p>116220557</text:p>
              </table:table-cell>
              <table:table-cell office:value-type="float" office:value="101456450">
                <text:p>1014564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2885102">
                <text:p>122885102</text:p>
              </table:table-cell>
              <table:table-cell office:value-type="float" office:value="120970794">
                <text:p>120970794</text:p>
              </table:table-cell>
              <table:table-cell office:value-type="float" office:value="106829862">
                <text:p>106829862</text:p>
              </table:table-cell>
              <table:table-cell office:value-type="float" office:value="128724714">
                <text:p>128724714</text:p>
              </table:table-cell>
              <table:table-cell office:value-type="float" office:value="117023213">
                <text:p>117023213</text:p>
              </table:table-cell>
              <table:table-cell office:value-type="float" office:value="102070510">
                <text:p>1020705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880254">
                <text:p>123880254</text:p>
              </table:table-cell>
              <table:table-cell office:value-type="float" office:value="124515807">
                <text:p>124515807</text:p>
              </table:table-cell>
              <table:table-cell office:value-type="float" office:value="107017452">
                <text:p>107017452</text:p>
              </table:table-cell>
              <table:table-cell office:value-type="float" office:value="131052613">
                <text:p>131052613</text:p>
              </table:table-cell>
              <table:table-cell office:value-type="float" office:value="118515847">
                <text:p>118515847</text:p>
              </table:table-cell>
              <table:table-cell office:value-type="float" office:value="102860704">
                <text:p>1028607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695507">
                <text:p>128695507</text:p>
              </table:table-cell>
              <table:table-cell office:value-type="float" office:value="125626049">
                <text:p>125626049</text:p>
              </table:table-cell>
              <table:table-cell office:value-type="float" office:value="107033447">
                <text:p>107033447</text:p>
              </table:table-cell>
              <table:table-cell office:value-type="float" office:value="131742500">
                <text:p>131742500</text:p>
              </table:table-cell>
              <table:table-cell office:value-type="float" office:value="118595587">
                <text:p>118595587</text:p>
              </table:table-cell>
              <table:table-cell office:value-type="float" office:value="121099383">
                <text:p>1210993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700677">
                <text:p>128700677</text:p>
              </table:table-cell>
              <table:table-cell office:value-type="float" office:value="126500485">
                <text:p>126500485</text:p>
              </table:table-cell>
              <table:table-cell office:value-type="float" office:value="108565540">
                <text:p>108565540</text:p>
              </table:table-cell>
              <table:table-cell office:value-type="float" office:value="132284928">
                <text:p>132284928</text:p>
              </table:table-cell>
              <table:table-cell office:value-type="float" office:value="119644949">
                <text:p>119644949</text:p>
              </table:table-cell>
              <table:table-cell office:value-type="float" office:value="122298267">
                <text:p>1222982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9119610">
                <text:p>129119610</text:p>
              </table:table-cell>
              <table:table-cell office:value-type="float" office:value="126686771">
                <text:p>126686771</text:p>
              </table:table-cell>
              <table:table-cell office:value-type="float" office:value="108912038">
                <text:p>108912038</text:p>
              </table:table-cell>
              <table:table-cell office:value-type="float" office:value="132501552">
                <text:p>132501552</text:p>
              </table:table-cell>
              <table:table-cell office:value-type="float" office:value="121062078">
                <text:p>121062078</text:p>
              </table:table-cell>
              <table:table-cell office:value-type="float" office:value="122803530">
                <text:p>1228035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140649">
                <text:p>129140649</text:p>
              </table:table-cell>
              <table:table-cell office:value-type="float" office:value="127183600">
                <text:p>127183600</text:p>
              </table:table-cell>
              <table:table-cell office:value-type="float" office:value="109283117">
                <text:p>109283117</text:p>
              </table:table-cell>
              <table:table-cell office:value-type="float" office:value="134355715">
                <text:p>134355715</text:p>
              </table:table-cell>
              <table:table-cell office:value-type="float" office:value="121112660">
                <text:p>121112660</text:p>
              </table:table-cell>
              <table:table-cell office:value-type="float" office:value="123498555">
                <text:p>1234985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9749556">
                <text:p>129749556</text:p>
              </table:table-cell>
              <table:table-cell office:value-type="float" office:value="127762581">
                <text:p>127762581</text:p>
              </table:table-cell>
              <table:table-cell office:value-type="float" office:value="109431621">
                <text:p>109431621</text:p>
              </table:table-cell>
              <table:table-cell office:value-type="float" office:value="134418659">
                <text:p>134418659</text:p>
              </table:table-cell>
              <table:table-cell office:value-type="float" office:value="122121039">
                <text:p>122121039</text:p>
              </table:table-cell>
              <table:table-cell office:value-type="float" office:value="125440054">
                <text:p>1254400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517475">
                <text:p>130517475</text:p>
              </table:table-cell>
              <table:table-cell office:value-type="float" office:value="128140380">
                <text:p>128140380</text:p>
              </table:table-cell>
              <table:table-cell office:value-type="float" office:value="111431295">
                <text:p>111431295</text:p>
              </table:table-cell>
              <table:table-cell office:value-type="float" office:value="142508312">
                <text:p>142508312</text:p>
              </table:table-cell>
              <table:table-cell office:value-type="float" office:value="122325342">
                <text:p>122325342</text:p>
              </table:table-cell>
              <table:table-cell office:value-type="float" office:value="126309251">
                <text:p>1263092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1408084">
                <text:p>131408084</text:p>
              </table:table-cell>
              <table:table-cell office:value-type="float" office:value="128306708">
                <text:p>128306708</text:p>
              </table:table-cell>
              <table:table-cell office:value-type="float" office:value="124408300">
                <text:p>124408300</text:p>
              </table:table-cell>
              <table:table-cell office:value-type="float" office:value="147351676">
                <text:p>147351676</text:p>
              </table:table-cell>
              <table:table-cell office:value-type="float" office:value="123283795">
                <text:p>123283795</text:p>
              </table:table-cell>
              <table:table-cell office:value-type="float" office:value="126393306">
                <text:p>126393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720152">
                <text:p>135720152</text:p>
              </table:table-cell>
              <table:table-cell office:value-type="float" office:value="130135249">
                <text:p>130135249</text:p>
              </table:table-cell>
              <table:table-cell office:value-type="float" office:value="132154053">
                <text:p>132154053</text:p>
              </table:table-cell>
              <table:table-cell office:value-type="float" office:value="153593088">
                <text:p>153593088</text:p>
              </table:table-cell>
              <table:table-cell office:value-type="float" office:value="125238291">
                <text:p>125238291</text:p>
              </table:table-cell>
              <table:table-cell office:value-type="float" office:value="126814592">
                <text:p>126814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940969">
                <text:p>138940969</text:p>
              </table:table-cell>
              <table:table-cell office:value-type="float" office:value="130253181">
                <text:p>130253181</text:p>
              </table:table-cell>
              <table:table-cell office:value-type="float" office:value="138555314">
                <text:p>138555314</text:p>
              </table:table-cell>
              <table:table-cell office:value-type="float" office:value="157885194">
                <text:p>157885194</text:p>
              </table:table-cell>
              <table:table-cell office:value-type="float" office:value="125591037">
                <text:p>125591037</text:p>
              </table:table-cell>
              <table:table-cell office:value-type="float" office:value="127759281">
                <text:p>1277592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9163876">
                <text:p>139163876</text:p>
              </table:table-cell>
              <table:table-cell office:value-type="float" office:value="132840241">
                <text:p>132840241</text:p>
              </table:table-cell>
              <table:table-cell office:value-type="float" office:value="144469964">
                <text:p>144469964</text:p>
              </table:table-cell>
              <table:table-cell office:value-type="float" office:value="158217526">
                <text:p>158217526</text:p>
              </table:table-cell>
              <table:table-cell office:value-type="float" office:value="125804369">
                <text:p>125804369</text:p>
              </table:table-cell>
              <table:table-cell office:value-type="float" office:value="127953298">
                <text:p>127953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9206277">
                <text:p>139206277</text:p>
              </table:table-cell>
              <table:table-cell office:value-type="float" office:value="132990111">
                <text:p>132990111</text:p>
              </table:table-cell>
              <table:table-cell office:value-type="float" office:value="158883787">
                <text:p>158883787</text:p>
              </table:table-cell>
              <table:table-cell office:value-type="float" office:value="162035416">
                <text:p>162035416</text:p>
              </table:table-cell>
              <table:table-cell office:value-type="float" office:value="126131269">
                <text:p>126131269</text:p>
              </table:table-cell>
              <table:table-cell office:value-type="float" office:value="128022840">
                <text:p>1280228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49cm" svg:height="8.991cm" xlink:href=".." xlink:type="simple" chart:class="chart:line" chart:style-name="ch1">
        <chart:legend chart:legend-position="end" svg:x="26.329cm" svg:y="2.951cm" style:legend-expansion="high" chart:style-name="ch2"/>
        <chart:plot-area chart:style-name="ch3" table:cell-range-address="NoOptSC.A1:NoOptSC.F31" chart:data-source-has-labels="row" svg:x="1.012cm" svg:y="0.851cm" svg:width="24.193cm" svg:height="7.541cm">
          <chartooo:coordinate-region svg:x="3.029cm" svg:y="1.051cm" svg:width="21.976cm" svg:height="6.6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oOptSC.A2:NoOptSC.A31" chart:label-cell-address="NoOptSC.A1:NoOptSC.A1" chart:class="chart:line">
            <chart:data-point chart:repeated="30"/>
          </chart:series>
          <chart:series chart:style-name="ch8" chart:values-cell-range-address="NoOptSC.B2:NoOptSC.B31" chart:label-cell-address="NoOptSC.B1:NoOptSC.B1" chart:class="chart:line">
            <chart:data-point chart:repeated="30"/>
          </chart:series>
          <chart:series chart:style-name="ch9" chart:values-cell-range-address="NoOptSC.C2:NoOptSC.C31" chart:label-cell-address="NoOptSC.C1:NoOptSC.C1" chart:class="chart:line">
            <chart:data-point chart:repeated="30"/>
          </chart:series>
          <chart:series chart:style-name="ch10" chart:values-cell-range-address="NoOptSC.D2:NoOptSC.D31" chart:label-cell-address="NoOptSC.D1:NoOptSC.D1" chart:class="chart:line">
            <chart:data-point chart:repeated="30"/>
          </chart:series>
          <chart:series chart:style-name="ch11" chart:values-cell-range-address="NoOptSC.E2:NoOptSC.E31" chart:label-cell-address="NoOptSC.E1:NoOptSC.E1" chart:class="chart:line">
            <chart:data-point chart:repeated="30"/>
          </chart:series>
          <chart:series chart:style-name="ch12" chart:values-cell-range-address="NoOptSC.F2:NoOptSC.F31" chart:label-cell-address="NoOptSC.F1:NoOptSC.F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NoOptSC.A1:NoOptSC.A1</svg:desc>
                </draw:g>
              </table:table-cell>
              <table:table-cell office:value-type="string">
                <text:p>O2</text:p>
                <draw:g>
                  <svg:desc>NoOptSC.B1:NoOptSC.B1</svg:desc>
                </draw:g>
              </table:table-cell>
              <table:table-cell office:value-type="string">
                <text:p>I1</text:p>
                <draw:g>
                  <svg:desc>NoOptSC.C1:NoOptSC.C1</svg:desc>
                </draw:g>
              </table:table-cell>
              <table:table-cell office:value-type="string">
                <text:p>I2</text:p>
                <draw:g>
                  <svg:desc>NoOptSC.D1:NoOptSC.D1</svg:desc>
                </draw:g>
              </table:table-cell>
              <table:table-cell office:value-type="string">
                <text:p>I3</text:p>
                <draw:g>
                  <svg:desc>NoOptSC.E1:NoOptSC.E1</svg:desc>
                </draw:g>
              </table:table-cell>
              <table:table-cell office:value-type="string">
                <text:p>I4</text:p>
                <draw:g>
                  <svg:desc>NoOptSC.F1:NoOptSC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376159">
                <text:p>90376159</text:p>
                <draw:g>
                  <svg:desc>NoOptSC.A2:NoOptSC.A31</svg:desc>
                </draw:g>
              </table:table-cell>
              <table:table-cell office:value-type="float" office:value="94163039">
                <text:p>94163039</text:p>
                <draw:g>
                  <svg:desc>NoOptSC.B2:NoOptSC.B31</svg:desc>
                </draw:g>
              </table:table-cell>
              <table:table-cell office:value-type="float" office:value="110755624">
                <text:p>110755624</text:p>
                <draw:g>
                  <svg:desc>NoOptSC.C2:NoOptSC.C31</svg:desc>
                </draw:g>
              </table:table-cell>
              <table:table-cell office:value-type="float" office:value="114114637">
                <text:p>114114637</text:p>
                <draw:g>
                  <svg:desc>NoOptSC.D2:NoOptSC.D31</svg:desc>
                </draw:g>
              </table:table-cell>
              <table:table-cell office:value-type="float" office:value="102905621">
                <text:p>102905621</text:p>
                <draw:g>
                  <svg:desc>NoOptSC.E2:NoOptSC.E31</svg:desc>
                </draw:g>
              </table:table-cell>
              <table:table-cell office:value-type="float" office:value="109398210">
                <text:p>109398210</text:p>
                <draw:g>
                  <svg:desc>NoOptSC.F2:NoOptSC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478828">
                <text:p>105478828</text:p>
              </table:table-cell>
              <table:table-cell office:value-type="float" office:value="94175077">
                <text:p>94175077</text:p>
              </table:table-cell>
              <table:table-cell office:value-type="float" office:value="110755885">
                <text:p>110755885</text:p>
              </table:table-cell>
              <table:table-cell office:value-type="float" office:value="114161083">
                <text:p>114161083</text:p>
              </table:table-cell>
              <table:table-cell office:value-type="float" office:value="121824147">
                <text:p>121824147</text:p>
              </table:table-cell>
              <table:table-cell office:value-type="float" office:value="112315771">
                <text:p>112315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212829">
                <text:p>107212829</text:p>
              </table:table-cell>
              <table:table-cell office:value-type="float" office:value="94243438">
                <text:p>94243438</text:p>
              </table:table-cell>
              <table:table-cell office:value-type="float" office:value="110760102">
                <text:p>110760102</text:p>
              </table:table-cell>
              <table:table-cell office:value-type="float" office:value="114805399">
                <text:p>114805399</text:p>
              </table:table-cell>
              <table:table-cell office:value-type="float" office:value="121904865">
                <text:p>121904865</text:p>
              </table:table-cell>
              <table:table-cell office:value-type="float" office:value="114024074">
                <text:p>114024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682210">
                <text:p>107682210</text:p>
              </table:table-cell>
              <table:table-cell office:value-type="float" office:value="94358207">
                <text:p>94358207</text:p>
              </table:table-cell>
              <table:table-cell office:value-type="float" office:value="110771674">
                <text:p>110771674</text:p>
              </table:table-cell>
              <table:table-cell office:value-type="float" office:value="114869550">
                <text:p>114869550</text:p>
              </table:table-cell>
              <table:table-cell office:value-type="float" office:value="122000261">
                <text:p>122000261</text:p>
              </table:table-cell>
              <table:table-cell office:value-type="float" office:value="114059980">
                <text:p>1140599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787252">
                <text:p>107787252</text:p>
              </table:table-cell>
              <table:table-cell office:value-type="float" office:value="94405961">
                <text:p>94405961</text:p>
              </table:table-cell>
              <table:table-cell office:value-type="float" office:value="110773762">
                <text:p>110773762</text:p>
              </table:table-cell>
              <table:table-cell office:value-type="float" office:value="114993068">
                <text:p>114993068</text:p>
              </table:table-cell>
              <table:table-cell office:value-type="float" office:value="122001889">
                <text:p>122001889</text:p>
              </table:table-cell>
              <table:table-cell office:value-type="float" office:value="114082807">
                <text:p>114082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801648">
                <text:p>107801648</text:p>
              </table:table-cell>
              <table:table-cell office:value-type="float" office:value="94482469">
                <text:p>94482469</text:p>
              </table:table-cell>
              <table:table-cell office:value-type="float" office:value="110774217">
                <text:p>110774217</text:p>
              </table:table-cell>
              <table:table-cell office:value-type="float" office:value="115306911">
                <text:p>115306911</text:p>
              </table:table-cell>
              <table:table-cell office:value-type="float" office:value="122002072">
                <text:p>122002072</text:p>
              </table:table-cell>
              <table:table-cell office:value-type="float" office:value="114091853">
                <text:p>114091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943540">
                <text:p>107943540</text:p>
              </table:table-cell>
              <table:table-cell office:value-type="float" office:value="94518825">
                <text:p>94518825</text:p>
              </table:table-cell>
              <table:table-cell office:value-type="float" office:value="110785940">
                <text:p>110785940</text:p>
              </table:table-cell>
              <table:table-cell office:value-type="float" office:value="119230822">
                <text:p>119230822</text:p>
              </table:table-cell>
              <table:table-cell office:value-type="float" office:value="122503080">
                <text:p>122503080</text:p>
              </table:table-cell>
              <table:table-cell office:value-type="float" office:value="114188800">
                <text:p>1141888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000310">
                <text:p>108000310</text:p>
              </table:table-cell>
              <table:table-cell office:value-type="float" office:value="94528700">
                <text:p>94528700</text:p>
              </table:table-cell>
              <table:table-cell office:value-type="float" office:value="110795087">
                <text:p>110795087</text:p>
              </table:table-cell>
              <table:table-cell office:value-type="float" office:value="119465372">
                <text:p>119465372</text:p>
              </table:table-cell>
              <table:table-cell office:value-type="float" office:value="122512959">
                <text:p>122512959</text:p>
              </table:table-cell>
              <table:table-cell office:value-type="float" office:value="114430386">
                <text:p>1144303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201155">
                <text:p>108201155</text:p>
              </table:table-cell>
              <table:table-cell office:value-type="float" office:value="94728950">
                <text:p>94728950</text:p>
              </table:table-cell>
              <table:table-cell office:value-type="float" office:value="110795587">
                <text:p>110795587</text:p>
              </table:table-cell>
              <table:table-cell office:value-type="float" office:value="119602060">
                <text:p>119602060</text:p>
              </table:table-cell>
              <table:table-cell office:value-type="float" office:value="122606096">
                <text:p>122606096</text:p>
              </table:table-cell>
              <table:table-cell office:value-type="float" office:value="118244754">
                <text:p>1182447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211697">
                <text:p>108211697</text:p>
              </table:table-cell>
              <table:table-cell office:value-type="float" office:value="94744644">
                <text:p>94744644</text:p>
              </table:table-cell>
              <table:table-cell office:value-type="float" office:value="110832292">
                <text:p>110832292</text:p>
              </table:table-cell>
              <table:table-cell office:value-type="float" office:value="120074137">
                <text:p>120074137</text:p>
              </table:table-cell>
              <table:table-cell office:value-type="float" office:value="122742147">
                <text:p>122742147</text:p>
              </table:table-cell>
              <table:table-cell office:value-type="float" office:value="118702693">
                <text:p>1187026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286723">
                <text:p>108286723</text:p>
              </table:table-cell>
              <table:table-cell office:value-type="float" office:value="94746945">
                <text:p>94746945</text:p>
              </table:table-cell>
              <table:table-cell office:value-type="float" office:value="110844084">
                <text:p>110844084</text:p>
              </table:table-cell>
              <table:table-cell office:value-type="float" office:value="120217740">
                <text:p>120217740</text:p>
              </table:table-cell>
              <table:table-cell office:value-type="float" office:value="122960618">
                <text:p>122960618</text:p>
              </table:table-cell>
              <table:table-cell office:value-type="float" office:value="118916936">
                <text:p>118916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308031">
                <text:p>108308031</text:p>
              </table:table-cell>
              <table:table-cell office:value-type="float" office:value="94753974">
                <text:p>94753974</text:p>
              </table:table-cell>
              <table:table-cell office:value-type="float" office:value="112680725">
                <text:p>112680725</text:p>
              </table:table-cell>
              <table:table-cell office:value-type="float" office:value="120248953">
                <text:p>120248953</text:p>
              </table:table-cell>
              <table:table-cell office:value-type="float" office:value="122963406">
                <text:p>122963406</text:p>
              </table:table-cell>
              <table:table-cell office:value-type="float" office:value="118997062">
                <text:p>1189970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326267">
                <text:p>108326267</text:p>
              </table:table-cell>
              <table:table-cell office:value-type="float" office:value="94818236">
                <text:p>94818236</text:p>
              </table:table-cell>
              <table:table-cell office:value-type="float" office:value="112719977">
                <text:p>112719977</text:p>
              </table:table-cell>
              <table:table-cell office:value-type="float" office:value="120443011">
                <text:p>120443011</text:p>
              </table:table-cell>
              <table:table-cell office:value-type="float" office:value="128094804">
                <text:p>128094804</text:p>
              </table:table-cell>
              <table:table-cell office:value-type="float" office:value="119076071">
                <text:p>119076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350677">
                <text:p>108350677</text:p>
              </table:table-cell>
              <table:table-cell office:value-type="float" office:value="95041285">
                <text:p>95041285</text:p>
              </table:table-cell>
              <table:table-cell office:value-type="float" office:value="112751965">
                <text:p>112751965</text:p>
              </table:table-cell>
              <table:table-cell office:value-type="float" office:value="120451757">
                <text:p>120451757</text:p>
              </table:table-cell>
              <table:table-cell office:value-type="float" office:value="128245518">
                <text:p>128245518</text:p>
              </table:table-cell>
              <table:table-cell office:value-type="float" office:value="119108669">
                <text:p>119108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411041">
                <text:p>108411041</text:p>
              </table:table-cell>
              <table:table-cell office:value-type="float" office:value="95161172">
                <text:p>95161172</text:p>
              </table:table-cell>
              <table:table-cell office:value-type="float" office:value="112791552">
                <text:p>112791552</text:p>
              </table:table-cell>
              <table:table-cell office:value-type="float" office:value="120473848">
                <text:p>120473848</text:p>
              </table:table-cell>
              <table:table-cell office:value-type="float" office:value="128504693">
                <text:p>128504693</text:p>
              </table:table-cell>
              <table:table-cell office:value-type="float" office:value="119136697">
                <text:p>1191366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496891">
                <text:p>108496891</text:p>
              </table:table-cell>
              <table:table-cell office:value-type="float" office:value="95169965">
                <text:p>95169965</text:p>
              </table:table-cell>
              <table:table-cell office:value-type="float" office:value="112870015">
                <text:p>112870015</text:p>
              </table:table-cell>
              <table:table-cell office:value-type="float" office:value="120474828">
                <text:p>120474828</text:p>
              </table:table-cell>
              <table:table-cell office:value-type="float" office:value="128752483">
                <text:p>128752483</text:p>
              </table:table-cell>
              <table:table-cell office:value-type="float" office:value="119247974">
                <text:p>119247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505151">
                <text:p>108505151</text:p>
              </table:table-cell>
              <table:table-cell office:value-type="float" office:value="95208315">
                <text:p>95208315</text:p>
              </table:table-cell>
              <table:table-cell office:value-type="float" office:value="112940786">
                <text:p>112940786</text:p>
              </table:table-cell>
              <table:table-cell office:value-type="float" office:value="120592445">
                <text:p>120592445</text:p>
              </table:table-cell>
              <table:table-cell office:value-type="float" office:value="128766567">
                <text:p>128766567</text:p>
              </table:table-cell>
              <table:table-cell office:value-type="float" office:value="119272480">
                <text:p>1192724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35714">
                <text:p>108535714</text:p>
              </table:table-cell>
              <table:table-cell office:value-type="float" office:value="95229607">
                <text:p>95229607</text:p>
              </table:table-cell>
              <table:table-cell office:value-type="float" office:value="112949481">
                <text:p>112949481</text:p>
              </table:table-cell>
              <table:table-cell office:value-type="float" office:value="120649114">
                <text:p>120649114</text:p>
              </table:table-cell>
              <table:table-cell office:value-type="float" office:value="128797612">
                <text:p>128797612</text:p>
              </table:table-cell>
              <table:table-cell office:value-type="float" office:value="119376964">
                <text:p>119376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646561">
                <text:p>108646561</text:p>
              </table:table-cell>
              <table:table-cell office:value-type="float" office:value="95236805">
                <text:p>95236805</text:p>
              </table:table-cell>
              <table:table-cell office:value-type="float" office:value="113015074">
                <text:p>113015074</text:p>
              </table:table-cell>
              <table:table-cell office:value-type="float" office:value="120679168">
                <text:p>120679168</text:p>
              </table:table-cell>
              <table:table-cell office:value-type="float" office:value="128810138">
                <text:p>128810138</text:p>
              </table:table-cell>
              <table:table-cell office:value-type="float" office:value="119400719">
                <text:p>119400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8793089">
                <text:p>108793089</text:p>
              </table:table-cell>
              <table:table-cell office:value-type="float" office:value="95255834">
                <text:p>95255834</text:p>
              </table:table-cell>
              <table:table-cell office:value-type="float" office:value="113543637">
                <text:p>113543637</text:p>
              </table:table-cell>
              <table:table-cell office:value-type="float" office:value="120740875">
                <text:p>120740875</text:p>
              </table:table-cell>
              <table:table-cell office:value-type="float" office:value="128834407">
                <text:p>128834407</text:p>
              </table:table-cell>
              <table:table-cell office:value-type="float" office:value="119535413">
                <text:p>119535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804374">
                <text:p>108804374</text:p>
              </table:table-cell>
              <table:table-cell office:value-type="float" office:value="95284050">
                <text:p>95284050</text:p>
              </table:table-cell>
              <table:table-cell office:value-type="float" office:value="113558195">
                <text:p>113558195</text:p>
              </table:table-cell>
              <table:table-cell office:value-type="float" office:value="120796461">
                <text:p>120796461</text:p>
              </table:table-cell>
              <table:table-cell office:value-type="float" office:value="128898811">
                <text:p>128898811</text:p>
              </table:table-cell>
              <table:table-cell office:value-type="float" office:value="119538613">
                <text:p>119538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8836906">
                <text:p>108836906</text:p>
              </table:table-cell>
              <table:table-cell office:value-type="float" office:value="95316956">
                <text:p>95316956</text:p>
              </table:table-cell>
              <table:table-cell office:value-type="float" office:value="113599883">
                <text:p>113599883</text:p>
              </table:table-cell>
              <table:table-cell office:value-type="float" office:value="120827676">
                <text:p>120827676</text:p>
              </table:table-cell>
              <table:table-cell office:value-type="float" office:value="129096670">
                <text:p>129096670</text:p>
              </table:table-cell>
              <table:table-cell office:value-type="float" office:value="119566438">
                <text:p>119566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860536">
                <text:p>108860536</text:p>
              </table:table-cell>
              <table:table-cell office:value-type="float" office:value="95673862">
                <text:p>95673862</text:p>
              </table:table-cell>
              <table:table-cell office:value-type="float" office:value="113603906">
                <text:p>113603906</text:p>
              </table:table-cell>
              <table:table-cell office:value-type="float" office:value="120832666">
                <text:p>120832666</text:p>
              </table:table-cell>
              <table:table-cell office:value-type="float" office:value="129293857">
                <text:p>129293857</text:p>
              </table:table-cell>
              <table:table-cell office:value-type="float" office:value="119628388">
                <text:p>1196283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9993578">
                <text:p>109993578</text:p>
              </table:table-cell>
              <table:table-cell office:value-type="float" office:value="95928969">
                <text:p>95928969</text:p>
              </table:table-cell>
              <table:table-cell office:value-type="float" office:value="113627859">
                <text:p>113627859</text:p>
              </table:table-cell>
              <table:table-cell office:value-type="float" office:value="120863165">
                <text:p>120863165</text:p>
              </table:table-cell>
              <table:table-cell office:value-type="float" office:value="129448009">
                <text:p>129448009</text:p>
              </table:table-cell>
              <table:table-cell office:value-type="float" office:value="119666388">
                <text:p>1196663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080306">
                <text:p>111080306</text:p>
              </table:table-cell>
              <table:table-cell office:value-type="float" office:value="95941514">
                <text:p>95941514</text:p>
              </table:table-cell>
              <table:table-cell office:value-type="float" office:value="113689716">
                <text:p>113689716</text:p>
              </table:table-cell>
              <table:table-cell office:value-type="float" office:value="120934985">
                <text:p>120934985</text:p>
              </table:table-cell>
              <table:table-cell office:value-type="float" office:value="129465156">
                <text:p>129465156</text:p>
              </table:table-cell>
              <table:table-cell office:value-type="float" office:value="119678722">
                <text:p>1196787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1106654">
                <text:p>111106654</text:p>
              </table:table-cell>
              <table:table-cell office:value-type="float" office:value="95970239">
                <text:p>95970239</text:p>
              </table:table-cell>
              <table:table-cell office:value-type="float" office:value="113860986">
                <text:p>113860986</text:p>
              </table:table-cell>
              <table:table-cell office:value-type="float" office:value="121103586">
                <text:p>121103586</text:p>
              </table:table-cell>
              <table:table-cell office:value-type="float" office:value="129521371">
                <text:p>129521371</text:p>
              </table:table-cell>
              <table:table-cell office:value-type="float" office:value="119712835">
                <text:p>1197128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1421767">
                <text:p>111421767</text:p>
              </table:table-cell>
              <table:table-cell office:value-type="float" office:value="95990609">
                <text:p>95990609</text:p>
              </table:table-cell>
              <table:table-cell office:value-type="float" office:value="113970654">
                <text:p>113970654</text:p>
              </table:table-cell>
              <table:table-cell office:value-type="float" office:value="121126538">
                <text:p>121126538</text:p>
              </table:table-cell>
              <table:table-cell office:value-type="float" office:value="129526935">
                <text:p>129526935</text:p>
              </table:table-cell>
              <table:table-cell office:value-type="float" office:value="119740680">
                <text:p>1197406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1828067">
                <text:p>111828067</text:p>
              </table:table-cell>
              <table:table-cell office:value-type="float" office:value="96109501">
                <text:p>96109501</text:p>
              </table:table-cell>
              <table:table-cell office:value-type="float" office:value="114043774">
                <text:p>114043774</text:p>
              </table:table-cell>
              <table:table-cell office:value-type="float" office:value="121145963">
                <text:p>121145963</text:p>
              </table:table-cell>
              <table:table-cell office:value-type="float" office:value="129724845">
                <text:p>129724845</text:p>
              </table:table-cell>
              <table:table-cell office:value-type="float" office:value="119799630">
                <text:p>1197996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363755">
                <text:p>112363755</text:p>
              </table:table-cell>
              <table:table-cell office:value-type="float" office:value="100435210">
                <text:p>100435210</text:p>
              </table:table-cell>
              <table:table-cell office:value-type="float" office:value="114127614">
                <text:p>114127614</text:p>
              </table:table-cell>
              <table:table-cell office:value-type="float" office:value="121216488">
                <text:p>121216488</text:p>
              </table:table-cell>
              <table:table-cell office:value-type="float" office:value="130074920">
                <text:p>130074920</text:p>
              </table:table-cell>
              <table:table-cell office:value-type="float" office:value="119817594">
                <text:p>1198175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808226">
                <text:p>112808226</text:p>
              </table:table-cell>
              <table:table-cell office:value-type="float" office:value="101230142">
                <text:p>101230142</text:p>
              </table:table-cell>
              <table:table-cell office:value-type="float" office:value="122976901">
                <text:p>122976901</text:p>
              </table:table-cell>
              <table:table-cell office:value-type="float" office:value="123158401">
                <text:p>123158401</text:p>
              </table:table-cell>
              <table:table-cell office:value-type="float" office:value="130078518">
                <text:p>130078518</text:p>
              </table:table-cell>
              <table:table-cell office:value-type="float" office:value="119936844">
                <text:p>1199368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